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02cm" table:align="margins"/>
    </style:style>
    <style:style style:name="Table1.A" style:family="table-column">
      <style:table-column-properties style:column-width="4.648cm" style:rel-column-width="16376*"/>
    </style:style>
    <style:style style:name="Table1.B" style:family="table-column">
      <style:table-column-properties style:column-width="4.65cm" style:rel-column-width="16383*"/>
    </style:style>
    <style:style style:name="Table1.D" style:family="table-column">
      <style:table-column-properties style:column-width="4.653cm" style:rel-column-width="16393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C1" style:family="table-cell">
      <style:table-cell-properties fo:padding="0cm" fo:border="none"/>
    </style:style>
    <style:style style:name="Table1.D1" style:family="table-cell">
      <style:table-cell-properties fo:padding="0cm" fo:border="none"/>
    </style:style>
    <style:style style:name="Taula1" style:family="table">
      <style:table-properties style:width="18.602cm" table:align="margins"/>
    </style:style>
    <style:style style:name="Taula1.A" style:family="table-column">
      <style:table-column-properties style:column-width="4.648cm" style:rel-column-width="16376*"/>
    </style:style>
    <style:style style:name="Taula1.B" style:family="table-column">
      <style:table-column-properties style:column-width="4.65cm" style:rel-column-width="16383*"/>
    </style:style>
    <style:style style:name="Taula1.D" style:family="table-column">
      <style:table-column-properties style:column-width="4.653cm" style:rel-column-width="16393*"/>
    </style:style>
    <style:style style:name="Taula1.A1" style:family="table-cell">
      <style:table-cell-properties fo:padding="0cm" fo:border="none"/>
    </style:style>
    <style:style style:name="Taula2" style:family="table">
      <style:table-properties style:width="18.602cm" table:align="margins"/>
    </style:style>
    <style:style style:name="Taula2.A" style:family="table-column">
      <style:table-column-properties style:column-width="4.648cm" style:rel-column-width="16376*"/>
    </style:style>
    <style:style style:name="Taula2.B" style:family="table-column">
      <style:table-column-properties style:column-width="4.65cm" style:rel-column-width="16383*"/>
    </style:style>
    <style:style style:name="Taula2.D" style:family="table-column">
      <style:table-column-properties style:column-width="4.653cm" style:rel-column-width="16393*"/>
    </style:style>
    <style:style style:name="Taula2.A1" style:family="table-cell">
      <style:table-cell-properties fo:padding="0cm" fo:border="none"/>
    </style:style>
    <style:style style:name="Taula3" style:family="table">
      <style:table-properties style:width="18.602cm" table:align="margins"/>
    </style:style>
    <style:style style:name="Taula3.A" style:family="table-column">
      <style:table-column-properties style:column-width="4.648cm" style:rel-column-width="16376*"/>
    </style:style>
    <style:style style:name="Taula3.B" style:family="table-column">
      <style:table-column-properties style:column-width="4.65cm" style:rel-column-width="16383*"/>
    </style:style>
    <style:style style:name="Taula3.D" style:family="table-column">
      <style:table-column-properties style:column-width="4.653cm" style:rel-column-width="16393*"/>
    </style:style>
    <style:style style:name="Taula3.A1" style:family="table-cell">
      <style:table-cell-properties fo:padding="0cm" fo:border="none"/>
    </style:style>
    <style:style style:name="Taula4" style:family="table">
      <style:table-properties style:width="18.602cm" table:align="margins"/>
    </style:style>
    <style:style style:name="Taula4.A" style:family="table-column">
      <style:table-column-properties style:column-width="4.648cm" style:rel-column-width="16376*"/>
    </style:style>
    <style:style style:name="Taula4.B" style:family="table-column">
      <style:table-column-properties style:column-width="4.65cm" style:rel-column-width="16383*"/>
    </style:style>
    <style:style style:name="Taula4.D" style:family="table-column">
      <style:table-column-properties style:column-width="4.653cm" style:rel-column-width="16393*"/>
    </style:style>
    <style:style style:name="Taula4.A1" style:family="table-cell">
      <style:table-cell-properties fo:padding="0cm" fo:border="none"/>
    </style:style>
    <style:style style:name="Taula5" style:family="table">
      <style:table-properties style:width="18.602cm" table:align="margins"/>
    </style:style>
    <style:style style:name="Taula5.A" style:family="table-column">
      <style:table-column-properties style:column-width="4.648cm" style:rel-column-width="16376*"/>
    </style:style>
    <style:style style:name="Taula5.B" style:family="table-column">
      <style:table-column-properties style:column-width="4.65cm" style:rel-column-width="16383*"/>
    </style:style>
    <style:style style:name="Taula5.D" style:family="table-column">
      <style:table-column-properties style:column-width="4.653cm" style:rel-column-width="16393*"/>
    </style:style>
    <style:style style:name="Taula5.A1" style:family="table-cell">
      <style:table-cell-properties fo:padding="0cm" fo:border="none"/>
    </style:style>
    <style:style style:name="Taula6" style:family="table">
      <style:table-properties style:width="18.602cm" table:align="margins"/>
    </style:style>
    <style:style style:name="Taula6.A" style:family="table-column">
      <style:table-column-properties style:column-width="4.648cm" style:rel-column-width="16376*"/>
    </style:style>
    <style:style style:name="Taula6.B" style:family="table-column">
      <style:table-column-properties style:column-width="4.65cm" style:rel-column-width="16383*"/>
    </style:style>
    <style:style style:name="Taula6.D" style:family="table-column">
      <style:table-column-properties style:column-width="4.653cm" style:rel-column-width="16393*"/>
    </style:style>
    <style:style style:name="Taula6.A1" style:family="table-cell">
      <style:table-cell-properties fo:padding="0cm" fo:border="none"/>
    </style:style>
    <style:style style:name="Taula7" style:family="table">
      <style:table-properties style:width="18.602cm" table:align="margins"/>
    </style:style>
    <style:style style:name="Taula7.A" style:family="table-column">
      <style:table-column-properties style:column-width="4.648cm" style:rel-column-width="16376*"/>
    </style:style>
    <style:style style:name="Taula7.B" style:family="table-column">
      <style:table-column-properties style:column-width="4.65cm" style:rel-column-width="16383*"/>
    </style:style>
    <style:style style:name="Taula7.D" style:family="table-column">
      <style:table-column-properties style:column-width="4.653cm" style:rel-column-width="16393*"/>
    </style:style>
    <style:style style:name="Taula7.A1" style:family="table-cell">
      <style:table-cell-properties fo:padding="0cm" fo:border="none"/>
    </style:style>
    <style:style style:name="Taula8" style:family="table">
      <style:table-properties style:width="18.602cm" table:align="margins"/>
    </style:style>
    <style:style style:name="Taula8.A" style:family="table-column">
      <style:table-column-properties style:column-width="4.648cm" style:rel-column-width="16376*"/>
    </style:style>
    <style:style style:name="Taula8.B" style:family="table-column">
      <style:table-column-properties style:column-width="4.65cm" style:rel-column-width="16383*"/>
    </style:style>
    <style:style style:name="Taula8.D" style:family="table-column">
      <style:table-column-properties style:column-width="4.653cm" style:rel-column-width="16393*"/>
    </style:style>
    <style:style style:name="Taula8.A1" style:family="table-cell">
      <style:table-cell-properties fo:padding="0cm" fo:border="none"/>
    </style:style>
    <style:style style:name="Taula9" style:family="table">
      <style:table-properties style:width="18.602cm" table:align="margins"/>
    </style:style>
    <style:style style:name="Taula9.A" style:family="table-column">
      <style:table-column-properties style:column-width="4.648cm" style:rel-column-width="16376*"/>
    </style:style>
    <style:style style:name="Taula9.B" style:family="table-column">
      <style:table-column-properties style:column-width="4.65cm" style:rel-column-width="16383*"/>
    </style:style>
    <style:style style:name="Taula9.D" style:family="table-column">
      <style:table-column-properties style:column-width="4.653cm" style:rel-column-width="16393*"/>
    </style:style>
    <style:style style:name="Taula9.A1" style:family="table-cell">
      <style:table-cell-properties fo:padding="0cm" fo:border="none"/>
    </style:style>
    <style:style style:name="Taula10" style:family="table">
      <style:table-properties style:width="18.602cm" table:align="margins"/>
    </style:style>
    <style:style style:name="Taula10.A" style:family="table-column">
      <style:table-column-properties style:column-width="4.648cm" style:rel-column-width="16376*"/>
    </style:style>
    <style:style style:name="Taula10.B" style:family="table-column">
      <style:table-column-properties style:column-width="4.65cm" style:rel-column-width="16383*"/>
    </style:style>
    <style:style style:name="Taula10.D" style:family="table-column">
      <style:table-column-properties style:column-width="4.653cm" style:rel-column-width="16393*"/>
    </style:style>
    <style:style style:name="Taula10.A1" style:family="table-cell">
      <style:table-cell-properties fo:padding="0cm" fo:border="none"/>
    </style:style>
    <style:style style:name="Taula11" style:family="table">
      <style:table-properties style:width="18.602cm" table:align="margins"/>
    </style:style>
    <style:style style:name="Taula11.A" style:family="table-column">
      <style:table-column-properties style:column-width="4.648cm" style:rel-column-width="16376*"/>
    </style:style>
    <style:style style:name="Taula11.B" style:family="table-column">
      <style:table-column-properties style:column-width="4.65cm" style:rel-column-width="16383*"/>
    </style:style>
    <style:style style:name="Taula11.D" style:family="table-column">
      <style:table-column-properties style:column-width="4.653cm" style:rel-column-width="16393*"/>
    </style:style>
    <style:style style:name="Taula11.A1" style:family="table-cell">
      <style:table-cell-properties fo:padding="0cm" fo:border="none"/>
    </style:style>
    <style:style style:name="Taula12" style:family="table">
      <style:table-properties style:width="18.602cm" table:align="margins"/>
    </style:style>
    <style:style style:name="Taula12.A" style:family="table-column">
      <style:table-column-properties style:column-width="4.648cm" style:rel-column-width="16376*"/>
    </style:style>
    <style:style style:name="Taula12.B" style:family="table-column">
      <style:table-column-properties style:column-width="4.65cm" style:rel-column-width="16383*"/>
    </style:style>
    <style:style style:name="Taula12.D" style:family="table-column">
      <style:table-column-properties style:column-width="4.653cm" style:rel-column-width="16393*"/>
    </style:style>
    <style:style style:name="Taula12.A1" style:family="table-cell">
      <style:table-cell-properties fo:padding="0cm" fo:border="none"/>
    </style:style>
    <style:style style:name="Taula13" style:family="table">
      <style:table-properties style:width="18.602cm" table:align="margins"/>
    </style:style>
    <style:style style:name="Taula13.A" style:family="table-column">
      <style:table-column-properties style:column-width="4.648cm" style:rel-column-width="16376*"/>
    </style:style>
    <style:style style:name="Taula13.B" style:family="table-column">
      <style:table-column-properties style:column-width="4.65cm" style:rel-column-width="16383*"/>
    </style:style>
    <style:style style:name="Taula13.D" style:family="table-column">
      <style:table-column-properties style:column-width="4.653cm" style:rel-column-width="16393*"/>
    </style:style>
    <style:style style:name="Taula13.A1" style:family="table-cell">
      <style:table-cell-properties fo:padding="0cm" fo:border="none"/>
    </style:style>
    <style:style style:name="Taula14" style:family="table">
      <style:table-properties style:width="18.602cm" table:align="margins"/>
    </style:style>
    <style:style style:name="Taula14.A" style:family="table-column">
      <style:table-column-properties style:column-width="4.648cm" style:rel-column-width="16376*"/>
    </style:style>
    <style:style style:name="Taula14.B" style:family="table-column">
      <style:table-column-properties style:column-width="4.65cm" style:rel-column-width="16383*"/>
    </style:style>
    <style:style style:name="Taula14.D" style:family="table-column">
      <style:table-column-properties style:column-width="4.653cm" style:rel-column-width="16393*"/>
    </style:style>
    <style:style style:name="Taula14.A1" style:family="table-cell">
      <style:table-cell-properties fo:padding="0cm" fo:border="none"/>
    </style:style>
    <style:style style:name="Taula16" style:family="table">
      <style:table-properties style:width="18.602cm" table:align="margins"/>
    </style:style>
    <style:style style:name="Taula16.A" style:family="table-column">
      <style:table-column-properties style:column-width="4.648cm" style:rel-column-width="16376*"/>
    </style:style>
    <style:style style:name="Taula16.B" style:family="table-column">
      <style:table-column-properties style:column-width="4.65cm" style:rel-column-width="16383*"/>
    </style:style>
    <style:style style:name="Taula16.D" style:family="table-column">
      <style:table-column-properties style:column-width="4.653cm" style:rel-column-width="16393*"/>
    </style:style>
    <style:style style:name="Taula16.A1" style:family="table-cell">
      <style:table-cell-properties fo:padding="0cm" fo:border="none"/>
    </style:style>
    <style:style style:name="Taula17" style:family="table">
      <style:table-properties style:width="18.602cm" table:align="margins"/>
    </style:style>
    <style:style style:name="Taula17.A" style:family="table-column">
      <style:table-column-properties style:column-width="4.648cm" style:rel-column-width="16376*"/>
    </style:style>
    <style:style style:name="Taula17.B" style:family="table-column">
      <style:table-column-properties style:column-width="4.65cm" style:rel-column-width="16383*"/>
    </style:style>
    <style:style style:name="Taula17.D" style:family="table-column">
      <style:table-column-properties style:column-width="4.653cm" style:rel-column-width="16393*"/>
    </style:style>
    <style:style style:name="Taula17.A1" style:family="table-cell">
      <style:table-cell-properties fo:padding="0cm" fo:border="none"/>
    </style:style>
    <style:style style:name="Taula18" style:family="table">
      <style:table-properties style:width="18.602cm" table:align="margins"/>
    </style:style>
    <style:style style:name="Taula18.A" style:family="table-column">
      <style:table-column-properties style:column-width="4.648cm" style:rel-column-width="16376*"/>
    </style:style>
    <style:style style:name="Taula18.B" style:family="table-column">
      <style:table-column-properties style:column-width="4.65cm" style:rel-column-width="16383*"/>
    </style:style>
    <style:style style:name="Taula18.D" style:family="table-column">
      <style:table-column-properties style:column-width="4.653cm" style:rel-column-width="16393*"/>
    </style:style>
    <style:style style:name="Taula18.A1" style:family="table-cell">
      <style:table-cell-properties fo:padding="0cm" fo:border="none"/>
    </style:style>
    <style:style style:name="Taula19" style:family="table">
      <style:table-properties style:width="18.602cm" table:align="margins"/>
    </style:style>
    <style:style style:name="Taula19.A" style:family="table-column">
      <style:table-column-properties style:column-width="4.646cm" style:rel-column-width="16369*"/>
    </style:style>
    <style:style style:name="Taula19.B" style:family="table-column">
      <style:table-column-properties style:column-width="4.65cm" style:rel-column-width="16383*"/>
    </style:style>
    <style:style style:name="Taula19.D" style:family="table-column">
      <style:table-column-properties style:column-width="4.655cm" style:rel-column-width="16400*"/>
    </style:style>
    <style:style style:name="Taula19.A1" style:family="table-cell">
      <style:table-cell-properties fo:padding="0cm" fo:border="none"/>
    </style:style>
    <style:style style:name="Taula20" style:family="table">
      <style:table-properties style:width="18.602cm" table:align="margins"/>
    </style:style>
    <style:style style:name="Taula20.A" style:family="table-column">
      <style:table-column-properties style:column-width="4.646cm" style:rel-column-width="16369*"/>
    </style:style>
    <style:style style:name="Taula20.B" style:family="table-column">
      <style:table-column-properties style:column-width="4.65cm" style:rel-column-width="16383*"/>
    </style:style>
    <style:style style:name="Taula20.D" style:family="table-column">
      <style:table-column-properties style:column-width="4.655cm" style:rel-column-width="16400*"/>
    </style:style>
    <style:style style:name="Taula20.A1" style:family="table-cell">
      <style:table-cell-properties fo:padding="0cm" fo:border="none"/>
    </style:style>
    <style:style style:name="Taula21" style:family="table">
      <style:table-properties style:width="18.602cm" table:align="margins"/>
    </style:style>
    <style:style style:name="Taula21.A" style:family="table-column">
      <style:table-column-properties style:column-width="4.646cm" style:rel-column-width="16369*"/>
    </style:style>
    <style:style style:name="Taula21.B" style:family="table-column">
      <style:table-column-properties style:column-width="4.65cm" style:rel-column-width="16383*"/>
    </style:style>
    <style:style style:name="Taula21.D" style:family="table-column">
      <style:table-column-properties style:column-width="4.655cm" style:rel-column-width="16400*"/>
    </style:style>
    <style:style style:name="Taula21.A1" style:family="table-cell">
      <style:table-cell-properties fo:padding="0cm" fo:border="none"/>
    </style:style>
    <style:style style:name="Taula22" style:family="table">
      <style:table-properties style:width="18.602cm" table:align="margins"/>
    </style:style>
    <style:style style:name="Taula22.A" style:family="table-column">
      <style:table-column-properties style:column-width="4.646cm" style:rel-column-width="16369*"/>
    </style:style>
    <style:style style:name="Taula22.B" style:family="table-column">
      <style:table-column-properties style:column-width="4.65cm" style:rel-column-width="16383*"/>
    </style:style>
    <style:style style:name="Taula22.D" style:family="table-column">
      <style:table-column-properties style:column-width="4.655cm" style:rel-column-width="16400*"/>
    </style:style>
    <style:style style:name="Taula22.A1" style:family="table-cell">
      <style:table-cell-properties fo:padding="0cm" fo:border="none"/>
    </style:style>
    <style:style style:name="Taula23" style:family="table">
      <style:table-properties style:width="18.602cm" table:align="margins"/>
    </style:style>
    <style:style style:name="Taula23.A" style:family="table-column">
      <style:table-column-properties style:column-width="4.646cm" style:rel-column-width="16369*"/>
    </style:style>
    <style:style style:name="Taula23.B" style:family="table-column">
      <style:table-column-properties style:column-width="4.65cm" style:rel-column-width="16383*"/>
    </style:style>
    <style:style style:name="Taula23.D" style:family="table-column">
      <style:table-column-properties style:column-width="4.655cm" style:rel-column-width="16400*"/>
    </style:style>
    <style:style style:name="Taula23.A1" style:family="table-cell">
      <style:table-cell-properties fo:padding="0cm" fo:border="none"/>
    </style:style>
    <style:style style:name="Taula24" style:family="table">
      <style:table-properties style:width="18.602cm" table:align="margins"/>
    </style:style>
    <style:style style:name="Taula24.A" style:family="table-column">
      <style:table-column-properties style:column-width="4.646cm" style:rel-column-width="16369*"/>
    </style:style>
    <style:style style:name="Taula24.B" style:family="table-column">
      <style:table-column-properties style:column-width="4.65cm" style:rel-column-width="16383*"/>
    </style:style>
    <style:style style:name="Taula24.D" style:family="table-column">
      <style:table-column-properties style:column-width="4.655cm" style:rel-column-width="16400*"/>
    </style:style>
    <style:style style:name="Taula24.A1" style:family="table-cell">
      <style:table-cell-properties fo:padding="0cm" fo:border="none"/>
    </style:style>
    <style:style style:name="Taula25" style:family="table" style:master-page-name="">
      <style:table-properties style:width="18.602cm" style:page-number="auto" fo:break-before="auto" fo:break-after="auto" table:align="margins"/>
    </style:style>
    <style:style style:name="Taula25.A" style:family="table-column">
      <style:table-column-properties style:column-width="4.646cm" style:rel-column-width="16369*"/>
    </style:style>
    <style:style style:name="Taula25.B" style:family="table-column">
      <style:table-column-properties style:column-width="4.65cm" style:rel-column-width="16383*"/>
    </style:style>
    <style:style style:name="Taula25.D" style:family="table-column">
      <style:table-column-properties style:column-width="4.655cm" style:rel-column-width="16400*"/>
    </style:style>
    <style:style style:name="Taula25.A1" style:family="table-cell">
      <style:table-cell-properties fo:padding="0cm" fo:border="none"/>
    </style:style>
    <style:style style:name="Taula26" style:family="table">
      <style:table-properties style:width="18.602cm" table:align="margins"/>
    </style:style>
    <style:style style:name="Taula26.A" style:family="table-column">
      <style:table-column-properties style:column-width="4.646cm" style:rel-column-width="16369*"/>
    </style:style>
    <style:style style:name="Taula26.B" style:family="table-column">
      <style:table-column-properties style:column-width="4.65cm" style:rel-column-width="16383*"/>
    </style:style>
    <style:style style:name="Taula26.D" style:family="table-column">
      <style:table-column-properties style:column-width="4.655cm" style:rel-column-width="16400*"/>
    </style:style>
    <style:style style:name="Taula26.A1" style:family="table-cell">
      <style:table-cell-properties fo:padding="0cm" fo:border="none"/>
    </style:style>
    <style:style style:name="Taula27" style:family="table">
      <style:table-properties style:width="18.602cm" table:align="margins"/>
    </style:style>
    <style:style style:name="Taula27.A" style:family="table-column">
      <style:table-column-properties style:column-width="4.646cm" style:rel-column-width="16369*"/>
    </style:style>
    <style:style style:name="Taula27.B" style:family="table-column">
      <style:table-column-properties style:column-width="4.65cm" style:rel-column-width="16383*"/>
    </style:style>
    <style:style style:name="Taula27.D" style:family="table-column">
      <style:table-column-properties style:column-width="4.655cm" style:rel-column-width="16400*"/>
    </style:style>
    <style:style style:name="Taula27.A1" style:family="table-cell">
      <style:table-cell-properties fo:padding="0cm" fo:border="none"/>
    </style:style>
    <style:style style:name="Taula28" style:family="table">
      <style:table-properties style:width="18.602cm" table:align="margins"/>
    </style:style>
    <style:style style:name="Taula28.A" style:family="table-column">
      <style:table-column-properties style:column-width="4.646cm" style:rel-column-width="16369*"/>
    </style:style>
    <style:style style:name="Taula28.B" style:family="table-column">
      <style:table-column-properties style:column-width="4.65cm" style:rel-column-width="16383*"/>
    </style:style>
    <style:style style:name="Taula28.D" style:family="table-column">
      <style:table-column-properties style:column-width="4.655cm" style:rel-column-width="16400*"/>
    </style:style>
    <style:style style:name="Taula28.A1" style:family="table-cell">
      <style:table-cell-properties fo:padding="0cm" fo:border="none"/>
    </style:style>
    <style:style style:name="Taula29" style:family="table">
      <style:table-properties style:width="18.602cm" table:align="margins"/>
    </style:style>
    <style:style style:name="Taula29.A" style:family="table-column">
      <style:table-column-properties style:column-width="4.646cm" style:rel-column-width="16369*"/>
    </style:style>
    <style:style style:name="Taula29.B" style:family="table-column">
      <style:table-column-properties style:column-width="4.65cm" style:rel-column-width="16383*"/>
    </style:style>
    <style:style style:name="Taula29.D" style:family="table-column">
      <style:table-column-properties style:column-width="4.655cm" style:rel-column-width="16400*"/>
    </style:style>
    <style:style style:name="Taula29.A1" style:family="table-cell">
      <style:table-cell-properties fo:padding="0cm" fo:border="none"/>
    </style:style>
    <style:style style:name="Taula30" style:family="table">
      <style:table-properties style:width="18.602cm" table:align="margins"/>
    </style:style>
    <style:style style:name="Taula30.A" style:family="table-column">
      <style:table-column-properties style:column-width="4.646cm" style:rel-column-width="16369*"/>
    </style:style>
    <style:style style:name="Taula30.B" style:family="table-column">
      <style:table-column-properties style:column-width="4.65cm" style:rel-column-width="16383*"/>
    </style:style>
    <style:style style:name="Taula30.D" style:family="table-column">
      <style:table-column-properties style:column-width="4.655cm" style:rel-column-width="16400*"/>
    </style:style>
    <style:style style:name="Taula30.A1" style:family="table-cell">
      <style:table-cell-properties fo:padding="0cm" fo:border="none"/>
    </style:style>
    <style:style style:name="Taula31" style:family="table">
      <style:table-properties style:width="18.602cm" table:align="margins"/>
    </style:style>
    <style:style style:name="Taula31.A" style:family="table-column">
      <style:table-column-properties style:column-width="4.646cm" style:rel-column-width="16369*"/>
    </style:style>
    <style:style style:name="Taula31.B" style:family="table-column">
      <style:table-column-properties style:column-width="4.65cm" style:rel-column-width="16383*"/>
    </style:style>
    <style:style style:name="Taula31.D" style:family="table-column">
      <style:table-column-properties style:column-width="4.655cm" style:rel-column-width="16400*"/>
    </style:style>
    <style:style style:name="Taula31.A1" style:family="table-cell">
      <style:table-cell-properties fo:padding="0cm" fo:border="none"/>
    </style:style>
    <style:style style:name="Taula32" style:family="table">
      <style:table-properties style:width="18.602cm" table:align="margins"/>
    </style:style>
    <style:style style:name="Taula32.A" style:family="table-column">
      <style:table-column-properties style:column-width="4.646cm" style:rel-column-width="16369*"/>
    </style:style>
    <style:style style:name="Taula32.B" style:family="table-column">
      <style:table-column-properties style:column-width="4.65cm" style:rel-column-width="16383*"/>
    </style:style>
    <style:style style:name="Taula32.D" style:family="table-column">
      <style:table-column-properties style:column-width="4.655cm" style:rel-column-width="16400*"/>
    </style:style>
    <style:style style:name="Taula32.A1" style:family="table-cell">
      <style:table-cell-properties fo:padding="0cm" fo:border="none"/>
    </style:style>
    <style:style style:name="Taula33" style:family="table">
      <style:table-properties style:width="18.602cm" table:align="margins"/>
    </style:style>
    <style:style style:name="Taula33.A" style:family="table-column">
      <style:table-column-properties style:column-width="4.646cm" style:rel-column-width="16369*"/>
    </style:style>
    <style:style style:name="Taula33.B" style:family="table-column">
      <style:table-column-properties style:column-width="4.65cm" style:rel-column-width="16383*"/>
    </style:style>
    <style:style style:name="Taula33.D" style:family="table-column">
      <style:table-column-properties style:column-width="4.655cm" style:rel-column-width="16400*"/>
    </style:style>
    <style:style style:name="Taula33.A1" style:family="table-cell">
      <style:table-cell-properties fo:padding="0cm" fo:border="none"/>
    </style:style>
    <style:style style:name="Taula34" style:family="table">
      <style:table-properties style:width="18.602cm" table:align="margins"/>
    </style:style>
    <style:style style:name="Taula34.A" style:family="table-column">
      <style:table-column-properties style:column-width="4.646cm" style:rel-column-width="16369*"/>
    </style:style>
    <style:style style:name="Taula34.B" style:family="table-column">
      <style:table-column-properties style:column-width="4.65cm" style:rel-column-width="16383*"/>
    </style:style>
    <style:style style:name="Taula34.D" style:family="table-column">
      <style:table-column-properties style:column-width="4.655cm" style:rel-column-width="16400*"/>
    </style:style>
    <style:style style:name="Taula34.A1" style:family="table-cell">
      <style:table-cell-properties fo:padding="0cm" fo:border="none"/>
    </style:style>
    <style:style style:name="Taula35" style:family="table">
      <style:table-properties style:width="18.602cm" table:align="margins"/>
    </style:style>
    <style:style style:name="Taula35.A" style:family="table-column">
      <style:table-column-properties style:column-width="4.646cm" style:rel-column-width="16369*"/>
    </style:style>
    <style:style style:name="Taula35.B" style:family="table-column">
      <style:table-column-properties style:column-width="4.65cm" style:rel-column-width="16383*"/>
    </style:style>
    <style:style style:name="Taula35.D" style:family="table-column">
      <style:table-column-properties style:column-width="4.655cm" style:rel-column-width="16400*"/>
    </style:style>
    <style:style style:name="Taula35.A1" style:family="table-cell">
      <style:table-cell-properties fo:padding="0cm" fo:border="none"/>
    </style:style>
    <style:style style:name="Taula36" style:family="table">
      <style:table-properties style:width="18.602cm" table:align="margins"/>
    </style:style>
    <style:style style:name="Taula36.A" style:family="table-column">
      <style:table-column-properties style:column-width="4.646cm" style:rel-column-width="16369*"/>
    </style:style>
    <style:style style:name="Taula36.B" style:family="table-column">
      <style:table-column-properties style:column-width="4.65cm" style:rel-column-width="16383*"/>
    </style:style>
    <style:style style:name="Taula36.D" style:family="table-column">
      <style:table-column-properties style:column-width="4.655cm" style:rel-column-width="16400*"/>
    </style:style>
    <style:style style:name="Taula36.A1" style:family="table-cell">
      <style:table-cell-properties fo:padding="0cm" fo:border="none"/>
    </style:style>
    <style:style style:name="Taula37" style:family="table">
      <style:table-properties style:width="18.602cm" table:align="margins"/>
    </style:style>
    <style:style style:name="Taula37.A" style:family="table-column">
      <style:table-column-properties style:column-width="4.646cm" style:rel-column-width="16369*"/>
    </style:style>
    <style:style style:name="Taula37.B" style:family="table-column">
      <style:table-column-properties style:column-width="4.65cm" style:rel-column-width="16383*"/>
    </style:style>
    <style:style style:name="Taula37.D" style:family="table-column">
      <style:table-column-properties style:column-width="4.655cm" style:rel-column-width="16400*"/>
    </style:style>
    <style:style style:name="Taula37.A1" style:family="table-cell">
      <style:table-cell-properties fo:padding="0cm" fo:border="none"/>
    </style:style>
    <style:style style:name="Taula38" style:family="table">
      <style:table-properties style:width="18.602cm" table:align="margins"/>
    </style:style>
    <style:style style:name="Taula38.A" style:family="table-column">
      <style:table-column-properties style:column-width="4.646cm" style:rel-column-width="16369*"/>
    </style:style>
    <style:style style:name="Taula38.B" style:family="table-column">
      <style:table-column-properties style:column-width="4.65cm" style:rel-column-width="16383*"/>
    </style:style>
    <style:style style:name="Taula38.D" style:family="table-column">
      <style:table-column-properties style:column-width="4.655cm" style:rel-column-width="16400*"/>
    </style:style>
    <style:style style:name="Taula38.A1" style:family="table-cell">
      <style:table-cell-properties fo:padding="0cm" fo:border="none"/>
    </style:style>
    <style:style style:name="Taula39" style:family="table">
      <style:table-properties style:width="18.602cm" table:align="margins"/>
    </style:style>
    <style:style style:name="Taula39.A" style:family="table-column">
      <style:table-column-properties style:column-width="4.646cm" style:rel-column-width="16369*"/>
    </style:style>
    <style:style style:name="Taula39.B" style:family="table-column">
      <style:table-column-properties style:column-width="4.65cm" style:rel-column-width="16383*"/>
    </style:style>
    <style:style style:name="Taula39.D" style:family="table-column">
      <style:table-column-properties style:column-width="4.655cm" style:rel-column-width="16400*"/>
    </style:style>
    <style:style style:name="Taula39.A1" style:family="table-cell">
      <style:table-cell-properties fo:padding="0cm" fo:border="none"/>
    </style:style>
    <style:style style:name="Taula41" style:family="table" style:master-page-name="">
      <style:table-properties style:width="18.602cm" style:page-number="auto" fo:break-before="auto" fo:break-after="auto" table:align="margins"/>
    </style:style>
    <style:style style:name="Taula41.A" style:family="table-column">
      <style:table-column-properties style:column-width="4.646cm" style:rel-column-width="16369*"/>
    </style:style>
    <style:style style:name="Taula41.B" style:family="table-column">
      <style:table-column-properties style:column-width="4.65cm" style:rel-column-width="16383*"/>
    </style:style>
    <style:style style:name="Taula41.D" style:family="table-column">
      <style:table-column-properties style:column-width="4.655cm" style:rel-column-width="16400*"/>
    </style:style>
    <style:style style:name="Taula41.A1" style:family="table-cell">
      <style:table-cell-properties fo:padding="0cm" fo:border="none"/>
    </style:style>
    <style:style style:name="Taula42" style:family="table">
      <style:table-properties style:width="18.602cm" table:align="margins"/>
    </style:style>
    <style:style style:name="Taula42.A" style:family="table-column">
      <style:table-column-properties style:column-width="4.646cm" style:rel-column-width="16369*"/>
    </style:style>
    <style:style style:name="Taula42.B" style:family="table-column">
      <style:table-column-properties style:column-width="4.65cm" style:rel-column-width="16383*"/>
    </style:style>
    <style:style style:name="Taula42.D" style:family="table-column">
      <style:table-column-properties style:column-width="4.655cm" style:rel-column-width="16400*"/>
    </style:style>
    <style:style style:name="Taula42.A1" style:family="table-cell">
      <style:table-cell-properties fo:padding="0cm" fo:border="none"/>
    </style:style>
    <style:style style:name="Taula43" style:family="table">
      <style:table-properties style:width="18.602cm" table:align="margins"/>
    </style:style>
    <style:style style:name="Taula43.A" style:family="table-column">
      <style:table-column-properties style:column-width="4.646cm" style:rel-column-width="16369*"/>
    </style:style>
    <style:style style:name="Taula43.B" style:family="table-column">
      <style:table-column-properties style:column-width="4.65cm" style:rel-column-width="16383*"/>
    </style:style>
    <style:style style:name="Taula43.D" style:family="table-column">
      <style:table-column-properties style:column-width="4.655cm" style:rel-column-width="16400*"/>
    </style:style>
    <style:style style:name="Taula43.A1" style:family="table-cell">
      <style:table-cell-properties fo:padding="0cm" fo:border="none"/>
    </style:style>
    <style:style style:name="Taula44" style:family="table">
      <style:table-properties style:width="18.602cm" table:align="margins"/>
    </style:style>
    <style:style style:name="Taula44.A" style:family="table-column">
      <style:table-column-properties style:column-width="4.646cm" style:rel-column-width="16369*"/>
    </style:style>
    <style:style style:name="Taula44.B" style:family="table-column">
      <style:table-column-properties style:column-width="4.65cm" style:rel-column-width="16383*"/>
    </style:style>
    <style:style style:name="Taula44.D" style:family="table-column">
      <style:table-column-properties style:column-width="4.655cm" style:rel-column-width="16400*"/>
    </style:style>
    <style:style style:name="Taula44.A1" style:family="table-cell">
      <style:table-cell-properties fo:padding="0cm" fo:border="none"/>
    </style:style>
    <style:style style:name="Taula45" style:family="table">
      <style:table-properties style:width="18.602cm" table:align="margins"/>
    </style:style>
    <style:style style:name="Taula45.A" style:family="table-column">
      <style:table-column-properties style:column-width="4.646cm" style:rel-column-width="16369*"/>
    </style:style>
    <style:style style:name="Taula45.B" style:family="table-column">
      <style:table-column-properties style:column-width="4.65cm" style:rel-column-width="16383*"/>
    </style:style>
    <style:style style:name="Taula45.D" style:family="table-column">
      <style:table-column-properties style:column-width="4.655cm" style:rel-column-width="16400*"/>
    </style:style>
    <style:style style:name="Taula45.A1" style:family="table-cell">
      <style:table-cell-properties fo:background-color="#b2b2b2" fo:padding="0cm" fo:border="none">
        <style:background-image/>
      </style:table-cell-properties>
    </style:style>
    <style:style style:name="Taula46" style:family="table">
      <style:table-properties style:width="18.6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46.A" style:family="table-column">
      <style:table-column-properties style:column-width="4.646cm" style:rel-column-width="16369*"/>
    </style:style>
    <style:style style:name="Taula46.B" style:family="table-column">
      <style:table-column-properties style:column-width="4.65cm" style:rel-column-width="16383*"/>
    </style:style>
    <style:style style:name="Taula46.D" style:family="table-column">
      <style:table-column-properties style:column-width="4.655cm" style:rel-column-width="16400*"/>
    </style:style>
    <style:style style:name="Taula46.A1" style:family="table-cell">
      <style:table-cell-properties fo:padding="0cm" fo:border="none"/>
    </style:style>
    <style:style style:name="Taula46.2" style:family="table-row">
      <style:table-row-properties fo:background-color="transparent" fo:keep-together="auto">
        <style:background-image/>
      </style:table-row-properties>
    </style:style>
    <style:style style:name="Taula4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ula47" style:family="table" style:master-page-name="">
      <style:table-properties style:width="18.60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47.A" style:family="table-column">
      <style:table-column-properties style:column-width="4.644cm" style:rel-column-width="16365*"/>
    </style:style>
    <style:style style:name="Taula47.B" style:family="table-column">
      <style:table-column-properties style:column-width="4.65cm" style:rel-column-width="16383*"/>
    </style:style>
    <style:style style:name="Taula47.D" style:family="table-column">
      <style:table-column-properties style:column-width="4.657cm" style:rel-column-width="16404*"/>
    </style:style>
    <style:style style:name="Taula47.A1" style:family="table-cell">
      <style:table-cell-properties fo:background-color="transparent" fo:padding="0cm" fo:border="none">
        <style:background-image/>
      </style:table-cell-properties>
    </style:style>
    <style:style style:name="Taula47.A2" style:family="table-cell">
      <style:table-cell-properties fo:padding="0cm" fo:border="none"/>
    </style:style>
    <style:style style:name="Taula47.B2" style:family="table-cell">
      <style:table-cell-properties fo:padding="0cm" fo:border="none"/>
    </style:style>
    <style:style style:name="Taula47.C2" style:family="table-cell">
      <style:table-cell-properties fo:padding="0cm" fo:border="none"/>
    </style:style>
    <style:style style:name="Taula47.D2" style:family="table-cell">
      <style:table-cell-properties fo:padding="0cm" fo:border="none"/>
    </style:style>
    <style:style style:name="Taula47.A3" style:family="table-cell">
      <style:table-cell-properties fo:padding="0cm" fo:border="none"/>
    </style:style>
    <style:style style:name="Taula47.B3" style:family="table-cell">
      <style:table-cell-properties fo:padding="0cm" fo:border="none"/>
    </style:style>
    <style:style style:name="Taula47.C3" style:family="table-cell">
      <style:table-cell-properties fo:padding="0cm" fo:border="none"/>
    </style:style>
    <style:style style:name="Taula47.D3" style:family="table-cell">
      <style:table-cell-properties fo:padding="0cm" fo:border="none"/>
    </style:style>
    <style:style style:name="Taula47.A4" style:family="table-cell">
      <style:table-cell-properties fo:padding="0cm" fo:border="none"/>
    </style:style>
    <style:style style:name="Taula47.B4" style:family="table-cell">
      <style:table-cell-properties fo:padding="0cm" fo:border="none"/>
    </style:style>
    <style:style style:name="Taula47.C4" style:family="table-cell">
      <style:table-cell-properties fo:padding="0cm" fo:border="none"/>
    </style:style>
    <style:style style:name="Taula47.D4" style:family="table-cell">
      <style:table-cell-properties fo:padding="0cm" fo:border="none"/>
    </style:style>
    <style:style style:name="Taula47.A5" style:family="table-cell">
      <style:table-cell-properties fo:padding="0cm" fo:border="none"/>
    </style:style>
    <style:style style:name="Taula47.B5" style:family="table-cell">
      <style:table-cell-properties fo:padding="0cm" fo:border="none"/>
    </style:style>
    <style:style style:name="Taula47.C5" style:family="table-cell">
      <style:table-cell-properties fo:padding="0cm" fo:border="none"/>
    </style:style>
    <style:style style:name="Taula47.D5" style:family="table-cell">
      <style:table-cell-properties fo:padding="0cm" fo:border="none"/>
    </style:style>
    <style:style style:name="Taula47.A6" style:family="table-cell">
      <style:table-cell-properties fo:padding="0cm" fo:border="none"/>
    </style:style>
    <style:style style:name="Taula47.B6" style:family="table-cell">
      <style:table-cell-properties fo:padding="0cm" fo:border="none"/>
    </style:style>
    <style:style style:name="Taula47.C6" style:family="table-cell">
      <style:table-cell-properties fo:padding="0cm" fo:border="none"/>
    </style:style>
    <style:style style:name="Taula47.D6" style:family="table-cell">
      <style:table-cell-properties fo:padding="0cm" fo:border="none"/>
    </style:style>
    <style:style style:name="Taula47.A7" style:family="table-cell">
      <style:table-cell-properties fo:padding="0cm" fo:border="none"/>
    </style:style>
    <style:style style:name="Taula47.B7" style:family="table-cell">
      <style:table-cell-properties fo:padding="0cm" fo:border="none"/>
    </style:style>
    <style:style style:name="Taula47.C7" style:family="table-cell">
      <style:table-cell-properties fo:padding="0cm" fo:border="none"/>
    </style:style>
    <style:style style:name="Taula47.D7" style:family="table-cell">
      <style:table-cell-properties fo:padding="0cm" fo:border="none"/>
    </style:style>
    <style:style style:name="Taula47.A8" style:family="table-cell">
      <style:table-cell-properties fo:padding="0cm" fo:border="none"/>
    </style:style>
    <style:style style:name="Taula47.B8" style:family="table-cell">
      <style:table-cell-properties fo:padding="0cm" fo:border="none"/>
    </style:style>
    <style:style style:name="Taula47.C8" style:family="table-cell">
      <style:table-cell-properties fo:padding="0cm" fo:border="none"/>
    </style:style>
    <style:style style:name="Taula47.D8" style:family="table-cell">
      <style:table-cell-properties fo:padding="0cm" fo:border="none"/>
    </style:style>
    <style:style style:name="Taula47.A9" style:family="table-cell">
      <style:table-cell-properties fo:padding="0cm" fo:border="none"/>
    </style:style>
    <style:style style:name="Taula47.B9" style:family="table-cell">
      <style:table-cell-properties fo:padding="0cm" fo:border="none"/>
    </style:style>
    <style:style style:name="Taula47.C9" style:family="table-cell">
      <style:table-cell-properties fo:padding="0cm" fo:border="none"/>
    </style:style>
    <style:style style:name="Taula47.D9" style:family="table-cell">
      <style:table-cell-properties fo:padding="0cm" fo:border="none"/>
    </style:style>
    <style:style style:name="Taula47.A10" style:family="table-cell">
      <style:table-cell-properties fo:padding="0cm" fo:border="none"/>
    </style:style>
    <style:style style:name="Taula47.B10" style:family="table-cell">
      <style:table-cell-properties fo:padding="0cm" fo:border="none"/>
    </style:style>
    <style:style style:name="Taula47.C10" style:family="table-cell">
      <style:table-cell-properties fo:padding="0cm" fo:border="none"/>
    </style:style>
    <style:style style:name="Taula47.D10" style:family="table-cell">
      <style:table-cell-properties fo:padding="0cm" fo:border="none"/>
    </style:style>
    <style:style style:name="Taula51" style:family="table">
      <style:table-properties style:width="18.602cm" table:align="margins"/>
    </style:style>
    <style:style style:name="Taula51.A" style:family="table-column">
      <style:table-column-properties style:column-width="4.646cm" style:rel-column-width="16369*"/>
    </style:style>
    <style:style style:name="Taula51.B" style:family="table-column">
      <style:table-column-properties style:column-width="4.65cm" style:rel-column-width="16383*"/>
    </style:style>
    <style:style style:name="Taula51.D" style:family="table-column">
      <style:table-column-properties style:column-width="4.655cm" style:rel-column-width="16400*"/>
    </style:style>
    <style:style style:name="Taula51.A1" style:family="table-cell">
      <style:table-cell-properties fo:padding="0cm" fo:border="none"/>
    </style:style>
    <style:style style:name="Taula52" style:family="table">
      <style:table-properties style:width="18.602cm" table:align="margins"/>
    </style:style>
    <style:style style:name="Taula52.A" style:family="table-column">
      <style:table-column-properties style:column-width="4.646cm" style:rel-column-width="16369*"/>
    </style:style>
    <style:style style:name="Taula52.B" style:family="table-column">
      <style:table-column-properties style:column-width="4.65cm" style:rel-column-width="16383*"/>
    </style:style>
    <style:style style:name="Taula52.D" style:family="table-column">
      <style:table-column-properties style:column-width="4.655cm" style:rel-column-width="16400*"/>
    </style:style>
    <style:style style:name="Taula52.A1" style:family="table-cell">
      <style:table-cell-properties fo:padding="0cm" fo:border="none"/>
    </style:style>
    <style:style style:name="Taula53" style:family="table">
      <style:table-properties style:width="18.602cm" table:align="margins"/>
    </style:style>
    <style:style style:name="Taula53.A" style:family="table-column">
      <style:table-column-properties style:column-width="4.646cm" style:rel-column-width="16369*"/>
    </style:style>
    <style:style style:name="Taula53.B" style:family="table-column">
      <style:table-column-properties style:column-width="4.65cm" style:rel-column-width="16383*"/>
    </style:style>
    <style:style style:name="Taula53.D" style:family="table-column">
      <style:table-column-properties style:column-width="4.655cm" style:rel-column-width="16400*"/>
    </style:style>
    <style:style style:name="Taula53.A1" style:family="table-cell">
      <style:table-cell-properties fo:padding="0cm" fo:border="none"/>
    </style:style>
    <style:style style:name="Taula54" style:family="table">
      <style:table-properties style:width="18.602cm" table:align="margins"/>
    </style:style>
    <style:style style:name="Taula54.A" style:family="table-column">
      <style:table-column-properties style:column-width="4.646cm" style:rel-column-width="16369*"/>
    </style:style>
    <style:style style:name="Taula54.B" style:family="table-column">
      <style:table-column-properties style:column-width="4.65cm" style:rel-column-width="16383*"/>
    </style:style>
    <style:style style:name="Taula54.D" style:family="table-column">
      <style:table-column-properties style:column-width="4.655cm" style:rel-column-width="16400*"/>
    </style:style>
    <style:style style:name="Taula54.A1" style:family="table-cell">
      <style:table-cell-properties fo:padding="0cm" fo:border="none"/>
    </style:style>
    <style:style style:name="Taula55" style:family="table">
      <style:table-properties style:width="18.602cm" table:align="margins"/>
    </style:style>
    <style:style style:name="Taula55.A" style:family="table-column">
      <style:table-column-properties style:column-width="4.646cm" style:rel-column-width="16369*"/>
    </style:style>
    <style:style style:name="Taula55.B" style:family="table-column">
      <style:table-column-properties style:column-width="4.65cm" style:rel-column-width="16383*"/>
    </style:style>
    <style:style style:name="Taula55.D" style:family="table-column">
      <style:table-column-properties style:column-width="4.655cm" style:rel-column-width="16400*"/>
    </style:style>
    <style:style style:name="Taula55.A1" style:family="table-cell">
      <style:table-cell-properties fo:padding="0cm" fo:border="none"/>
    </style:style>
    <style:style style:name="Taula56" style:family="table">
      <style:table-properties style:width="18.6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56.A" style:family="table-column">
      <style:table-column-properties style:column-width="4.646cm" style:rel-column-width="16369*"/>
    </style:style>
    <style:style style:name="Taula56.B" style:family="table-column">
      <style:table-column-properties style:column-width="4.65cm" style:rel-column-width="16383*"/>
    </style:style>
    <style:style style:name="Taula56.D" style:family="table-column">
      <style:table-column-properties style:column-width="4.655cm" style:rel-column-width="16400*"/>
    </style:style>
    <style:style style:name="Taula56.A1" style:family="table-cell">
      <style:table-cell-properties fo:padding="0cm" fo:border="none"/>
    </style:style>
    <style:style style:name="Taula56.2" style:family="table-row">
      <style:table-row-properties fo:background-color="transparent" fo:keep-together="auto">
        <style:background-image/>
      </style:table-row-properties>
    </style:style>
    <style:style style:name="Taula5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ula57" style:family="table">
      <style:table-properties style:width="18.6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57.A" style:family="table-column">
      <style:table-column-properties style:column-width="4.644cm" style:rel-column-width="16365*"/>
    </style:style>
    <style:style style:name="Taula57.B" style:family="table-column">
      <style:table-column-properties style:column-width="4.65cm" style:rel-column-width="16383*"/>
    </style:style>
    <style:style style:name="Taula57.D" style:family="table-column">
      <style:table-column-properties style:column-width="4.657cm" style:rel-column-width="16404*"/>
    </style:style>
    <style:style style:name="Taula57.A1" style:family="table-cell">
      <style:table-cell-properties fo:background-color="transparent" fo:padding="0cm" fo:border="none">
        <style:background-image/>
      </style:table-cell-properties>
    </style:style>
    <style:style style:name="Taula57.A2" style:family="table-cell">
      <style:table-cell-properties fo:padding="0cm" fo:border="none"/>
    </style:style>
    <style:style style:name="Taula57.B2" style:family="table-cell">
      <style:table-cell-properties fo:padding="0cm" fo:border="none"/>
    </style:style>
    <style:style style:name="Taula57.C2" style:family="table-cell">
      <style:table-cell-properties fo:padding="0cm" fo:border="none"/>
    </style:style>
    <style:style style:name="Taula57.D2" style:family="table-cell">
      <style:table-cell-properties fo:padding="0cm" fo:border="none"/>
    </style:style>
    <style:style style:name="Taula57.A3" style:family="table-cell">
      <style:table-cell-properties fo:padding="0cm" fo:border="none"/>
    </style:style>
    <style:style style:name="Taula57.B3" style:family="table-cell">
      <style:table-cell-properties fo:padding="0cm" fo:border="none"/>
    </style:style>
    <style:style style:name="Taula57.C3" style:family="table-cell">
      <style:table-cell-properties fo:padding="0cm" fo:border="none"/>
    </style:style>
    <style:style style:name="Taula57.D3" style:family="table-cell">
      <style:table-cell-properties fo:padding="0cm" fo:border="none"/>
    </style:style>
    <style:style style:name="Taula57.A4" style:family="table-cell">
      <style:table-cell-properties fo:padding="0cm" fo:border="none"/>
    </style:style>
    <style:style style:name="Taula57.B4" style:family="table-cell">
      <style:table-cell-properties fo:padding="0cm" fo:border="none"/>
    </style:style>
    <style:style style:name="Taula57.C4" style:family="table-cell">
      <style:table-cell-properties fo:padding="0cm" fo:border="none"/>
    </style:style>
    <style:style style:name="Taula57.D4" style:family="table-cell">
      <style:table-cell-properties fo:padding="0cm" fo:border="none"/>
    </style:style>
    <style:style style:name="Taula57.A5" style:family="table-cell">
      <style:table-cell-properties fo:padding="0cm" fo:border="none"/>
    </style:style>
    <style:style style:name="Taula57.B5" style:family="table-cell">
      <style:table-cell-properties fo:padding="0cm" fo:border="none"/>
    </style:style>
    <style:style style:name="Taula57.C5" style:family="table-cell">
      <style:table-cell-properties fo:padding="0cm" fo:border="none"/>
    </style:style>
    <style:style style:name="Taula57.D5" style:family="table-cell">
      <style:table-cell-properties fo:padding="0cm" fo:border="none"/>
    </style:style>
    <style:style style:name="Taula57.A6" style:family="table-cell">
      <style:table-cell-properties fo:padding="0cm" fo:border="none"/>
    </style:style>
    <style:style style:name="Taula57.B6" style:family="table-cell">
      <style:table-cell-properties fo:padding="0cm" fo:border="none"/>
    </style:style>
    <style:style style:name="Taula57.C6" style:family="table-cell">
      <style:table-cell-properties fo:padding="0cm" fo:border="none"/>
    </style:style>
    <style:style style:name="Taula57.D6" style:family="table-cell">
      <style:table-cell-properties fo:padding="0cm" fo:border="none"/>
    </style:style>
    <style:style style:name="Taula57.A7" style:family="table-cell">
      <style:table-cell-properties fo:padding="0cm" fo:border="none"/>
    </style:style>
    <style:style style:name="Taula57.B7" style:family="table-cell">
      <style:table-cell-properties fo:padding="0cm" fo:border="none"/>
    </style:style>
    <style:style style:name="Taula57.C7" style:family="table-cell">
      <style:table-cell-properties fo:padding="0cm" fo:border="none"/>
    </style:style>
    <style:style style:name="Taula57.D7" style:family="table-cell">
      <style:table-cell-properties fo:padding="0cm" fo:border="none"/>
    </style:style>
    <style:style style:name="Taula57.A8" style:family="table-cell">
      <style:table-cell-properties fo:padding="0cm" fo:border="none"/>
    </style:style>
    <style:style style:name="Taula57.B8" style:family="table-cell">
      <style:table-cell-properties fo:padding="0cm" fo:border="none"/>
    </style:style>
    <style:style style:name="Taula57.C8" style:family="table-cell">
      <style:table-cell-properties fo:padding="0cm" fo:border="none"/>
    </style:style>
    <style:style style:name="Taula57.D8" style:family="table-cell">
      <style:table-cell-properties fo:padding="0cm" fo:border="none"/>
    </style:style>
    <style:style style:name="Taula57.A9" style:family="table-cell">
      <style:table-cell-properties fo:padding="0cm" fo:border="none"/>
    </style:style>
    <style:style style:name="Taula57.B9" style:family="table-cell">
      <style:table-cell-properties fo:padding="0cm" fo:border="none"/>
    </style:style>
    <style:style style:name="Taula57.C9" style:family="table-cell">
      <style:table-cell-properties fo:padding="0cm" fo:border="none"/>
    </style:style>
    <style:style style:name="Taula57.D9" style:family="table-cell">
      <style:table-cell-properties fo:padding="0cm" fo:border="none"/>
    </style:style>
    <style:style style:name="Taula57.A10" style:family="table-cell">
      <style:table-cell-properties fo:padding="0cm" fo:border="none"/>
    </style:style>
    <style:style style:name="Taula57.B10" style:family="table-cell">
      <style:table-cell-properties fo:padding="0cm" fo:border="none"/>
    </style:style>
    <style:style style:name="Taula57.C10" style:family="table-cell">
      <style:table-cell-properties fo:padding="0cm" fo:border="none"/>
    </style:style>
    <style:style style:name="Taula57.D10" style:family="table-cell">
      <style:table-cell-properties fo:padding="0cm" fo:border="none"/>
    </style:style>
    <style:style style:name="Taula58" style:family="table">
      <style:table-properties style:width="18.602cm" table:align="margins"/>
    </style:style>
    <style:style style:name="Taula58.A" style:family="table-column">
      <style:table-column-properties style:column-width="4.648cm" style:rel-column-width="16376*"/>
    </style:style>
    <style:style style:name="Taula58.B" style:family="table-column">
      <style:table-column-properties style:column-width="4.65cm" style:rel-column-width="16383*"/>
    </style:style>
    <style:style style:name="Taula58.D" style:family="table-column">
      <style:table-column-properties style:column-width="4.653cm" style:rel-column-width="16393*"/>
    </style:style>
    <style:style style:name="Taula58.A1" style:family="table-cell">
      <style:table-cell-properties fo:padding="0cm" fo:border="none"/>
    </style:style>
    <style:style style:name="Taula59" style:family="table" style:master-page-name="">
      <style:table-properties style:width="18.60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59.A" style:family="table-column">
      <style:table-column-properties style:column-width="4.644cm" style:rel-column-width="16365*"/>
    </style:style>
    <style:style style:name="Taula59.B" style:family="table-column">
      <style:table-column-properties style:column-width="4.65cm" style:rel-column-width="16383*"/>
    </style:style>
    <style:style style:name="Taula59.D" style:family="table-column">
      <style:table-column-properties style:column-width="4.657cm" style:rel-column-width="16404*"/>
    </style:style>
    <style:style style:name="Taula59.A1" style:family="table-cell">
      <style:table-cell-properties fo:padding="0cm" fo:border="none"/>
    </style:style>
    <style:style style:name="Taula59.A9" style:family="table-cell">
      <style:table-cell-properties fo:background-color="#999999" fo:padding="0cm" fo:border="none">
        <style:background-image/>
      </style:table-cell-properties>
    </style:style>
    <style:style style:name="Taula61" style:family="table" style:master-page-name="">
      <style:table-properties style:width="18.60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61.A" style:family="table-column">
      <style:table-column-properties style:column-width="4.644cm" style:rel-column-width="16365*"/>
    </style:style>
    <style:style style:name="Taula61.B" style:family="table-column">
      <style:table-column-properties style:column-width="4.65cm" style:rel-column-width="16383*"/>
    </style:style>
    <style:style style:name="Taula61.D" style:family="table-column">
      <style:table-column-properties style:column-width="4.657cm" style:rel-column-width="16404*"/>
    </style:style>
    <style:style style:name="Taula61.A1" style:family="table-cell">
      <style:table-cell-properties fo:padding="0cm" fo:border="none"/>
    </style:style>
    <style:style style:name="Taula15" style:family="table">
      <style:table-properties style:width="18.602cm" table:align="margins"/>
    </style:style>
    <style:style style:name="Taula15.A" style:family="table-column">
      <style:table-column-properties style:column-width="4.648cm" style:rel-column-width="16376*"/>
    </style:style>
    <style:style style:name="Taula15.B" style:family="table-column">
      <style:table-column-properties style:column-width="4.65cm" style:rel-column-width="16383*"/>
    </style:style>
    <style:style style:name="Taula15.D" style:family="table-column">
      <style:table-column-properties style:column-width="4.653cm" style:rel-column-width="16393*"/>
    </style:style>
    <style:style style:name="Taula15.A1" style:family="table-cell">
      <style:table-cell-properties fo:background-color="transparent" fo:padding="0cm" fo:border="none">
        <style:background-image/>
      </style:table-cell-properties>
    </style:style>
    <style:style style:name="Taula15.B1" style:family="table-cell">
      <style:table-cell-properties fo:padding="0cm" fo:border="none"/>
    </style:style>
    <style:style style:name="Taula15.C1" style:family="table-cell">
      <style:table-cell-properties fo:padding="0cm" fo:border="none"/>
    </style:style>
    <style:style style:name="Taula15.D1" style:family="table-cell">
      <style:table-cell-properties fo:padding="0cm" fo:border="none"/>
    </style:style>
    <style:style style:name="Taula40" style:family="table">
      <style:table-properties style:width="18.602cm" table:align="margins"/>
    </style:style>
    <style:style style:name="Taula40.A" style:family="table-column">
      <style:table-column-properties style:column-width="4.648cm" style:rel-column-width="16376*"/>
    </style:style>
    <style:style style:name="Taula40.B" style:family="table-column">
      <style:table-column-properties style:column-width="4.65cm" style:rel-column-width="16383*"/>
    </style:style>
    <style:style style:name="Taula40.D" style:family="table-column">
      <style:table-column-properties style:column-width="4.653cm" style:rel-column-width="16393*"/>
    </style:style>
    <style:style style:name="Taula40.A1" style:family="table-cell">
      <style:table-cell-properties fo:background-color="transparent" fo:padding="0cm" fo:border="none">
        <style:background-image/>
      </style:table-cell-properties>
    </style:style>
    <style:style style:name="Taula40.B1" style:family="table-cell">
      <style:table-cell-properties fo:padding="0cm" fo:border="none"/>
    </style:style>
    <style:style style:name="Taula40.C1" style:family="table-cell">
      <style:table-cell-properties fo:padding="0cm" fo:border="none"/>
    </style:style>
    <style:style style:name="Taula40.D1" style:family="table-cell">
      <style:table-cell-properties fo:padding="0cm" fo:border="none"/>
    </style:style>
    <style:style style:name="Taula48" style:family="table" style:master-page-name="">
      <style:table-properties style:width="18.60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48.A" style:family="table-column">
      <style:table-column-properties style:column-width="4.644cm" style:rel-column-width="16365*"/>
    </style:style>
    <style:style style:name="Taula48.B" style:family="table-column">
      <style:table-column-properties style:column-width="4.65cm" style:rel-column-width="16383*"/>
    </style:style>
    <style:style style:name="Taula48.D" style:family="table-column">
      <style:table-column-properties style:column-width="4.657cm" style:rel-column-width="16404*"/>
    </style:style>
    <style:style style:name="Taula48.A1" style:family="table-cell">
      <style:table-cell-properties fo:padding="0cm" fo:border="none"/>
    </style:style>
    <style:style style:name="Taula49" style:family="table">
      <style:table-properties style:width="18.602cm" table:align="margins" fo:background-color="transparent" fo:keep-with-next="auto" style:may-break-between-rows="true" style:writing-mode="page">
        <style:background-image/>
      </style:table-properties>
    </style:style>
    <style:style style:name="Taula49.A" style:family="table-column">
      <style:table-column-properties style:column-width="4.644cm" style:rel-column-width="16365*"/>
    </style:style>
    <style:style style:name="Taula49.B" style:family="table-column">
      <style:table-column-properties style:column-width="4.65cm" style:rel-column-width="16383*"/>
    </style:style>
    <style:style style:name="Taula49.D" style:family="table-column">
      <style:table-column-properties style:column-width="4.657cm" style:rel-column-width="16404*"/>
    </style:style>
    <style:style style:name="Taula49.A1" style:family="table-cell">
      <style:table-cell-properties fo:padding="0cm" fo:border="none"/>
    </style:style>
    <style:style style:name="Taula50" style:family="table">
      <style:table-properties style:width="18.602cm" table:align="margins"/>
    </style:style>
    <style:style style:name="Taula50.A" style:family="table-column">
      <style:table-column-properties style:column-width="4.648cm" style:rel-column-width="16376*"/>
    </style:style>
    <style:style style:name="Taula50.B" style:family="table-column">
      <style:table-column-properties style:column-width="4.65cm" style:rel-column-width="16383*"/>
    </style:style>
    <style:style style:name="Taula50.D" style:family="table-column">
      <style:table-column-properties style:column-width="4.653cm" style:rel-column-width="16393*"/>
    </style:style>
    <style:style style:name="Taula50.A1" style:family="table-cell">
      <style:table-cell-properties fo:background-color="transparent" fo:padding="0cm" fo:border="none">
        <style:background-image/>
      </style:table-cell-properties>
    </style:style>
    <style:style style:name="Taula50.B1" style:family="table-cell">
      <style:table-cell-properties fo:padding="0cm" fo:border="none"/>
    </style:style>
    <style:style style:name="Taula50.C1" style:family="table-cell">
      <style:table-cell-properties fo:padding="0cm" fo:border="none"/>
    </style:style>
    <style:style style:name="Taula50.D1" style:family="table-cell">
      <style:table-cell-properties fo:padding="0cm" fo:border="none"/>
    </style:style>
    <style:style style:name="Taula60" style:family="table" style:master-page-name="">
      <style:table-properties style:width="18.60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60.A" style:family="table-column">
      <style:table-column-properties style:column-width="4.644cm" style:rel-column-width="16365*"/>
    </style:style>
    <style:style style:name="Taula60.B" style:family="table-column">
      <style:table-column-properties style:column-width="4.65cm" style:rel-column-width="16383*"/>
    </style:style>
    <style:style style:name="Taula60.D" style:family="table-column">
      <style:table-column-properties style:column-width="4.657cm" style:rel-column-width="16404*"/>
    </style:style>
    <style:style style:name="Taula60.A1" style:family="table-cell">
      <style:table-cell-properties fo:padding="0cm" fo:border="none"/>
    </style:style>
    <style:style style:name="Taula62" style:family="table" style:master-page-name="">
      <style:table-properties style:width="18.60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62.A" style:family="table-column">
      <style:table-column-properties style:column-width="4.644cm" style:rel-column-width="16365*"/>
    </style:style>
    <style:style style:name="Taula62.B" style:family="table-column">
      <style:table-column-properties style:column-width="4.65cm" style:rel-column-width="16383*"/>
    </style:style>
    <style:style style:name="Taula62.D" style:family="table-column">
      <style:table-column-properties style:column-width="4.657cm" style:rel-column-width="16404*"/>
    </style:style>
    <style:style style:name="Taula62.A1" style:family="table-cell">
      <style:table-cell-properties fo:padding="0cm" fo:border="none"/>
    </style:style>
    <style:style style:name="Taula63" style:family="table">
      <style:table-properties style:width="18.602cm" table:align="margins"/>
    </style:style>
    <style:style style:name="Taula63.A" style:family="table-column">
      <style:table-column-properties style:column-width="4.648cm" style:rel-column-width="16376*"/>
    </style:style>
    <style:style style:name="Taula63.B" style:family="table-column">
      <style:table-column-properties style:column-width="4.65cm" style:rel-column-width="16383*"/>
    </style:style>
    <style:style style:name="Taula63.D" style:family="table-column">
      <style:table-column-properties style:column-width="4.653cm" style:rel-column-width="16393*"/>
    </style:style>
    <style:style style:name="Taula63.A1" style:family="table-cell">
      <style:table-cell-properties fo:background-color="transparent" fo:padding="0cm" fo:border="none">
        <style:background-image/>
      </style:table-cell-properties>
    </style:style>
    <style:style style:name="Taula63.B1" style:family="table-cell">
      <style:table-cell-properties fo:padding="0cm" fo:border="none"/>
    </style:style>
    <style:style style:name="Taula63.C1" style:family="table-cell">
      <style:table-cell-properties fo:padding="0cm" fo:border="none"/>
    </style:style>
    <style:style style:name="Taula63.D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an"/>
    </style:style>
    <style:style style:name="P2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Coming Soon" fo:font-size="14pt" style:font-size-asian="14pt" style:font-size-complex="14pt"/>
    </style:style>
    <style:style style:name="P4" style:family="paragraph" style:parent-style-name="Table_20_Contents">
      <style:text-properties style:font-name="Coming Soon" fo:font-size="14pt" officeooo:rsid="0016e4de" officeooo:paragraph-rsid="0016e4de" style:font-size-asian="14pt" style:font-size-complex="14pt"/>
    </style:style>
    <style:style style:name="P5" style:family="paragraph" style:parent-style-name="Table_20_Contents">
      <style:text-properties style:font-name="Coming Soon" fo:font-size="14pt" officeooo:rsid="0016e4de" officeooo:paragraph-rsid="0018523c" style:font-size-asian="14pt" style:font-size-complex="14pt"/>
    </style:style>
    <style:style style:name="P6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7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8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9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10" style:family="paragraph" style:parent-style-name="Table_20_Contents">
      <style:text-properties style:font-name="Coming Soon" fo:font-size="14pt" officeooo:paragraph-rsid="0016e4de" style:font-size-asian="14pt" style:font-size-complex="14pt"/>
    </style:style>
    <style:style style:name="P11" style:family="paragraph" style:parent-style-name="Table_20_Contents">
      <style:text-properties style:font-name="Coming Soon" fo:font-size="14pt" officeooo:rsid="0018553f" officeooo:paragraph-rsid="0018553f" style:font-size-asian="14pt" style:font-size-complex="14pt"/>
    </style:style>
    <style:style style:name="P12" style:family="paragraph" style:parent-style-name="Table_20_Contents">
      <style:text-properties style:font-name="Coming Soon" fo:font-size="14pt" officeooo:rsid="0018553f" officeooo:paragraph-rsid="001a1bc4" style:font-size-asian="14pt" style:font-size-complex="14pt"/>
    </style:style>
    <style:style style:name="P13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14" style:family="paragraph" style:parent-style-name="Table_20_Contents">
      <style:text-properties style:font-name="Coming Soon" fo:font-size="14pt" officeooo:rsid="0024dfeb" officeooo:paragraph-rsid="0018523c" style:font-size-asian="14pt" style:font-size-complex="14pt"/>
    </style:style>
    <style:style style:name="P15" style:family="paragraph" style:parent-style-name="Table_20_Contents">
      <style:text-properties style:font-name="Coming Soon" fo:font-size="14pt" officeooo:rsid="002b6a8d" officeooo:paragraph-rsid="002b6a8d" style:font-size-asian="14pt" style:font-size-complex="14pt"/>
    </style:style>
    <style:style style:name="P16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17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18" style:family="paragraph" style:parent-style-name="Table_20_Contents">
      <style:text-properties fo:color="#999999" style:font-name="Coming Soon" fo:font-size="14pt" style:font-size-asian="14pt" style:font-size-complex="14pt"/>
    </style:style>
    <style:style style:name="P19" style:family="paragraph" style:parent-style-name="Table_20_Contents">
      <style:text-properties fo:color="#999999" style:font-name="Coming Soon" fo:font-size="14pt" officeooo:paragraph-rsid="0016e4de" style:font-size-asian="14pt" style:font-size-complex="14pt"/>
    </style:style>
    <style:style style:name="P20" style:family="paragraph" style:parent-style-name="Table_20_Contents">
      <style:text-properties fo:color="#999999" style:font-name="Coming Soon" fo:font-size="14pt" officeooo:rsid="0016e4de" officeooo:paragraph-rsid="0016e4de" style:font-size-asian="14pt" style:font-size-complex="14pt"/>
    </style:style>
    <style:style style:name="P21" style:family="paragraph" style:parent-style-name="Table_20_Contents">
      <style:text-properties fo:color="#999999" style:font-name="Coming Soon" fo:font-size="14pt" officeooo:rsid="0016e4de" officeooo:paragraph-rsid="0018523c" style:font-size-asian="14pt" style:font-size-complex="14pt"/>
    </style:style>
    <style:style style:name="P22" style:family="paragraph" style:parent-style-name="Table_20_Contents">
      <style:text-properties fo:color="#999999" style:font-name="Coming Soon" fo:font-size="14pt" officeooo:rsid="0018523c" officeooo:paragraph-rsid="0018523c" style:font-size-asian="14pt" style:font-size-complex="14pt"/>
    </style:style>
    <style:style style:name="P23" style:family="paragraph" style:parent-style-name="Table_20_Contents">
      <style:text-properties fo:color="#999999" style:font-name="Coming Soon" fo:font-size="14pt" officeooo:rsid="0018523c" officeooo:paragraph-rsid="0018553f" style:font-size-asian="14pt" style:font-size-complex="14pt"/>
    </style:style>
    <style:style style:name="P24" style:family="paragraph" style:parent-style-name="Table_20_Contents">
      <style:text-properties fo:color="#999999" style:font-name="Coming Soon" fo:font-size="14pt" officeooo:rsid="0018553f" officeooo:paragraph-rsid="0018553f" style:font-size-asian="14pt" style:font-size-complex="14pt"/>
    </style:style>
    <style:style style:name="P25" style:family="paragraph" style:parent-style-name="Table_20_Contents">
      <style:text-properties fo:color="#999999" style:font-name="Coming Soon" fo:font-size="14pt" officeooo:rsid="0018553f" officeooo:paragraph-rsid="001a1bc4" style:font-size-asian="14pt" style:font-size-complex="14pt"/>
    </style:style>
    <style:style style:name="P26" style:family="paragraph" style:parent-style-name="Table_20_Contents">
      <style:text-properties fo:color="#999999" style:font-name="Coming Soon" fo:font-size="14pt" officeooo:rsid="001a1bc4" officeooo:paragraph-rsid="001a1bc4" style:font-size-asian="14pt" style:font-size-complex="14pt"/>
    </style:style>
    <style:style style:name="P27" style:family="paragraph" style:parent-style-name="Table_20_Contents">
      <style:text-properties fo:color="#999999" style:font-name="Coming Soon" fo:font-size="14pt" officeooo:rsid="001a1bc4" officeooo:paragraph-rsid="001afc9d" style:font-size-asian="14pt" style:font-size-complex="14pt"/>
    </style:style>
    <style:style style:name="P28" style:family="paragraph" style:parent-style-name="Table_20_Contents">
      <style:text-properties fo:color="#999999" style:font-name="Coming Soon" fo:font-size="14pt" officeooo:rsid="001afc9d" officeooo:paragraph-rsid="001afc9d" style:font-size-asian="14pt" style:font-size-complex="14pt"/>
    </style:style>
    <style:style style:name="P29" style:family="paragraph" style:parent-style-name="Table_20_Contents">
      <style:text-properties fo:color="#999999" style:font-name="Coming Soon" fo:font-size="14pt" officeooo:rsid="00278a5b" officeooo:paragraph-rsid="00278a5b" style:font-size-asian="14pt" style:font-size-complex="14pt"/>
    </style:style>
    <style:style style:name="P30" style:family="paragraph" style:parent-style-name="Table_20_Contents">
      <style:text-properties fo:color="#999999" style:font-name="Coming Soon" fo:font-size="14pt" officeooo:rsid="002ac76a" officeooo:paragraph-rsid="002ac76a" style:font-size-asian="14pt" style:font-size-complex="14pt"/>
    </style:style>
    <style:style style:name="P31" style:family="paragraph" style:parent-style-name="Table_20_Contents">
      <style:text-properties fo:color="#999999" style:font-name="Coming Soon" fo:font-size="14pt" officeooo:rsid="002ae43b" officeooo:paragraph-rsid="002ae43b" style:font-size-asian="14pt" style:font-size-complex="14pt"/>
    </style:style>
    <style:style style:name="P32" style:family="paragraph" style:parent-style-name="Table_20_Contents">
      <style:text-properties fo:color="#999999" style:font-name="Coming Soon" fo:font-size="14pt" officeooo:rsid="002b6a8d" officeooo:paragraph-rsid="002b6a8d" style:font-size-asian="14pt" style:font-size-complex="14pt"/>
    </style:style>
    <style:style style:name="P33" style:family="paragraph" style:parent-style-name="Table_20_Contents">
      <style:text-properties fo:color="#000000" style:font-name="Coming Soon" fo:font-size="14pt" officeooo:rsid="002ac76a" officeooo:paragraph-rsid="002ac76a" style:font-size-asian="14pt" style:font-size-complex="14pt"/>
    </style:style>
    <style:style style:name="P34" style:family="paragraph" style:parent-style-name="Table_20_Contents">
      <style:text-properties fo:color="#000000" style:font-name="Coming Soon" fo:font-size="14pt" officeooo:rsid="002ac76a" officeooo:paragraph-rsid="002b6a8d" style:font-size-asian="14pt" style:font-size-complex="14pt"/>
    </style:style>
    <style:style style:name="P35" style:family="paragraph" style:parent-style-name="Table_20_Contents">
      <style:text-properties fo:color="#000000" style:font-name="Coming Soon" fo:font-size="14pt" officeooo:rsid="002cef30" officeooo:paragraph-rsid="002cef30" style:font-size-asian="14pt" style:font-size-complex="14pt"/>
    </style:style>
    <style:style style:name="P36" style:family="paragraph" style:parent-style-name="Table_20_Contents">
      <style:text-properties fo:color="#b3b3b3" style:font-name="Coming Soon" fo:font-size="14pt" officeooo:rsid="002b6a8d" officeooo:paragraph-rsid="002b6a8d" style:font-size-asian="14pt" style:font-size-complex="14pt"/>
    </style:style>
    <style:style style:name="P37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38" style:family="paragraph" style:parent-style-name="Table_20_Heading">
      <style:paragraph-properties fo:padding="0cm" fo:border="none"/>
      <style:text-properties style:font-name="Lato Light" fo:font-size="20pt" fo:font-weight="normal" officeooo:paragraph-rsid="002ae43b" style:font-size-asian="20pt" style:font-weight-asian="normal" style:font-size-complex="20pt" style:font-weight-complex="normal"/>
    </style:style>
    <style:style style:name="P39" style:family="paragraph" style:parent-style-name="Table_20_Heading">
      <style:paragraph-properties fo:padding="0cm" fo:border="none"/>
      <style:text-properties style:font-name="Lato Light" fo:font-size="20pt" fo:font-weight="normal" officeooo:paragraph-rsid="002b6a8d" style:font-size-asian="20pt" style:font-weight-asian="normal" style:font-size-complex="20pt" style:font-weight-complex="normal"/>
    </style:style>
    <style:style style:name="P40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41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2ac76a" style:font-size-asian="10pt" style:font-style-asian="normal" style:font-size-complex="10pt" style:font-style-complex="normal"/>
    </style:style>
    <style:style style:name="P42" style:family="paragraph" style:parent-style-name="Author">
      <style:paragraph-properties fo:text-align="center" style:justify-single-word="false"/>
      <style:text-properties style:font-name="GE Inspira" fo:font-size="22pt" fo:font-style="normal" style:font-size-asian="22pt" style:font-style-asian="normal" style:font-size-complex="22pt" style:font-style-complex="normal"/>
    </style:style>
    <style:style style:name="P43" style:family="paragraph" style:parent-style-name="Author">
      <style:paragraph-properties fo:text-align="center" style:justify-single-word="false"/>
      <style:text-properties style:font-name="GE Inspira" fo:font-size="22pt" fo:font-style="normal" officeooo:paragraph-rsid="002ac76a" style:font-size-asian="22pt" style:font-style-asian="normal" style:font-size-complex="22pt" style:font-style-complex="normal"/>
    </style:style>
    <style:style style:name="P44" style:family="paragraph" style:parent-style-name="Standard">
      <style:text-properties officeooo:rsid="002ac76a" officeooo:paragraph-rsid="002b6a8d"/>
    </style:style>
    <style:style style:name="P45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c76a" officeooo:paragraph-rsid="002ac76a" style:font-size-asian="14pt" style:font-size-complex="14pt"/>
    </style:style>
    <style:style style:name="P46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c76a" officeooo:paragraph-rsid="002b6a8d" style:font-size-asian="14pt" style:font-size-complex="14pt"/>
    </style:style>
    <style:style style:name="P47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e43b" officeooo:paragraph-rsid="002ae43b" style:font-size-asian="14pt" style:font-size-complex="14pt"/>
    </style:style>
    <style:style style:name="P48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b6a8d" officeooo:paragraph-rsid="002b6a8d" style:font-size-asian="14pt" style:font-size-complex="14pt"/>
    </style:style>
    <style:style style:name="P49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ac76a" officeooo:paragraph-rsid="002ac76a" style:font-size-asian="14pt" style:font-size-complex="14pt"/>
    </style:style>
    <style:style style:name="P50" style:family="paragraph" style:parent-style-name="Titol_5f_1">
      <style:paragraph-properties fo:text-align="center" style:justify-single-word="false">
        <style:tab-stops>
          <style:tab-stop style:position="18.064cm"/>
        </style:tab-stops>
      </style:paragraph-properties>
      <style:text-properties officeooo:paragraph-rsid="0024f705"/>
    </style:style>
    <style:style style:name="P51" style:family="paragraph" style:parent-style-name="Standard">
      <style:text-properties officeooo:paragraph-rsid="003297aa"/>
    </style:style>
    <style:style style:name="P52" style:family="paragraph" style:parent-style-name="Standard">
      <style:text-properties style:font-name="Lato Light1" fo:font-size="10pt" fo:font-style="normal" officeooo:paragraph-rsid="002ac76a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ato Light1" fo:font-size="10pt" fo:font-style="normal" officeooo:rsid="001f67e8" officeooo:paragraph-rsid="0033020a" style:font-size-asian="10pt" style:font-style-asian="normal" style:font-size-complex="10pt" style:font-style-complex="normal"/>
    </style:style>
    <style:style style:name="P54" style:family="paragraph" style:parent-style-name="Standard">
      <style:text-properties officeooo:paragraph-rsid="0033020a"/>
    </style:style>
    <style:style style:name="P55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2b6a8d" style:font-size-asian="10pt" style:font-style-asian="normal" style:font-size-complex="10pt" style:font-style-complex="normal"/>
    </style:style>
    <style:style style:name="P56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33020a" style:font-size-asian="10pt" style:font-style-asian="normal" style:font-size-complex="10pt" style:font-style-complex="normal"/>
    </style:style>
    <style:style style:name="P57" style:family="paragraph" style:parent-style-name="Text_20_body">
      <style:paragraph-properties fo:break-before="page"/>
    </style:style>
    <style:style style:name="P58" style:family="paragraph" style:parent-style-name="Text_20_body" style:master-page-name="">
      <style:paragraph-properties style:page-number="auto" fo:break-before="auto" fo:break-after="auto"/>
    </style:style>
    <style:style style:name="P59" style:family="paragraph" style:parent-style-name="Titol_5f_1">
      <style:text-properties officeooo:paragraph-rsid="0033020a"/>
    </style:style>
    <style:style style:name="P60" style:family="paragraph" style:parent-style-name="Titol_5f_1">
      <style:paragraph-properties fo:break-before="page"/>
      <style:text-properties officeooo:paragraph-rsid="0033020a"/>
    </style:style>
    <style:style style:name="P61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ae43b" officeooo:paragraph-rsid="002ac76a" style:font-size-asian="14pt" style:font-size-complex="14pt"/>
    </style:style>
    <style:style style:name="P62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b6a8d" officeooo:paragraph-rsid="002b6a8d" style:font-size-asian="14pt" style:font-size-complex="14pt"/>
    </style:style>
    <style:style style:name="P63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bd7fc" officeooo:paragraph-rsid="002b6a8d" style:font-size-asian="14pt" style:font-size-complex="14pt"/>
    </style:style>
    <style:style style:name="P64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cef30" officeooo:paragraph-rsid="002b6a8d" style:font-size-asian="14pt" style:font-size-complex="14pt"/>
    </style:style>
    <style:style style:name="P65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f9a71" officeooo:paragraph-rsid="002f9a71" style:font-size-asian="14pt" style:font-size-complex="14pt"/>
    </style:style>
    <style:style style:name="P66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b6a8d" officeooo:paragraph-rsid="002b6a8d" style:font-size-asian="14pt" style:font-size-complex="14pt"/>
    </style:style>
    <style:style style:name="P67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bd7fc" officeooo:paragraph-rsid="002b6a8d" style:font-size-asian="14pt" style:font-size-complex="14pt"/>
    </style:style>
    <style:style style:name="P68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cef30" officeooo:paragraph-rsid="002b6a8d" style:font-size-asian="14pt" style:font-size-complex="14pt"/>
    </style:style>
    <style:style style:name="P69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f9a71" officeooo:paragraph-rsid="002f9a71" style:font-size-asian="14pt" style:font-size-complex="14pt"/>
    </style:style>
    <style:style style:name="P70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f9a71" officeooo:paragraph-rsid="0030a70a" style:font-size-asian="14pt" style:font-size-complex="14pt"/>
    </style:style>
    <style:style style:name="P71" style:family="paragraph" style:parent-style-name="Table_20_Contents">
      <style:text-properties style:font-name="Coming Soon" fo:font-size="14pt" officeooo:rsid="002b6a8d" officeooo:paragraph-rsid="002b6a8d" style:font-size-asian="14pt" style:font-size-complex="14pt"/>
    </style:style>
    <style:style style:name="P72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73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74" style:family="paragraph" style:parent-style-name="Table_20_Contents">
      <style:text-properties fo:color="#999999" style:font-name="Coming Soon" fo:font-size="14pt" officeooo:rsid="002b6a8d" officeooo:paragraph-rsid="002b6a8d" style:font-size-asian="14pt" style:font-size-complex="14pt"/>
    </style:style>
    <style:style style:name="P75" style:family="paragraph" style:parent-style-name="Table_20_Contents">
      <style:text-properties fo:color="#999999" style:font-name="Coming Soon" fo:font-size="14pt" officeooo:rsid="002bd7fc" officeooo:paragraph-rsid="002b6a8d" style:font-size-asian="14pt" style:font-size-complex="14pt"/>
    </style:style>
    <style:style style:name="P76" style:family="paragraph" style:parent-style-name="Table_20_Contents">
      <style:text-properties fo:color="#999999" style:font-name="Coming Soon" fo:font-size="14pt" officeooo:rsid="002cef30" officeooo:paragraph-rsid="002b6a8d" style:font-size-asian="14pt" style:font-size-complex="14pt"/>
    </style:style>
    <style:style style:name="P77" style:family="paragraph" style:parent-style-name="Table_20_Contents">
      <style:text-properties fo:color="#999999" style:font-name="Coming Soon" fo:font-size="14pt" officeooo:rsid="002f9a71" officeooo:paragraph-rsid="002f9a71" style:font-size-asian="14pt" style:font-size-complex="14pt"/>
    </style:style>
    <style:style style:name="P78" style:family="paragraph" style:parent-style-name="Table_20_Contents">
      <style:text-properties fo:color="#999999" style:font-name="Coming Soon" fo:font-size="14pt" officeooo:rsid="002f9a71" officeooo:paragraph-rsid="0030a70a" style:font-size-asian="14pt" style:font-size-complex="14pt"/>
    </style:style>
    <style:style style:name="P79" style:family="paragraph" style:parent-style-name="Table_20_Contents">
      <style:text-properties fo:color="#000000" style:font-name="Coming Soon" fo:font-size="14pt" officeooo:rsid="002b6a8d" officeooo:paragraph-rsid="002b6a8d" style:font-size-asian="14pt" style:font-size-complex="14pt"/>
    </style:style>
    <style:style style:name="P80" style:family="paragraph" style:parent-style-name="Table_20_Contents">
      <style:text-properties fo:color="#000000" style:font-name="Coming Soon" fo:font-size="14pt" officeooo:rsid="002bd7fc" officeooo:paragraph-rsid="002b6a8d" style:font-size-asian="14pt" style:font-size-complex="14pt"/>
    </style:style>
    <style:style style:name="P81" style:family="paragraph" style:parent-style-name="Table_20_Contents">
      <style:text-properties fo:color="#000000" style:font-name="Coming Soon" fo:font-size="14pt" officeooo:rsid="002cef30" officeooo:paragraph-rsid="002b6a8d" style:font-size-asian="14pt" style:font-size-complex="14pt"/>
    </style:style>
    <style:style style:name="P82" style:family="paragraph" style:parent-style-name="Table_20_Contents">
      <style:text-properties fo:color="#000000" style:font-name="Coming Soon" fo:font-size="14pt" officeooo:rsid="002f9a71" officeooo:paragraph-rsid="002f9a71" style:font-size-asian="14pt" style:font-size-complex="14pt"/>
    </style:style>
    <style:style style:name="P83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f9a71" officeooo:paragraph-rsid="002f9a71" style:font-size-asian="14pt" style:font-size-complex="14pt"/>
    </style:style>
    <style:style style:name="P84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f9a71" officeooo:paragraph-rsid="0030a70a" style:font-size-asian="14pt" style:font-size-complex="14pt"/>
    </style:style>
    <style:style style:name="P85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f9a71" officeooo:paragraph-rsid="002f9a71" style:font-size-asian="14pt" style:font-size-complex="14pt"/>
    </style:style>
    <style:style style:name="P86" style:family="paragraph" style:parent-style-name="Table_20_Contents">
      <style:paragraph-properties fo:margin-left="0cm" fo:margin-right="0.076cm" fo:text-indent="0cm" style:auto-text-indent="false"/>
      <style:text-properties style:font-name="Coming Soon" fo:font-size="14pt" officeooo:rsid="001a1bc4" officeooo:paragraph-rsid="001afc9d" style:font-size-asian="14pt" style:font-size-complex="14pt"/>
    </style:style>
    <style:style style:name="P87" style:family="paragraph" style:parent-style-name="Table_20_Contents">
      <style:paragraph-properties fo:margin-left="0cm" fo:margin-right="0.076cm" fo:text-indent="0cm" style:auto-text-indent="false"/>
      <style:text-properties style:font-name="Coming Soon" fo:font-size="14pt" officeooo:rsid="002b6a8d" officeooo:paragraph-rsid="002b6a8d" style:font-size-asian="14pt" style:font-size-complex="14pt"/>
    </style:style>
    <style:style style:name="P88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89" style:family="paragraph" style:parent-style-name="Table_20_Heading">
      <style:paragraph-properties fo:padding="0cm" fo:border="none"/>
      <style:text-properties style:font-name="Lato Light" fo:font-size="20pt" fo:font-weight="normal" officeooo:paragraph-rsid="003297aa" style:font-size-asian="20pt" style:font-weight-asian="normal" style:font-size-complex="20pt" style:font-weight-complex="normal"/>
    </style:style>
    <style:style style:name="P90" style:family="paragraph" style:parent-style-name="Table_20_Heading">
      <style:paragraph-properties fo:padding="0cm" fo:border="none"/>
      <style:text-properties style:font-name="Lato Light" fo:font-size="20pt" fo:font-weight="normal" officeooo:paragraph-rsid="0033020a" style:font-size-asian="20pt" style:font-weight-asian="normal" style:font-size-complex="20pt" style:font-weight-complex="normal"/>
    </style:style>
    <style:style style:name="P91" style:family="paragraph" style:parent-style-name="Table_20_Heading">
      <style:paragraph-properties fo:margin-left="0cm" fo:margin-right="0.076cm" fo:text-indent="0cm" style:auto-text-indent="false" fo:padding="0cm" fo:border="none"/>
      <style:text-properties style:font-name="Lato Light" fo:font-size="20pt" fo:font-weight="normal" officeooo:paragraph-rsid="003297aa" style:font-size-asian="20pt" style:font-weight-asian="normal" style:font-size-complex="20pt" style:font-weight-complex="normal"/>
    </style:style>
    <style:style style:name="P92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33020a" style:font-size-asian="10pt" style:font-style-asian="normal" style:font-size-complex="10pt" style:font-style-complex="normal"/>
    </style:style>
    <style:style style:name="P93" style:family="paragraph" style:parent-style-name="Author">
      <style:paragraph-properties fo:text-align="center" style:justify-single-word="false"/>
      <style:text-properties style:font-name="GE Inspira" fo:font-size="22pt" fo:font-style="normal" officeooo:paragraph-rsid="0033020a" style:font-size-asian="22pt" style:font-style-asian="normal" style:font-size-complex="22pt" style:font-style-complex="normal"/>
    </style:style>
    <style:style style:name="P94" style:family="paragraph" style:parent-style-name="Title">
      <style:paragraph-properties fo:break-before="page">
        <style:tab-stops>
          <style:tab-stop style:position="18.064cm"/>
        </style:tab-stops>
      </style:paragraph-properties>
      <style:text-properties style:font-name="Lato Light1" fo:font-size="10pt" fo:font-style="normal" officeooo:rsid="001f67e8" officeooo:paragraph-rsid="002ac76a" style:font-size-asian="10pt" style:font-style-asian="normal" style:font-size-complex="10pt" style:font-style-complex="normal"/>
    </style:style>
    <style:style style:name="T1" style:family="text">
      <style:text-properties officeooo:rsid="0016e4de"/>
    </style:style>
    <style:style style:name="T2" style:family="text">
      <style:text-properties officeooo:rsid="0018523c"/>
    </style:style>
    <style:style style:name="T3" style:family="text">
      <style:text-properties officeooo:rsid="0018553f"/>
    </style:style>
    <style:style style:name="T4" style:family="text">
      <style:text-properties officeooo:rsid="0024dfeb"/>
    </style:style>
    <style:style style:name="T5" style:family="text">
      <style:text-properties officeooo:rsid="0024f705"/>
    </style:style>
    <style:style style:name="T6" style:family="text">
      <style:text-properties officeooo:rsid="0027286f"/>
    </style:style>
    <style:style style:name="T7" style:family="text">
      <style:text-properties officeooo:rsid="00293cea"/>
    </style:style>
    <style:style style:name="T8" style:family="text">
      <style:text-properties officeooo:rsid="002ac76a"/>
    </style:style>
    <style:style style:name="T9" style:family="text">
      <style:text-properties officeooo:rsid="002ae43b"/>
    </style:style>
    <style:style style:name="T10" style:family="text">
      <style:text-properties officeooo:rsid="002b6a8d"/>
    </style:style>
    <style:style style:name="T11" style:family="text">
      <style:text-properties officeooo:rsid="002cef30"/>
    </style:style>
    <style:style style:name="T12" style:family="text">
      <style:text-properties officeooo:rsid="002e3926"/>
    </style:style>
    <style:style style:name="T13" style:family="text">
      <style:text-properties officeooo:rsid="002f9a71"/>
    </style:style>
    <style:style style:name="T14" style:family="text">
      <style:text-properties officeooo:rsid="003297aa"/>
    </style:style>
    <style:style style:name="T15" style:family="text">
      <style:text-properties style:font-name="Lato Light1" fo:font-size="10pt" fo:font-style="normal" officeooo:rsid="001f67e8" style:font-size-asian="10pt" style:font-style-asian="normal" style:font-size-complex="10pt" style:font-style-complex="normal"/>
    </style:style>
    <style:style style:name="T16" style:family="text">
      <style:text-properties officeooo:rsid="001f6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ol_5f_1" text:outline-level="1">Angl<text:span text:style-name="T5">é</text:span>s <text:span text:style-name="T5">2</text:span> ESO</text:h>
      <text:p text:style-name="P42">Irregular verbs <text:span text:style-name="T8">#1</text:span></text:p>
      <text:p text:style-name="P40"><text:a xlink:type="simple" xlink:href="https://llagosti.wordpress.com/" text:style-name="Internet_20_link" text:visited-style-name="Visited_20_Internet_20_Link">https://llagosti.wordpress.com/</text:a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7">Infinitive</text:p>
            </table:table-cell>
            <table:table-cell table:style-name="Table1.C1" office:value-type="string">
              <text:p text:style-name="P37">Past simple</text:p>
            </table:table-cell>
            <table:table-cell table:style-name="Table1.C1" office:value-type="string">
              <text:p text:style-name="P37">Part participle</text:p>
            </table:table-cell>
            <table:table-cell table:style-name="Table1.D1" office:value-type="string">
              <text:p text:style-name="P37">Translation</text:p>
            </table:table-cell>
          </table:table-row>
        </table:table-header-rows>
      </table:table>
      <text:p text:style-name="Standard"/>
      <table:table table:name="Taula58" table:style-name="Taula58">
        <table:table-column table:style-name="Taula58.A"/>
        <table:table-column table:style-name="Taula58.B" table:number-columns-repeated="2"/>
        <table:table-column table:style-name="Taula58.D"/>
        <table:table-row>
          <table:table-cell table:style-name="Taula58.A1" office:value-type="string">
            <text:p text:style-name="P3">be</text:p>
          </table:table-cell>
          <table:table-cell table:style-name="Taula58.A1" office:value-type="string">
            <text:p text:style-name="P3">was, were</text:p>
          </table:table-cell>
          <table:table-cell table:style-name="Taula58.A1" office:value-type="string">
            <text:p text:style-name="P3">been</text:p>
          </table:table-cell>
          <table:table-cell table:style-name="Taula58.A1" office:value-type="string">
            <text:p text:style-name="P3">ser, estar</text:p>
          </table:table-cell>
        </table:table-row>
        <table:table-row>
          <table:table-cell table:style-name="Taula58.A1" office:value-type="string">
            <text:p text:style-name="P18">be</text:p>
          </table:table-cell>
          <table:table-cell table:style-name="Taula58.A1" office:value-type="string">
            <text:p text:style-name="P18">was, were</text:p>
          </table:table-cell>
          <table:table-cell table:style-name="Taula58.A1" office:value-type="string">
            <text:p text:style-name="P18">been</text:p>
          </table:table-cell>
          <table:table-cell table:style-name="Taula58.A1" office:value-type="string">
            <text:p text:style-name="P18">ser, estar</text:p>
          </table:table-cell>
        </table:table-row>
      </table:table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header-rows>
          <table:table-row>
            <table:table-cell table:style-name="Taula1.A1" office:value-type="string">
              <text:p text:style-name="P10">be<text:span text:style-name="T1">at</text:span></text:p>
            </table:table-cell>
            <table:table-cell table:style-name="Taula1.A1" office:value-type="string">
              <text:p text:style-name="P4">beat</text:p>
            </table:table-cell>
            <table:table-cell table:style-name="Taula1.A1" office:value-type="string">
              <text:p text:style-name="P4">beaten</text:p>
            </table:table-cell>
            <table:table-cell table:style-name="Taula1.A1" office:value-type="string">
              <text:p text:style-name="P4">derrotar, colpejar</text:p>
            </table:table-cell>
          </table:table-row>
        </table:table-header-rows>
        <table:table-row>
          <table:table-cell table:style-name="Taula1.A1" office:value-type="string">
            <text:p text:style-name="P19">be<text:span text:style-name="T1">at</text:span></text:p>
          </table:table-cell>
          <table:table-cell table:style-name="Taula1.A1" office:value-type="string">
            <text:p text:style-name="P20">beat</text:p>
          </table:table-cell>
          <table:table-cell table:style-name="Taula1.A1" office:value-type="string">
            <text:p text:style-name="P20">beaten</text:p>
          </table:table-cell>
          <table:table-cell table:style-name="Taula1.A1" office:value-type="string">
            <text:p text:style-name="P20">derrotar, colpejar</text:p>
          </table:table-cell>
        </table:table-row>
      </table:table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header-rows>
          <table:table-row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became</text:p>
            </table:table-cell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<text:span text:style-name="T4">c</text:span>onvertir-se en</text:p>
            </table:table-cell>
          </table:table-row>
        </table:table-header-rows>
        <table:table-row>
          <table:table-cell table:style-name="Taula2.A1" office:value-type="string">
            <text:p text:style-name="P20">become</text:p>
          </table:table-cell>
          <table:table-cell table:style-name="Taula2.A1" office:value-type="string">
            <text:p text:style-name="P20">became</text:p>
          </table:table-cell>
          <table:table-cell table:style-name="Taula2.A1" office:value-type="string">
            <text:p text:style-name="P20">become</text:p>
          </table:table-cell>
          <table:table-cell table:style-name="Taula2.A1" office:value-type="string">
            <text:p text:style-name="P20"><text:span text:style-name="T4">c</text:span>onvertir-se en</text:p>
          </table:table-cell>
        </table:table-row>
      </table:table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header-rows>
          <table:table-row>
            <table:table-cell table:style-name="Taula3.A1" office:value-type="string">
              <text:p text:style-name="P10">be<text:span text:style-name="T1">gin</text:span></text:p>
            </table:table-cell>
            <table:table-cell table:style-name="Taula3.A1" office:value-type="string">
              <text:p text:style-name="P4">began</text:p>
            </table:table-cell>
            <table:table-cell table:style-name="Taula3.A1" office:value-type="string">
              <text:p text:style-name="P4">begun</text:p>
            </table:table-cell>
            <table:table-cell table:style-name="Taula3.A1" office:value-type="string">
              <text:p text:style-name="P4">començar</text:p>
            </table:table-cell>
          </table:table-row>
        </table:table-header-rows>
        <table:table-row>
          <table:table-cell table:style-name="Taula3.A1" office:value-type="string">
            <text:p text:style-name="P20">begin</text:p>
          </table:table-cell>
          <table:table-cell table:style-name="Taula3.A1" office:value-type="string">
            <text:p text:style-name="P20">began</text:p>
          </table:table-cell>
          <table:table-cell table:style-name="Taula3.A1" office:value-type="string">
            <text:p text:style-name="P20">begun</text:p>
          </table:table-cell>
          <table:table-cell table:style-name="Taula3.A1" office:value-type="string">
            <text:p text:style-name="P20">començar</text:p>
          </table:table-cell>
        </table:table-row>
      </table:table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header-rows>
          <table:table-row>
            <table:table-cell table:style-name="Taula4.A1" office:value-type="string">
              <text:p text:style-name="P4">bite</text:p>
            </table:table-cell>
            <table:table-cell table:style-name="Taula4.A1" office:value-type="string">
              <text:p text:style-name="P4">bit</text:p>
            </table:table-cell>
            <table:table-cell table:style-name="Taula4.A1" office:value-type="string">
              <text:p text:style-name="P4">bitten</text:p>
            </table:table-cell>
            <table:table-cell table:style-name="Taula4.A1" office:value-type="string">
              <text:p text:style-name="P4">mossegar, picar</text:p>
            </table:table-cell>
          </table:table-row>
        </table:table-header-rows>
        <table:table-row>
          <table:table-cell table:style-name="Taula4.A1" office:value-type="string">
            <text:p text:style-name="P20">bite</text:p>
          </table:table-cell>
          <table:table-cell table:style-name="Taula4.A1" office:value-type="string">
            <text:p text:style-name="P20">bit</text:p>
          </table:table-cell>
          <table:table-cell table:style-name="Taula4.A1" office:value-type="string">
            <text:p text:style-name="P20">bitten</text:p>
          </table:table-cell>
          <table:table-cell table:style-name="Taula4.A1" office:value-type="string">
            <text:p text:style-name="P20">mossegar, picar</text:p>
          </table:table-cell>
        </table:table-row>
      </table:table>
      <table:table table:name="Taula5" table:style-name="Taula5">
        <table:table-column table:style-name="Taula5.A"/>
        <table:table-column table:style-name="Taula5.B" table:number-columns-repeated="2"/>
        <table:table-column table:style-name="Taula5.D"/>
        <table:table-header-rows>
          <table:table-row>
            <table:table-cell table:style-name="Taula5.A1" office:value-type="string">
              <text:p text:style-name="P4">break</text:p>
            </table:table-cell>
            <table:table-cell table:style-name="Taula5.A1" office:value-type="string">
              <text:p text:style-name="P4">broke</text:p>
            </table:table-cell>
            <table:table-cell table:style-name="Taula5.A1" office:value-type="string">
              <text:p text:style-name="P4">broken</text:p>
            </table:table-cell>
            <table:table-cell table:style-name="Taula5.A1" office:value-type="string">
              <text:p text:style-name="P4">trencar-se</text:p>
            </table:table-cell>
          </table:table-row>
        </table:table-header-rows>
        <table:table-row>
          <table:table-cell table:style-name="Taula5.A1" office:value-type="string">
            <text:p text:style-name="P20">break</text:p>
          </table:table-cell>
          <table:table-cell table:style-name="Taula5.A1" office:value-type="string">
            <text:p text:style-name="P20">broke</text:p>
          </table:table-cell>
          <table:table-cell table:style-name="Taula5.A1" office:value-type="string">
            <text:p text:style-name="P20">broken</text:p>
          </table:table-cell>
          <table:table-cell table:style-name="Taula5.A1" office:value-type="string">
            <text:p text:style-name="P20">trencar-se</text:p>
          </table:table-cell>
        </table:table-row>
      </table:table>
      <table:table table:name="Taula6" table:style-name="Taula6">
        <table:table-column table:style-name="Taula6.A"/>
        <table:table-column table:style-name="Taula6.B" table:number-columns-repeated="2"/>
        <table:table-column table:style-name="Taula6.D"/>
        <table:table-header-rows>
          <table:table-row>
            <table:table-cell table:style-name="Taula6.A1" office:value-type="string">
              <text:p text:style-name="P4">bring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portar</text:p>
            </table:table-cell>
          </table:table-row>
        </table:table-header-rows>
        <table:table-row>
          <table:table-cell table:style-name="Taula6.A1" office:value-type="string">
            <text:p text:style-name="P20">bring</text:p>
          </table:table-cell>
          <table:table-cell table:style-name="Taula6.A1" office:value-type="string">
            <text:p text:style-name="P20">brought</text:p>
          </table:table-cell>
          <table:table-cell table:style-name="Taula6.A1" office:value-type="string">
            <text:p text:style-name="P20">brought</text:p>
          </table:table-cell>
          <table:table-cell table:style-name="Taula6.A1" office:value-type="string">
            <text:p text:style-name="P20"><text:span text:style-name="T4">p</text:span>ortar</text:p>
          </table:table-cell>
        </table:table-row>
      </table:table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5">b<text:span text:style-name="T2">uild</text:span></text:p>
            </table:table-cell>
            <table:table-cell table:style-name="Taula7.A1" office:value-type="string">
              <text:p text:style-name="P6">built</text:p>
            </table:table-cell>
            <table:table-cell table:style-name="Taula7.A1" office:value-type="string">
              <text:p text:style-name="P5">b<text:span text:style-name="T2">uilt</text:span></text:p>
            </table:table-cell>
            <table:table-cell table:style-name="Taula7.A1" office:value-type="string">
              <text:p text:style-name="P6">con<text:span text:style-name="T7">s</text:span>truir</text:p>
            </table:table-cell>
          </table:table-row>
        </table:table-header-rows>
      </table:table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header-rows>
          <table:table-row>
            <table:table-cell table:style-name="Taula8.A1" office:value-type="string">
              <text:p text:style-name="P21">b<text:span text:style-name="T2">uild</text:span></text:p>
            </table:table-cell>
            <table:table-cell table:style-name="Taula8.A1" office:value-type="string">
              <text:p text:style-name="P22">built</text:p>
            </table:table-cell>
            <table:table-cell table:style-name="Taula8.A1" office:value-type="string">
              <text:p text:style-name="P21">b<text:span text:style-name="T2">uilt</text:span></text:p>
            </table:table-cell>
            <table:table-cell table:style-name="Taula8.A1" office:value-type="string">
              <text:p text:style-name="P22">con<text:span text:style-name="T7">s</text:span>truir</text:p>
            </table:table-cell>
          </table:table-row>
        </table:table-header-rows>
      </table:table>
      <table:table table:name="Taula9" table:style-name="Taula9">
        <table:table-column table:style-name="Taula9.A"/>
        <table:table-column table:style-name="Taula9.B" table:number-columns-repeated="2"/>
        <table:table-column table:style-name="Taula9.D"/>
        <table:table-header-rows>
          <table:table-row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6">b<text:span text:style-name="T12">ought</text:span></text:p>
            </table:table-cell>
            <table:table-cell table:style-name="Taula9.A1" office:value-type="string">
              <text:p text:style-name="P14">b<text:span text:style-name="T12">ought</text:span></text:p>
            </table:table-cell>
            <table:table-cell table:style-name="Taula9.A1" office:value-type="string">
              <text:p text:style-name="P6">comprar</text:p>
            </table:table-cell>
          </table:table-row>
        </table:table-header-rows>
      </table:table>
      <table:table table:name="Taula10" table:style-name="Taula10">
        <table:table-column table:style-name="Taula10.A"/>
        <table:table-column table:style-name="Taula10.B" table:number-columns-repeated="2"/>
        <table:table-column table:style-name="Taula10.D"/>
        <table:table-header-rows>
          <table:table-row>
            <table:table-cell table:style-name="Taula10.A1" office:value-type="string">
              <text:p text:style-name="P22">buy</text:p>
            </table:table-cell>
            <table:table-cell table:style-name="Taula10.A1" office:value-type="string">
              <text:p text:style-name="P29">bought</text:p>
            </table:table-cell>
            <table:table-cell table:style-name="Taula10.A1" office:value-type="string">
              <text:p text:style-name="P29">bought</text:p>
            </table:table-cell>
            <table:table-cell table:style-name="Taula10.A1" office:value-type="string">
              <text:p text:style-name="P22">comprar</text:p>
            </table:table-cell>
          </table:table-row>
        </table:table-header-rows>
      </table:table>
      <table:table table:name="Taula11" table:style-name="Taula11">
        <table:table-column table:style-name="Taula11.A"/>
        <table:table-column table:style-name="Taula11.B" table:number-columns-repeated="2"/>
        <table:table-column table:style-name="Taula11.D"/>
        <table:table-header-rows>
          <table:table-row>
            <table:table-cell table:style-name="Taula11.A1" office:value-type="string">
              <text:p text:style-name="P6">catch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atrapar</text:p>
            </table:table-cell>
          </table:table-row>
        </table:table-header-rows>
      </table:table>
      <table:table table:name="Taula12" table:style-name="Taula12">
        <table:table-column table:style-name="Taula12.A"/>
        <table:table-column table:style-name="Taula12.B" table:number-columns-repeated="2"/>
        <table:table-column table:style-name="Taula12.D"/>
        <table:table-header-rows>
          <table:table-row>
            <table:table-cell table:style-name="Taula12.A1" office:value-type="string">
              <text:p text:style-name="P22">catch</text:p>
            </table:table-cell>
            <table:table-cell table:style-name="Taula12.A1" office:value-type="string">
              <text:p text:style-name="P22">caught</text:p>
            </table:table-cell>
            <table:table-cell table:style-name="Taula12.A1" office:value-type="string">
              <text:p text:style-name="P22">caught</text:p>
            </table:table-cell>
            <table:table-cell table:style-name="Taula12.A1" office:value-type="string">
              <text:p text:style-name="P22">atrapar</text:p>
            </table:table-cell>
          </table:table-row>
        </table:table-header-rows>
      </table:table>
      <table:table table:name="Taula13" table:style-name="Taula13">
        <table:table-column table:style-name="Taula13.A"/>
        <table:table-column table:style-name="Taula13.B" table:number-columns-repeated="2"/>
        <table:table-column table:style-name="Taula13.D"/>
        <table:table-header-rows>
          <table:table-row>
            <table:table-cell table:style-name="Taula13.A1" office:value-type="string">
              <text:p text:style-name="P6">cho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elegir</text:p>
            </table:table-cell>
          </table:table-row>
        </table:table-header-rows>
      </table:table>
      <table:table table:name="Taula14" table:style-name="Taula14">
        <table:table-column table:style-name="Taula14.A"/>
        <table:table-column table:style-name="Taula14.B" table:number-columns-repeated="2"/>
        <table:table-column table:style-name="Taula14.D"/>
        <table:table-header-rows>
          <table:table-row>
            <table:table-cell table:style-name="Taula14.A1" office:value-type="string">
              <text:p text:style-name="P22">choose</text:p>
            </table:table-cell>
            <table:table-cell table:style-name="Taula14.A1" office:value-type="string">
              <text:p text:style-name="P22">chose</text:p>
            </table:table-cell>
            <table:table-cell table:style-name="Taula14.A1" office:value-type="string">
              <text:p text:style-name="P22">chose</text:p>
            </table:table-cell>
            <table:table-cell table:style-name="Taula14.A1" office:value-type="string">
              <text:p text:style-name="P22">elegir</text:p>
            </table:table-cell>
          </table:table-row>
        </table:table-header-rows>
      </table:table>
      <table:table table:name="Taula16" table:style-name="Taula16">
        <table:table-column table:style-name="Taula16.A"/>
        <table:table-column table:style-name="Taula16.B" table:number-columns-repeated="2"/>
        <table:table-column table:style-name="Taula16.D"/>
        <table:table-header-rows>
          <table:table-row>
            <table:table-cell table:style-name="Taula16.A1" office:value-type="string">
              <text:p text:style-name="P6">come</text:p>
            </table:table-cell>
            <table:table-cell table:style-name="Taula16.A1" office:value-type="string">
              <text:p text:style-name="P6">came</text:p>
            </table:table-cell>
            <table:table-cell table:style-name="Taula16.A1" office:value-type="string">
              <text:p text:style-name="P6">come</text:p>
            </table:table-cell>
            <table:table-cell table:style-name="Taula16.A1" office:value-type="string">
              <text:p text:style-name="P6">venir</text:p>
            </table:table-cell>
          </table:table-row>
        </table:table-header-rows>
        <table:table-row>
          <table:table-cell table:style-name="Taula16.A1" office:value-type="string">
            <text:p text:style-name="P22">come</text:p>
          </table:table-cell>
          <table:table-cell table:style-name="Taula16.A1" office:value-type="string">
            <text:p text:style-name="P22">came</text:p>
          </table:table-cell>
          <table:table-cell table:style-name="Taula16.A1" office:value-type="string">
            <text:p text:style-name="P22">come</text:p>
          </table:table-cell>
          <table:table-cell table:style-name="Taula16.A1" office:value-type="string">
            <text:p text:style-name="P22">venir</text:p>
          </table:table-cell>
        </table:table-row>
      </table:table>
      <table:table table:name="Taula17" table:style-name="Taula17">
        <table:table-column table:style-name="Taula17.A"/>
        <table:table-column table:style-name="Taula17.B" table:number-columns-repeated="2"/>
        <table:table-column table:style-name="Taula17.D"/>
        <table:table-header-rows>
          <table:table-row>
            <table:table-cell table:style-name="Taula17.A1" office:value-type="string">
              <text:p text:style-name="P7">co<text:span text:style-name="T3">st</text:span></text:p>
            </table:table-cell>
            <table:table-cell table:style-name="Taula17.A1" office:value-type="string">
              <text:p text:style-name="P7">cost</text:p>
            </table:table-cell>
            <table:table-cell table:style-name="Taula17.A1" office:value-type="string">
              <text:p text:style-name="P11">cost</text:p>
            </table:table-cell>
            <table:table-cell table:style-name="Taula17.A1" office:value-type="string">
              <text:p text:style-name="P11">costar</text:p>
            </table:table-cell>
          </table:table-row>
        </table:table-header-rows>
      </table:table>
      <table:table table:name="Taula18" table:style-name="Taula18">
        <table:table-column table:style-name="Taula18.A"/>
        <table:table-column table:style-name="Taula18.B" table:number-columns-repeated="2"/>
        <table:table-column table:style-name="Taula18.D"/>
        <table:table-header-rows>
          <table:table-row>
            <table:table-cell table:style-name="Taula18.A1" office:value-type="string">
              <text:p text:style-name="P16">co<text:span text:style-name="T3">st</text:span></text:p>
            </table:table-cell>
            <table:table-cell table:style-name="Taula18.A1" office:value-type="string">
              <text:p text:style-name="P23">cost</text:p>
            </table:table-cell>
            <table:table-cell table:style-name="Taula18.A1" office:value-type="string">
              <text:p text:style-name="P24">cost</text:p>
            </table:table-cell>
            <table:table-cell table:style-name="Taula18.A1" office:value-type="string">
              <text:p text:style-name="P24">costar</text:p>
            </table:table-cell>
          </table:table-row>
        </table:table-header-rows>
      </table:table>
      <table:table table:name="Taula19" table:style-name="Taula19">
        <table:table-column table:style-name="Taula19.A"/>
        <table:table-column table:style-name="Taula19.B" table:number-columns-repeated="2"/>
        <table:table-column table:style-name="Taula19.D"/>
        <table:table-header-rows>
          <table:table-row>
            <table:table-cell table:style-name="Taula19.A1" office:value-type="string">
              <text:p text:style-name="P7">c<text:span text:style-name="T3">ut</text:span></text:p>
            </table:table-cell>
            <table:table-cell table:style-name="Taula19.A1" office:value-type="string">
              <text:p text:style-name="P7">cut</text:p>
            </table:table-cell>
            <table:table-cell table:style-name="Taula19.A1" office:value-type="string">
              <text:p text:style-name="P11">cut</text:p>
            </table:table-cell>
            <table:table-cell table:style-name="Taula19.A1" office:value-type="string">
              <text:p text:style-name="P11">cortar</text:p>
            </table:table-cell>
          </table:table-row>
        </table:table-header-rows>
      </table:table>
      <table:table table:name="Taula20" table:style-name="Taula20">
        <table:table-column table:style-name="Taula20.A"/>
        <table:table-column table:style-name="Taula20.B" table:number-columns-repeated="2"/>
        <table:table-column table:style-name="Taula20.D"/>
        <table:table-header-rows>
          <table:table-row>
            <table:table-cell table:style-name="Taula20.A1" office:value-type="string">
              <text:p text:style-name="P23">c<text:span text:style-name="T3">ut</text:span></text:p>
            </table:table-cell>
            <table:table-cell table:style-name="Taula20.A1" office:value-type="string">
              <text:p text:style-name="P23">cut</text:p>
            </table:table-cell>
            <table:table-cell table:style-name="Taula20.A1" office:value-type="string">
              <text:p text:style-name="P24">cut</text:p>
            </table:table-cell>
            <table:table-cell table:style-name="Taula20.A1" office:value-type="string">
              <text:p text:style-name="P24">cortar</text:p>
            </table:table-cell>
          </table:table-row>
        </table:table-header-rows>
      </table:table>
      <table:table table:name="Taula21" table:style-name="Taula21">
        <table:table-column table:style-name="Taula21.A"/>
        <table:table-column table:style-name="Taula21.B" table:number-columns-repeated="2"/>
        <table:table-column table:style-name="Taula21.D"/>
        <table:table-header-rows>
          <table:table-row>
            <table:table-cell table:style-name="Taula21.A1" office:value-type="string">
              <text:p text:style-name="P11">do</text:p>
            </table:table-cell>
            <table:table-cell table:style-name="Taula21.A1" office:value-type="string">
              <text:p text:style-name="P11">did</text:p>
            </table:table-cell>
            <table:table-cell table:style-name="Taula21.A1" office:value-type="string">
              <text:p text:style-name="P11">done</text:p>
            </table:table-cell>
            <table:table-cell table:style-name="Taula21.A1" office:value-type="string">
              <text:p text:style-name="P11">fer</text:p>
            </table:table-cell>
          </table:table-row>
        </table:table-header-rows>
      </table:table>
      <table:table table:name="Taula22" table:style-name="Taula22">
        <table:table-column table:style-name="Taula22.A"/>
        <table:table-column table:style-name="Taula22.B" table:number-columns-repeated="2"/>
        <table:table-column table:style-name="Taula22.D"/>
        <table:table-header-rows>
          <table:table-row>
            <table:table-cell table:style-name="Taula22.A1" office:value-type="string">
              <text:p text:style-name="P24">do</text:p>
            </table:table-cell>
            <table:table-cell table:style-name="Taula22.A1" office:value-type="string">
              <text:p text:style-name="P24">did</text:p>
            </table:table-cell>
            <table:table-cell table:style-name="Taula22.A1" office:value-type="string">
              <text:p text:style-name="P24">done</text:p>
            </table:table-cell>
            <table:table-cell table:style-name="Taula22.A1" office:value-type="string">
              <text:p text:style-name="P24">fer</text:p>
            </table:table-cell>
          </table:table-row>
        </table:table-header-rows>
      </table:table>
      <table:table table:name="Taula23" table:style-name="Taula23">
        <table:table-column table:style-name="Taula23.A"/>
        <table:table-column table:style-name="Taula23.B" table:number-columns-repeated="2"/>
        <table:table-column table:style-name="Taula23.D"/>
        <table:table-header-rows>
          <table:table-row>
            <table:table-cell table:style-name="Taula23.A1" office:value-type="string">
              <text:p text:style-name="P11">draw</text:p>
            </table:table-cell>
            <table:table-cell table:style-name="Taula23.A1" office:value-type="string">
              <text:p text:style-name="P11">drew</text:p>
            </table:table-cell>
            <table:table-cell table:style-name="Taula23.A1" office:value-type="string">
              <text:p text:style-name="P11">drawn</text:p>
            </table:table-cell>
            <table:table-cell table:style-name="Taula23.A1" office:value-type="string">
              <text:p text:style-name="P11">dibuixar</text:p>
            </table:table-cell>
          </table:table-row>
        </table:table-header-rows>
      </table:table>
      <table:table table:name="Taula24" table:style-name="Taula24">
        <table:table-column table:style-name="Taula24.A"/>
        <table:table-column table:style-name="Taula24.B" table:number-columns-repeated="2"/>
        <table:table-column table:style-name="Taula24.D"/>
        <table:table-header-rows>
          <table:table-row>
            <table:table-cell table:style-name="Taula24.A1" office:value-type="string">
              <text:p text:style-name="P24">draw</text:p>
            </table:table-cell>
            <table:table-cell table:style-name="Taula24.A1" office:value-type="string">
              <text:p text:style-name="P24">drew</text:p>
            </table:table-cell>
            <table:table-cell table:style-name="Taula24.A1" office:value-type="string">
              <text:p text:style-name="P24">drawn</text:p>
            </table:table-cell>
            <table:table-cell table:style-name="Taula24.A1" office:value-type="string">
              <text:p text:style-name="P24">dibuixar</text:p>
            </table:table-cell>
          </table:table-row>
        </table:table-header-rows>
      </table:table>
      <table:table table:name="Taula25" table:style-name="Taula25">
        <table:table-column table:style-name="Taula25.A"/>
        <table:table-column table:style-name="Taula25.B" table:number-columns-repeated="2"/>
        <table:table-column table:style-name="Taula25.D"/>
        <table:table-header-rows>
          <table:table-row>
            <table:table-cell table:style-name="Taula25.A1" office:value-type="string">
              <text:p text:style-name="P11">dream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8">so<text:span text:style-name="T12">miar</text:span></text:p>
            </table:table-cell>
          </table:table-row>
        </table:table-header-rows>
      </table:table>
      <table:table table:name="Taula26" table:style-name="Taula26">
        <table:table-column table:style-name="Taula26.A"/>
        <table:table-column table:style-name="Taula26.B" table:number-columns-repeated="2"/>
        <table:table-column table:style-name="Taula26.D"/>
        <table:table-header-rows>
          <table:table-row>
            <table:table-cell table:style-name="Taula26.A1" office:value-type="string">
              <text:p text:style-name="P25">dream</text:p>
            </table:table-cell>
            <table:table-cell table:style-name="Taula26.A1" office:value-type="string">
              <text:p text:style-name="P25">dreamt, dreamed</text:p>
            </table:table-cell>
            <table:table-cell table:style-name="Taula26.A1" office:value-type="string">
              <text:p text:style-name="P25">dreamt, dreamed</text:p>
            </table:table-cell>
            <table:table-cell table:style-name="Taula26.A1" office:value-type="string">
              <text:p text:style-name="P26">so<text:span text:style-name="T12">miar</text:span></text:p>
            </table:table-cell>
          </table:table-row>
        </table:table-header-rows>
      </table:table>
      <table:table table:name="Taula27" table:style-name="Taula27">
        <table:table-column table:style-name="Taula27.A"/>
        <table:table-column table:style-name="Taula27.B" table:number-columns-repeated="2"/>
        <table:table-column table:style-name="Taula27.D"/>
        <table:table-header-rows>
          <table:table-row>
            <table:table-cell table:style-name="Taula27.A1" office:value-type="string">
              <text:p text:style-name="P12">drink</text:p>
            </table:table-cell>
            <table:table-cell table:style-name="Taula27.A1" office:value-type="string">
              <text:p text:style-name="P12">drank</text:p>
            </table:table-cell>
            <table:table-cell table:style-name="Taula27.A1" office:value-type="string">
              <text:p text:style-name="P12">drunk</text:p>
            </table:table-cell>
            <table:table-cell table:style-name="Taula27.A1" office:value-type="string">
              <text:p text:style-name="P8">beure</text:p>
            </table:table-cell>
          </table:table-row>
        </table:table-header-rows>
      </table:table>
      <table:table table:name="Taula28" table:style-name="Taula28">
        <table:table-column table:style-name="Taula28.A"/>
        <table:table-column table:style-name="Taula28.B" table:number-columns-repeated="2"/>
        <table:table-column table:style-name="Taula28.D"/>
        <table:table-header-rows>
          <table:table-row>
            <table:table-cell table:style-name="Taula28.A1" office:value-type="string">
              <text:p text:style-name="P25">drink</text:p>
            </table:table-cell>
            <table:table-cell table:style-name="Taula28.A1" office:value-type="string">
              <text:p text:style-name="P25">drank</text:p>
            </table:table-cell>
            <table:table-cell table:style-name="Taula28.A1" office:value-type="string">
              <text:p text:style-name="P25">drunk</text:p>
            </table:table-cell>
            <table:table-cell table:style-name="Taula28.A1" office:value-type="string">
              <text:p text:style-name="P26"><text:span text:style-name="T6">b</text:span>eure</text:p>
            </table:table-cell>
          </table:table-row>
        </table:table-header-rows>
      </table:table>
      <text:h text:style-name="P60" text:outline-level="1">Angl<text:span text:style-name="T5">é</text:span>s <text:span text:style-name="T5">2</text:span> ESO</text:h>
      <text:p text:style-name="P93">Irregular verbs <text:span text:style-name="T8">#2</text:span></text:p>
      <text:p text:style-name="P92"><text:a xlink:type="simple" xlink:href="https://llagosti.wordpress.com/" text:style-name="Internet_20_link" text:visited-style-name="Visited_20_Internet_20_Link">https://llagosti.wordpress.com/</text:a></text:p>
      <text:p text:style-name="P56"/>
      <table:table table:name="Taula15" table:style-name="Taula15">
        <table:table-column table:style-name="Taula15.A"/>
        <table:table-column table:style-name="Taula15.B" table:number-columns-repeated="2"/>
        <table:table-column table:style-name="Taula15.D"/>
        <table:table-header-rows>
          <table:table-row>
            <table:table-cell table:style-name="Taula15.A1" office:value-type="string">
              <text:p text:style-name="P90">Infinitive</text:p>
            </table:table-cell>
            <table:table-cell table:style-name="Taula15.C1" office:value-type="string">
              <text:p text:style-name="P90">Past simple</text:p>
            </table:table-cell>
            <table:table-cell table:style-name="Taula15.C1" office:value-type="string">
              <text:p text:style-name="P90">Part participle</text:p>
            </table:table-cell>
            <table:table-cell table:style-name="Taula15.D1" office:value-type="string">
              <text:p text:style-name="P90">Translation</text:p>
            </table:table-cell>
          </table:table-row>
        </table:table-header-rows>
      </table:table>
      <text:p text:style-name="P54"/>
      <table:table table:name="Taula29" table:style-name="Taula29">
        <table:table-column table:style-name="Taula29.A"/>
        <table:table-column table:style-name="Taula29.B" table:number-columns-repeated="2"/>
        <table:table-column table:style-name="Taula29.D"/>
        <table:table-header-rows>
          <table:table-row>
            <table:table-cell table:style-name="Taula29.A1" office:value-type="string">
              <text:p text:style-name="P12">drive</text:p>
            </table:table-cell>
            <table:table-cell table:style-name="Taula29.A1" office:value-type="string">
              <text:p text:style-name="P12">drove</text:p>
            </table:table-cell>
            <table:table-cell table:style-name="Taula29.A1" office:value-type="string">
              <text:p text:style-name="P12">driven</text:p>
            </table:table-cell>
            <table:table-cell table:style-name="Taula29.A1" office:value-type="string">
              <text:p text:style-name="P8">conduir</text:p>
            </table:table-cell>
          </table:table-row>
        </table:table-header-rows>
      </table:table>
      <table:table table:name="Taula30" table:style-name="Taula30">
        <table:table-column table:style-name="Taula30.A"/>
        <table:table-column table:style-name="Taula30.B" table:number-columns-repeated="2"/>
        <table:table-column table:style-name="Taula30.D"/>
        <table:table-header-rows>
          <table:table-row>
            <table:table-cell table:style-name="Taula30.A1" office:value-type="string">
              <text:p text:style-name="P25">drive</text:p>
            </table:table-cell>
            <table:table-cell table:style-name="Taula30.A1" office:value-type="string">
              <text:p text:style-name="P25">drove</text:p>
            </table:table-cell>
            <table:table-cell table:style-name="Taula30.A1" office:value-type="string">
              <text:p text:style-name="P25">driven</text:p>
            </table:table-cell>
            <table:table-cell table:style-name="Taula30.A1" office:value-type="string">
              <text:p text:style-name="P26">conduir</text:p>
            </table:table-cell>
          </table:table-row>
        </table:table-header-rows>
      </table:table>
      <table:table table:name="Taula31" table:style-name="Taula31">
        <table:table-column table:style-name="Taula31.A"/>
        <table:table-column table:style-name="Taula31.B" table:number-columns-repeated="2"/>
        <table:table-column table:style-name="Taula31.D"/>
        <table:table-header-rows>
          <table:table-row>
            <table:table-cell table:style-name="Taula31.A1" office:value-type="string">
              <text:p text:style-name="P8">eat</text:p>
            </table:table-cell>
            <table:table-cell table:style-name="Taula31.A1" office:value-type="string">
              <text:p text:style-name="P8">ate</text:p>
            </table:table-cell>
            <table:table-cell table:style-name="Taula31.A1" office:value-type="string">
              <text:p text:style-name="P8"><text:span text:style-name="T12">e</text:span>aten</text:p>
            </table:table-cell>
            <table:table-cell table:style-name="Taula31.A1" office:value-type="string">
              <text:p text:style-name="P8">menjar</text:p>
            </table:table-cell>
          </table:table-row>
        </table:table-header-rows>
      </table:table>
      <table:table table:name="Taula32" table:style-name="Taula32">
        <table:table-column table:style-name="Taula32.A"/>
        <table:table-column table:style-name="Taula32.B" table:number-columns-repeated="2"/>
        <table:table-column table:style-name="Taula32.D"/>
        <table:table-header-rows>
          <table:table-row>
            <table:table-cell table:style-name="Taula32.A1" office:value-type="string">
              <text:p text:style-name="P26">eat</text:p>
            </table:table-cell>
            <table:table-cell table:style-name="Taula32.A1" office:value-type="string">
              <text:p text:style-name="P26">ate</text:p>
            </table:table-cell>
            <table:table-cell table:style-name="Taula32.A1" office:value-type="string">
              <text:p text:style-name="P26"><text:span text:style-name="T12">e</text:span>aten</text:p>
            </table:table-cell>
            <table:table-cell table:style-name="Taula32.A1" office:value-type="string">
              <text:p text:style-name="P26">menjar</text:p>
            </table:table-cell>
          </table:table-row>
        </table:table-header-rows>
      </table:table>
      <table:table table:name="Taula33" table:style-name="Taula33">
        <table:table-column table:style-name="Taula33.A"/>
        <table:table-column table:style-name="Taula33.B" table:number-columns-repeated="2"/>
        <table:table-column table:style-name="Taula33.D"/>
        <table:table-header-rows>
          <table:table-row>
            <table:table-cell table:style-name="Taula33.A1" office:value-type="string">
              <text:p text:style-name="P8">fall</text:p>
            </table:table-cell>
            <table:table-cell table:style-name="Taula33.A1" office:value-type="string">
              <text:p text:style-name="P8">fell</text:p>
            </table:table-cell>
            <table:table-cell table:style-name="Taula33.A1" office:value-type="string">
              <text:p text:style-name="P8">fallen</text:p>
            </table:table-cell>
            <table:table-cell table:style-name="Taula33.A1" office:value-type="string">
              <text:p text:style-name="P8">caure's</text:p>
            </table:table-cell>
          </table:table-row>
        </table:table-header-rows>
      </table:table>
      <table:table table:name="Taula34" table:style-name="Taula34">
        <table:table-column table:style-name="Taula34.A"/>
        <table:table-column table:style-name="Taula34.B" table:number-columns-repeated="2"/>
        <table:table-column table:style-name="Taula34.D"/>
        <table:table-header-rows>
          <table:table-row>
            <table:table-cell table:style-name="Taula34.A1" office:value-type="string">
              <text:p text:style-name="P26">fall</text:p>
            </table:table-cell>
            <table:table-cell table:style-name="Taula34.A1" office:value-type="string">
              <text:p text:style-name="P26">fell</text:p>
            </table:table-cell>
            <table:table-cell table:style-name="Taula34.A1" office:value-type="string">
              <text:p text:style-name="P26">fallen</text:p>
            </table:table-cell>
            <table:table-cell table:style-name="Taula34.A1" office:value-type="string">
              <text:p text:style-name="P26">caure's</text:p>
            </table:table-cell>
          </table:table-row>
        </table:table-header-rows>
      </table:table>
      <table:table table:name="Taula35" table:style-name="Taula35">
        <table:table-column table:style-name="Taula35.A"/>
        <table:table-column table:style-name="Taula35.B" table:number-columns-repeated="2"/>
        <table:table-column table:style-name="Taula35.D"/>
        <table:table-header-rows>
          <table:table-row>
            <table:table-cell table:style-name="Taula35.A1" office:value-type="string">
              <text:p text:style-name="P8">fe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alimentar-se</text:p>
            </table:table-cell>
          </table:table-row>
        </table:table-header-rows>
      </table:table>
      <table:table table:name="Taula36" table:style-name="Taula36">
        <table:table-column table:style-name="Taula36.A"/>
        <table:table-column table:style-name="Taula36.B" table:number-columns-repeated="2"/>
        <table:table-column table:style-name="Taula36.D"/>
        <table:table-header-rows>
          <table:table-row>
            <table:table-cell table:style-name="Taula36.A1" office:value-type="string">
              <text:p text:style-name="P26">feed</text:p>
            </table:table-cell>
            <table:table-cell table:style-name="Taula36.A1" office:value-type="string">
              <text:p text:style-name="P26">fed</text:p>
            </table:table-cell>
            <table:table-cell table:style-name="Taula36.A1" office:value-type="string">
              <text:p text:style-name="P26">fed</text:p>
            </table:table-cell>
            <table:table-cell table:style-name="Taula36.A1" office:value-type="string">
              <text:p text:style-name="P26">alimentar-se</text:p>
            </table:table-cell>
          </table:table-row>
        </table:table-header-rows>
      </table:table>
      <table:table table:name="Taula37" table:style-name="Taula37">
        <table:table-column table:style-name="Taula37.A"/>
        <table:table-column table:style-name="Taula37.B" table:number-columns-repeated="2"/>
        <table:table-column table:style-name="Taula37.D"/>
        <table:table-header-rows>
          <table:table-row>
            <table:table-cell table:style-name="Taula37.A1" office:value-type="string">
              <text:p text:style-name="P8">feel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sentir-se</text:p>
            </table:table-cell>
          </table:table-row>
        </table:table-header-rows>
      </table:table>
      <table:table table:name="Taula38" table:style-name="Taula38">
        <table:table-column table:style-name="Taula38.A"/>
        <table:table-column table:style-name="Taula38.B" table:number-columns-repeated="2"/>
        <table:table-column table:style-name="Taula38.D"/>
        <table:table-header-rows>
          <table:table-row>
            <table:table-cell table:style-name="Taula38.A1" office:value-type="string">
              <text:p text:style-name="P26">feel</text:p>
            </table:table-cell>
            <table:table-cell table:style-name="Taula38.A1" office:value-type="string">
              <text:p text:style-name="P26">felt</text:p>
            </table:table-cell>
            <table:table-cell table:style-name="Taula38.A1" office:value-type="string">
              <text:p text:style-name="P26">felt</text:p>
            </table:table-cell>
            <table:table-cell table:style-name="Taula38.A1" office:value-type="string">
              <text:p text:style-name="P26">sentir-se</text:p>
            </table:table-cell>
          </table:table-row>
        </table:table-header-rows>
      </table:table>
      <table:table table:name="Taula39" table:style-name="Taula39">
        <table:table-column table:style-name="Taula39.A"/>
        <table:table-column table:style-name="Taula39.B" table:number-columns-repeated="2"/>
        <table:table-column table:style-name="Taula39.D"/>
        <table:table-header-rows>
          <table:table-row>
            <table:table-cell table:style-name="Taula39.A1" office:value-type="string">
              <text:p text:style-name="P8">fi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llu<text:span text:style-name="T12">ï</text:span>tar</text:p>
            </table:table-cell>
          </table:table-row>
        </table:table-header-rows>
      </table:table>
      <table:table table:name="Taula41" table:style-name="Taula41">
        <table:table-column table:style-name="Taula41.A"/>
        <table:table-column table:style-name="Taula41.B" table:number-columns-repeated="2"/>
        <table:table-column table:style-name="Taula41.D"/>
        <table:table-header-rows>
          <table:table-row>
            <table:table-cell table:style-name="Taula41.A1" office:value-type="string">
              <text:p text:style-name="P27">fight</text:p>
            </table:table-cell>
            <table:table-cell table:style-name="Taula41.A1" office:value-type="string">
              <text:p text:style-name="P27">fought</text:p>
            </table:table-cell>
            <table:table-cell table:style-name="Taula41.A1" office:value-type="string">
              <text:p text:style-name="P27">fought</text:p>
            </table:table-cell>
            <table:table-cell table:style-name="Taula41.A1" office:value-type="string">
              <text:p text:style-name="P27">llu<text:span text:style-name="T12">ï</text:span>tar</text:p>
            </table:table-cell>
          </table:table-row>
        </table:table-header-rows>
        <table:table-row>
          <table:table-cell table:style-name="Taula41.A1" office:value-type="string">
            <text:p text:style-name="P86">find</text:p>
          </table:table-cell>
          <table:table-cell table:style-name="Taula41.A1" office:value-type="string">
            <text:p text:style-name="P9">found</text:p>
          </table:table-cell>
          <table:table-cell table:style-name="Taula41.A1" office:value-type="string">
            <text:p text:style-name="P9">found</text:p>
          </table:table-cell>
          <table:table-cell table:style-name="Taula41.A1" office:value-type="string">
            <text:p text:style-name="P13">buscar</text:p>
          </table:table-cell>
        </table:table-row>
      </table:table>
      <table:table table:name="Taula42" table:style-name="Taula42">
        <table:table-column table:style-name="Taula42.A"/>
        <table:table-column table:style-name="Taula42.B" table:number-columns-repeated="2"/>
        <table:table-column table:style-name="Taula42.D"/>
        <table:table-header-rows>
          <table:table-row>
            <table:table-cell table:style-name="Taula42.A1" office:value-type="string">
              <text:p text:style-name="P17">find</text:p>
            </table:table-cell>
            <table:table-cell table:style-name="Taula42.A1" office:value-type="string">
              <text:p text:style-name="P27">found</text:p>
            </table:table-cell>
            <table:table-cell table:style-name="Taula42.A1" office:value-type="string">
              <text:p text:style-name="P27">found</text:p>
            </table:table-cell>
            <table:table-cell table:style-name="Taula42.A1" office:value-type="string">
              <text:p text:style-name="P28">buscar</text:p>
            </table:table-cell>
          </table:table-row>
        </table:table-header-rows>
      </table:table>
      <table:table table:name="Taula43" table:style-name="Taula43">
        <table:table-column table:style-name="Taula43.A"/>
        <table:table-column table:style-name="Taula43.B" table:number-columns-repeated="2"/>
        <table:table-column table:style-name="Taula43.D"/>
        <table:table-header-rows>
          <table:table-row>
            <table:table-cell table:style-name="Taula43.A1" office:value-type="string">
              <text:p text:style-name="P9">fly</text:p>
            </table:table-cell>
            <table:table-cell table:style-name="Taula43.A1" office:value-type="string">
              <text:p text:style-name="P9">flew</text:p>
            </table:table-cell>
            <table:table-cell table:style-name="Taula43.A1" office:value-type="string">
              <text:p text:style-name="P9">flown</text:p>
            </table:table-cell>
            <table:table-cell table:style-name="Taula43.A1" office:value-type="string">
              <text:p text:style-name="P13">volar</text:p>
            </table:table-cell>
          </table:table-row>
        </table:table-header-rows>
      </table:table>
      <table:table table:name="Taula44" table:style-name="Taula44">
        <table:table-column table:style-name="Taula44.A"/>
        <table:table-column table:style-name="Taula44.B" table:number-columns-repeated="2"/>
        <table:table-column table:style-name="Taula44.D"/>
        <table:table-header-rows>
          <table:table-row>
            <table:table-cell table:style-name="Taula44.A1" office:value-type="string">
              <text:p text:style-name="P27">fly</text:p>
            </table:table-cell>
            <table:table-cell table:style-name="Taula44.A1" office:value-type="string">
              <text:p text:style-name="P27">flew</text:p>
            </table:table-cell>
            <table:table-cell table:style-name="Taula44.A1" office:value-type="string">
              <text:p text:style-name="P27">flown</text:p>
            </table:table-cell>
            <table:table-cell table:style-name="Taula44.A1" office:value-type="string">
              <text:p text:style-name="P28">volar</text:p>
            </table:table-cell>
          </table:table-row>
        </table:table-header-rows>
      </table:table>
      <table:table table:name="Taula45" table:style-name="Taula45">
        <table:table-column table:style-name="Taula45.A"/>
        <table:table-column table:style-name="Taula45.B" table:number-columns-repeated="2"/>
        <table:table-column table:style-name="Taula45.D"/>
        <table:table-header-rows>
          <table:table-row>
            <table:table-cell table:style-name="Taula45.A1" office:value-type="string">
              <text:p text:style-name="P9">forget</text:p>
            </table:table-cell>
            <table:table-cell table:style-name="Taula45.A1" office:value-type="string">
              <text:p text:style-name="P9">forgot</text:p>
            </table:table-cell>
            <table:table-cell table:style-name="Taula45.A1" office:value-type="string">
              <text:p text:style-name="P9">forgotten</text:p>
            </table:table-cell>
            <table:table-cell table:style-name="Taula45.A1" office:value-type="string">
              <text:p text:style-name="P13">olvidar</text:p>
            </table:table-cell>
          </table:table-row>
        </table:table-header-rows>
      </table:table>
      <table:table table:name="Taula46" table:style-name="Taula46">
        <table:table-column table:style-name="Taula46.A"/>
        <table:table-column table:style-name="Taula46.B" table:number-columns-repeated="2"/>
        <table:table-column table:style-name="Taula46.D"/>
        <table:table-header-rows>
          <table:table-row>
            <table:table-cell table:style-name="Taula46.A1" office:value-type="string">
              <text:p text:style-name="P27">forget</text:p>
            </table:table-cell>
            <table:table-cell table:style-name="Taula46.A1" office:value-type="string">
              <text:p text:style-name="P27">forgot</text:p>
            </table:table-cell>
            <table:table-cell table:style-name="Taula46.A1" office:value-type="string">
              <text:p text:style-name="P27">forgotten</text:p>
            </table:table-cell>
            <table:table-cell table:style-name="Taula46.A1" office:value-type="string">
              <text:p text:style-name="P28">Olvidar</text:p>
            </table:table-cell>
          </table:table-row>
        </table:table-header-rows>
        <table:table-row table:style-name="Taula46.2">
          <table:table-cell table:style-name="Taula46.A2" office:value-type="string">
            <text:p text:style-name="P33">get</text:p>
          </table:table-cell>
          <table:table-cell table:style-name="Taula46.A2" office:value-type="string">
            <text:p text:style-name="P33">got</text:p>
          </table:table-cell>
          <table:table-cell table:style-name="Taula46.A2" office:value-type="string">
            <text:p text:style-name="P33">got</text:p>
          </table:table-cell>
          <table:table-cell table:style-name="Taula46.A2" office:value-type="string">
            <text:p text:style-name="P33">aconseguir</text:p>
          </table:table-cell>
        </table:table-row>
        <table:table-row>
          <table:table-cell table:style-name="Taula46.A1" office:value-type="string">
            <text:p text:style-name="P30">get</text:p>
          </table:table-cell>
          <table:table-cell table:style-name="Taula46.A1" office:value-type="string">
            <text:p text:style-name="P45">got</text:p>
          </table:table-cell>
          <table:table-cell table:style-name="Taula46.A1" office:value-type="string">
            <text:p text:style-name="P45">got</text:p>
          </table:table-cell>
          <table:table-cell table:style-name="Taula46.A1" office:value-type="string">
            <text:p text:style-name="P45">aconseguir</text:p>
          </table:table-cell>
        </table:table-row>
        <table:table-row>
          <table:table-cell table:style-name="Taula46.A1" office:value-type="string">
            <text:p text:style-name="P33">give</text:p>
          </table:table-cell>
          <table:table-cell table:style-name="Taula46.A1" office:value-type="string">
            <text:p text:style-name="P49">gave</text:p>
          </table:table-cell>
          <table:table-cell table:style-name="Taula46.A1" office:value-type="string">
            <text:p text:style-name="P49">given</text:p>
          </table:table-cell>
          <table:table-cell table:style-name="Taula46.A1" office:value-type="string">
            <text:p text:style-name="P49">donar</text:p>
          </table:table-cell>
        </table:table-row>
        <table:table-row>
          <table:table-cell table:style-name="Taula46.A1" office:value-type="string">
            <text:p text:style-name="P30">give</text:p>
          </table:table-cell>
          <table:table-cell table:style-name="Taula46.A1" office:value-type="string">
            <text:p text:style-name="P45">gave</text:p>
          </table:table-cell>
          <table:table-cell table:style-name="Taula46.A1" office:value-type="string">
            <text:p text:style-name="P45">given</text:p>
          </table:table-cell>
          <table:table-cell table:style-name="Taula46.A1" office:value-type="string">
            <text:p text:style-name="P45">onar</text:p>
          </table:table-cell>
        </table:table-row>
        <table:table-row>
          <table:table-cell table:style-name="Taula46.A1" office:value-type="string">
            <text:p text:style-name="P33">go</text:p>
          </table:table-cell>
          <table:table-cell table:style-name="Taula46.A1" office:value-type="string">
            <text:p text:style-name="P49">went</text:p>
          </table:table-cell>
          <table:table-cell table:style-name="Taula46.A1" office:value-type="string">
            <text:p text:style-name="P49">gone</text:p>
          </table:table-cell>
          <table:table-cell table:style-name="Taula46.A1" office:value-type="string">
            <text:p text:style-name="P49">anar</text:p>
          </table:table-cell>
        </table:table-row>
        <table:table-row>
          <table:table-cell table:style-name="Taula46.A1" office:value-type="string">
            <text:p text:style-name="P30">go</text:p>
          </table:table-cell>
          <table:table-cell table:style-name="Taula46.A1" office:value-type="string">
            <text:p text:style-name="P45">went</text:p>
          </table:table-cell>
          <table:table-cell table:style-name="Taula46.A1" office:value-type="string">
            <text:p text:style-name="P45">gone</text:p>
          </table:table-cell>
          <table:table-cell table:style-name="Taula46.A1" office:value-type="string">
            <text:p text:style-name="P45">anar</text:p>
          </table:table-cell>
        </table:table-row>
        <table:table-row>
          <table:table-cell table:style-name="Taula46.A1" office:value-type="string">
            <text:p text:style-name="P33">grow</text:p>
          </table:table-cell>
          <table:table-cell table:style-name="Taula46.A1" office:value-type="string">
            <text:p text:style-name="P49">grew</text:p>
          </table:table-cell>
          <table:table-cell table:style-name="Taula46.A1" office:value-type="string">
            <text:p text:style-name="P49">grown</text:p>
          </table:table-cell>
          <table:table-cell table:style-name="Taula46.A1" office:value-type="string">
            <text:p text:style-name="P49"><text:span text:style-name="T13">c</text:span>réixer</text:p>
          </table:table-cell>
        </table:table-row>
        <table:table-row>
          <table:table-cell table:style-name="Taula46.A1" office:value-type="string">
            <text:p text:style-name="P31">grow</text:p>
          </table:table-cell>
          <table:table-cell table:style-name="Taula46.A1" office:value-type="string">
            <text:p text:style-name="P47">grew</text:p>
          </table:table-cell>
          <table:table-cell table:style-name="Taula46.A1" office:value-type="string">
            <text:p text:style-name="P47">grow<text:span text:style-name="T10">n</text:span></text:p>
          </table:table-cell>
          <table:table-cell table:style-name="Taula46.A1" office:value-type="string">
            <text:p text:style-name="P47">créixer</text:p>
          </table:table-cell>
        </table:table-row>
      </table:table>
      <table:table table:name="Taula47" table:style-name="Taula47">
        <table:table-column table:style-name="Taula47.A"/>
        <table:table-column table:style-name="Taula47.B" table:number-columns-repeated="2"/>
        <table:table-column table:style-name="Taula47.D"/>
        <table:table-row>
          <table:table-cell table:style-name="Taula47.A1" office:value-type="string">
            <text:p text:style-name="P33"><text:span text:style-name="T9">h</text:span>ave</text:p>
          </table:table-cell>
          <table:table-cell table:style-name="Taula47.A1" office:value-type="string">
            <text:p text:style-name="P49">had</text:p>
          </table:table-cell>
          <table:table-cell table:style-name="Taula47.A1" office:value-type="string">
            <text:p text:style-name="P49">had</text:p>
          </table:table-cell>
          <table:table-cell table:style-name="Taula47.A1" office:value-type="string">
            <text:p text:style-name="P49">haver, tenir</text:p>
          </table:table-cell>
        </table:table-row>
        <table:table-row>
          <table:table-cell table:style-name="Taula47.A10" office:value-type="string">
            <text:p text:style-name="P30">have</text:p>
          </table:table-cell>
          <table:table-cell table:style-name="Taula47.B10" office:value-type="string">
            <text:p text:style-name="P45">had</text:p>
          </table:table-cell>
          <table:table-cell table:style-name="Taula47.C10" office:value-type="string">
            <text:p text:style-name="P45">had</text:p>
          </table:table-cell>
          <table:table-cell table:style-name="Taula47.D10" office:value-type="string">
            <text:p text:style-name="P45">haver, tenir</text:p>
          </table:table-cell>
        </table:table-row>
        <table:table-row>
          <table:table-cell table:style-name="Taula47.A10" office:value-type="string">
            <text:p text:style-name="P33">hear</text:p>
          </table:table-cell>
          <table:table-cell table:style-name="Taula47.B10" office:value-type="string">
            <text:p text:style-name="P49">heard</text:p>
          </table:table-cell>
          <table:table-cell table:style-name="Taula47.C10" office:value-type="string">
            <text:p text:style-name="P49">heard</text:p>
          </table:table-cell>
          <table:table-cell table:style-name="Taula47.D10" office:value-type="string">
            <text:p text:style-name="P49"><text:span text:style-name="T13">s</text:span>entir</text:p>
          </table:table-cell>
        </table:table-row>
        <table:table-row>
          <table:table-cell table:style-name="Taula47.A10" office:value-type="string">
            <text:p text:style-name="P30">hear</text:p>
          </table:table-cell>
          <table:table-cell table:style-name="Taula47.B10" office:value-type="string">
            <text:p text:style-name="P45">heard</text:p>
          </table:table-cell>
          <table:table-cell table:style-name="Taula47.C10" office:value-type="string">
            <text:p text:style-name="P45">heard</text:p>
          </table:table-cell>
          <table:table-cell table:style-name="Taula47.D10" office:value-type="string">
            <text:p text:style-name="P45"><text:span text:style-name="T13">s</text:span>entir</text:p>
          </table:table-cell>
        </table:table-row>
        <table:table-row>
          <table:table-cell table:style-name="Taula47.A10" office:value-type="string">
            <text:p text:style-name="P33">hide</text:p>
          </table:table-cell>
          <table:table-cell table:style-name="Taula47.B10" office:value-type="string">
            <text:p text:style-name="P49">hide</text:p>
          </table:table-cell>
          <table:table-cell table:style-name="Taula47.C10" office:value-type="string">
            <text:p text:style-name="P49">hidden</text:p>
          </table:table-cell>
          <table:table-cell table:style-name="Taula47.D10" office:value-type="string">
            <text:p text:style-name="P49">amagar</text:p>
          </table:table-cell>
        </table:table-row>
        <table:table-row>
          <table:table-cell table:style-name="Taula47.A10" office:value-type="string">
            <text:p text:style-name="P30">hide</text:p>
          </table:table-cell>
          <table:table-cell table:style-name="Taula47.B10" office:value-type="string">
            <text:p text:style-name="P45">hide</text:p>
          </table:table-cell>
          <table:table-cell table:style-name="Taula47.C10" office:value-type="string">
            <text:p text:style-name="P45">hidden</text:p>
          </table:table-cell>
          <table:table-cell table:style-name="Taula47.D10" office:value-type="string">
            <text:p text:style-name="P45">amagar</text:p>
          </table:table-cell>
        </table:table-row>
        <table:table-row>
          <table:table-cell table:style-name="Taula47.A10" office:value-type="string">
            <text:p text:style-name="P33">hit</text:p>
          </table:table-cell>
          <table:table-cell table:style-name="Taula47.B10" office:value-type="string">
            <text:p text:style-name="P49">hit</text:p>
          </table:table-cell>
          <table:table-cell table:style-name="Taula47.C10" office:value-type="string">
            <text:p text:style-name="P49">hit</text:p>
          </table:table-cell>
          <table:table-cell table:style-name="Taula47.D10" office:value-type="string">
            <text:p text:style-name="P61">colpejar</text:p>
          </table:table-cell>
        </table:table-row>
        <table:table-row>
          <table:table-cell table:style-name="Taula47.A10" office:value-type="string">
            <text:p text:style-name="P30">hit</text:p>
          </table:table-cell>
          <table:table-cell table:style-name="Taula47.B10" office:value-type="string">
            <text:p text:style-name="P45">hit</text:p>
          </table:table-cell>
          <table:table-cell table:style-name="Taula47.C10" office:value-type="string">
            <text:p text:style-name="P45">hit</text:p>
          </table:table-cell>
          <table:table-cell table:style-name="Taula47.D10" office:value-type="string">
            <text:p text:style-name="P47">colpejar</text:p>
          </table:table-cell>
        </table:table-row>
        <table:table-row>
          <table:table-cell table:style-name="Taula47.A10" office:value-type="string">
            <text:p text:style-name="P33">hold</text:p>
          </table:table-cell>
          <table:table-cell table:style-name="Taula47.B10" office:value-type="string">
            <text:p text:style-name="P49">he<text:span text:style-name="T9">ld</text:span></text:p>
          </table:table-cell>
          <table:table-cell table:style-name="Taula47.C10" office:value-type="string">
            <text:p text:style-name="P49">h<text:span text:style-name="T9">eld</text:span></text:p>
          </table:table-cell>
          <table:table-cell table:style-name="Taula47.D10" office:value-type="string">
            <text:p text:style-name="P61">subjectar</text:p>
          </table:table-cell>
        </table:table-row>
        <table:table-row>
          <table:table-cell table:style-name="Taula47.A10" office:value-type="string">
            <text:p text:style-name="P30">hold</text:p>
          </table:table-cell>
          <table:table-cell table:style-name="Taula47.B10" office:value-type="string">
            <text:p text:style-name="P45">he<text:span text:style-name="T9">ld</text:span></text:p>
          </table:table-cell>
          <table:table-cell table:style-name="Taula47.C10" office:value-type="string">
            <text:p text:style-name="P47">held</text:p>
          </table:table-cell>
          <table:table-cell table:style-name="Taula47.D10" office:value-type="string">
            <text:p text:style-name="P47"><text:span text:style-name="T14">s</text:span>ubjectar</text:p>
          </table:table-cell>
        </table:table-row>
      </table:table>
      <text:h text:style-name="P60" text:outline-level="1">Angl<text:span text:style-name="T5">é</text:span>s <text:span text:style-name="T5">2</text:span> ESO</text:h>
      <text:p text:style-name="P93">Irregular verbs <text:span text:style-name="T8">#3</text:span></text:p>
      <text:p text:style-name="P92"><text:a xlink:type="simple" xlink:href="https://llagosti.wordpress.com/" text:style-name="Internet_20_link" text:visited-style-name="Visited_20_Internet_20_Link">https://llagosti.wordpress.com/</text:a></text:p>
      <text:p text:style-name="P56"/>
      <table:table table:name="Taula40" table:style-name="Taula40">
        <table:table-column table:style-name="Taula40.A"/>
        <table:table-column table:style-name="Taula40.B" table:number-columns-repeated="2"/>
        <table:table-column table:style-name="Taula40.D"/>
        <table:table-header-rows>
          <table:table-row>
            <table:table-cell table:style-name="Taula40.A1" office:value-type="string">
              <text:p text:style-name="P90">Infinitive</text:p>
            </table:table-cell>
            <table:table-cell table:style-name="Taula40.C1" office:value-type="string">
              <text:p text:style-name="P90">Past simple</text:p>
            </table:table-cell>
            <table:table-cell table:style-name="Taula40.C1" office:value-type="string">
              <text:p text:style-name="P90">Part participle</text:p>
            </table:table-cell>
            <table:table-cell table:style-name="Taula40.D1" office:value-type="string">
              <text:p text:style-name="P90">Translation</text:p>
            </table:table-cell>
          </table:table-row>
        </table:table-header-rows>
      </table:table>
      <text:p text:style-name="P54"/>
      <table:table table:name="Taula51" table:style-name="Taula51">
        <table:table-column table:style-name="Taula51.A"/>
        <table:table-column table:style-name="Taula51.B" table:number-columns-repeated="2"/>
        <table:table-column table:style-name="Taula51.D"/>
        <table:table-header-rows>
          <table:table-row>
            <table:table-cell table:style-name="Taula51.A1" office:value-type="string">
              <text:p text:style-name="P87">hurt</text:p>
            </table:table-cell>
            <table:table-cell table:style-name="Taula51.A1" office:value-type="string">
              <text:p text:style-name="P15">hurt</text:p>
            </table:table-cell>
            <table:table-cell table:style-name="Taula51.A1" office:value-type="string">
              <text:p text:style-name="P15">hurt</text:p>
            </table:table-cell>
            <table:table-cell table:style-name="Taula51.A1" office:value-type="string">
              <text:p text:style-name="P15"><text:span text:style-name="T13">d</text:span>oldre, fer mal</text:p>
            </table:table-cell>
          </table:table-row>
        </table:table-header-rows>
      </table:table>
      <table:table table:name="Taula52" table:style-name="Taula52">
        <table:table-column table:style-name="Taula52.A"/>
        <table:table-column table:style-name="Taula52.B" table:number-columns-repeated="2"/>
        <table:table-column table:style-name="Taula52.D"/>
        <table:table-header-rows>
          <table:table-row>
            <table:table-cell table:style-name="Taula52.A1" office:value-type="string">
              <text:p text:style-name="P36">hurt</text:p>
            </table:table-cell>
            <table:table-cell table:style-name="Taula52.A1" office:value-type="string">
              <text:p text:style-name="P77">hurt</text:p>
            </table:table-cell>
            <table:table-cell table:style-name="Taula52.A1" office:value-type="string">
              <text:p text:style-name="P77">hurt</text:p>
            </table:table-cell>
            <table:table-cell table:style-name="Taula52.A1" office:value-type="string">
              <text:p text:style-name="P32">doldre, fer mal</text:p>
            </table:table-cell>
          </table:table-row>
        </table:table-header-rows>
      </table:table>
      <table:table table:name="Taula53" table:style-name="Taula53">
        <table:table-column table:style-name="Taula53.A"/>
        <table:table-column table:style-name="Taula53.B" table:number-columns-repeated="2"/>
        <table:table-column table:style-name="Taula53.D"/>
        <table:table-header-rows>
          <table:table-row>
            <table:table-cell table:style-name="Taula53.A1" office:value-type="string">
              <text:p text:style-name="P15">keep</text:p>
            </table:table-cell>
            <table:table-cell table:style-name="Taula53.A1" office:value-type="string">
              <text:p text:style-name="P15">kept</text:p>
            </table:table-cell>
            <table:table-cell table:style-name="Taula53.A1" office:value-type="string">
              <text:p text:style-name="P15">kept</text:p>
            </table:table-cell>
            <table:table-cell table:style-name="Taula53.A1" office:value-type="string">
              <text:p text:style-name="P15">mantenir</text:p>
            </table:table-cell>
          </table:table-row>
        </table:table-header-rows>
      </table:table>
      <table:table table:name="Taula54" table:style-name="Taula54">
        <table:table-column table:style-name="Taula54.A"/>
        <table:table-column table:style-name="Taula54.B" table:number-columns-repeated="2"/>
        <table:table-column table:style-name="Taula54.D"/>
        <table:table-header-rows>
          <table:table-row>
            <table:table-cell table:style-name="Taula54.A1" office:value-type="string">
              <text:p text:style-name="P32">keep</text:p>
            </table:table-cell>
            <table:table-cell table:style-name="Taula54.A1" office:value-type="string">
              <text:p text:style-name="P32">kept</text:p>
            </table:table-cell>
            <table:table-cell table:style-name="Taula54.A1" office:value-type="string">
              <text:p text:style-name="P32">kept</text:p>
            </table:table-cell>
            <table:table-cell table:style-name="Taula54.A1" office:value-type="string">
              <text:p text:style-name="P32">mantenir</text:p>
            </table:table-cell>
          </table:table-row>
        </table:table-header-rows>
      </table:table>
      <table:table table:name="Taula55" table:style-name="Taula55">
        <table:table-column table:style-name="Taula55.A"/>
        <table:table-column table:style-name="Taula55.B" table:number-columns-repeated="2"/>
        <table:table-column table:style-name="Taula55.D"/>
        <table:table-header-rows>
          <table:table-row>
            <table:table-cell table:style-name="Taula55.A1" office:value-type="string">
              <text:p text:style-name="P15">know</text:p>
            </table:table-cell>
            <table:table-cell table:style-name="Taula55.A1" office:value-type="string">
              <text:p text:style-name="P15">kn<text:span text:style-name="T13">e</text:span>w</text:p>
            </table:table-cell>
            <table:table-cell table:style-name="Taula55.A1" office:value-type="string">
              <text:p text:style-name="P15">know<text:span text:style-name="T13">n</text:span></text:p>
            </table:table-cell>
            <table:table-cell table:style-name="Taula55.A1" office:value-type="string">
              <text:p text:style-name="P15">conèixer</text:p>
            </table:table-cell>
          </table:table-row>
        </table:table-header-rows>
      </table:table>
      <table:table table:name="Taula56" table:style-name="Taula56">
        <table:table-column table:style-name="Taula56.A"/>
        <table:table-column table:style-name="Taula56.B" table:number-columns-repeated="2"/>
        <table:table-column table:style-name="Taula56.D"/>
        <table:table-header-rows>
          <table:table-row>
            <table:table-cell table:style-name="Taula56.A1" office:value-type="string">
              <text:p text:style-name="P32">know</text:p>
            </table:table-cell>
            <table:table-cell table:style-name="Taula56.A1" office:value-type="string">
              <text:p text:style-name="P32">kn<text:span text:style-name="T13">e</text:span>w</text:p>
            </table:table-cell>
            <table:table-cell table:style-name="Taula56.A1" office:value-type="string">
              <text:p text:style-name="P32">know<text:span text:style-name="T13">n</text:span></text:p>
            </table:table-cell>
            <table:table-cell table:style-name="Taula56.A1" office:value-type="string">
              <text:p text:style-name="P32">conèixer</text:p>
            </table:table-cell>
          </table:table-row>
        </table:table-header-rows>
        <table:table-row table:style-name="Taula56.2">
          <table:table-cell table:style-name="Taula56.A2" office:value-type="string">
            <text:p text:style-name="P79">learn</text:p>
          </table:table-cell>
          <table:table-cell table:style-name="Taula56.A2" office:value-type="string">
            <text:p text:style-name="P79">learnt, learned</text:p>
          </table:table-cell>
          <table:table-cell table:style-name="Taula56.A2" office:value-type="string">
            <text:p text:style-name="P79">learnt, learned</text:p>
          </table:table-cell>
          <table:table-cell table:style-name="Taula56.A2" office:value-type="string">
            <text:p text:style-name="P34">a<text:span text:style-name="T10">prendre</text:span></text:p>
          </table:table-cell>
        </table:table-row>
        <table:table-row>
          <table:table-cell table:style-name="Taula56.A1" office:value-type="string">
            <text:p text:style-name="P32">learn</text:p>
          </table:table-cell>
          <table:table-cell table:style-name="Taula56.A1" office:value-type="string">
            <text:p text:style-name="P48">learnt, learned</text:p>
          </table:table-cell>
          <table:table-cell table:style-name="Taula56.A1" office:value-type="string">
            <text:p text:style-name="P48">learnt, learned</text:p>
          </table:table-cell>
          <table:table-cell table:style-name="Taula56.A1" office:value-type="string">
            <text:p text:style-name="P46">a<text:span text:style-name="T10">prendre</text:span></text:p>
          </table:table-cell>
        </table:table-row>
        <table:table-row>
          <table:table-cell table:style-name="Taula56.A1" office:value-type="string">
            <text:p text:style-name="P79">leave</text:p>
          </table:table-cell>
          <table:table-cell table:style-name="Taula56.A1" office:value-type="string">
            <text:p text:style-name="P62">left</text:p>
          </table:table-cell>
          <table:table-cell table:style-name="Taula56.A1" office:value-type="string">
            <text:p text:style-name="P62">left</text:p>
          </table:table-cell>
          <table:table-cell table:style-name="Taula56.A1" office:value-type="string">
            <text:p text:style-name="P62">deixar</text:p>
          </table:table-cell>
        </table:table-row>
        <table:table-row>
          <table:table-cell table:style-name="Taula56.A1" office:value-type="string">
            <text:p text:style-name="P32">leave</text:p>
          </table:table-cell>
          <table:table-cell table:style-name="Taula56.A1" office:value-type="string">
            <text:p text:style-name="P48">left</text:p>
          </table:table-cell>
          <table:table-cell table:style-name="Taula56.A1" office:value-type="string">
            <text:p text:style-name="P48">left</text:p>
          </table:table-cell>
          <table:table-cell table:style-name="Taula56.A1" office:value-type="string">
            <text:p text:style-name="P48">deixar</text:p>
          </table:table-cell>
        </table:table-row>
        <table:table-row>
          <table:table-cell table:style-name="Taula56.A1" office:value-type="string">
            <text:p text:style-name="P80">lend</text:p>
          </table:table-cell>
          <table:table-cell table:style-name="Taula56.A1" office:value-type="string">
            <text:p text:style-name="P63">lent</text:p>
          </table:table-cell>
          <table:table-cell table:style-name="Taula56.A1" office:value-type="string">
            <text:p text:style-name="P63">lent</text:p>
          </table:table-cell>
          <table:table-cell table:style-name="Taula56.A1" office:value-type="string">
            <text:p text:style-name="P63">prestar</text:p>
          </table:table-cell>
        </table:table-row>
        <table:table-row>
          <table:table-cell table:style-name="Taula56.A1" office:value-type="string">
            <text:p text:style-name="P75">lend</text:p>
          </table:table-cell>
          <table:table-cell table:style-name="Taula56.A1" office:value-type="string">
            <text:p text:style-name="P67">lent</text:p>
          </table:table-cell>
          <table:table-cell table:style-name="Taula56.A1" office:value-type="string">
            <text:p text:style-name="P67">lent</text:p>
          </table:table-cell>
          <table:table-cell table:style-name="Taula56.A1" office:value-type="string">
            <text:p text:style-name="P67">prestar</text:p>
          </table:table-cell>
        </table:table-row>
        <table:table-row>
          <table:table-cell table:style-name="Taula56.A1" office:value-type="string">
            <text:p text:style-name="P80">let</text:p>
          </table:table-cell>
          <table:table-cell table:style-name="Taula56.A1" office:value-type="string">
            <text:p text:style-name="P63">let</text:p>
          </table:table-cell>
          <table:table-cell table:style-name="Taula56.A1" office:value-type="string">
            <text:p text:style-name="P63">let</text:p>
          </table:table-cell>
          <table:table-cell table:style-name="Taula56.A1" office:value-type="string">
            <text:p text:style-name="P63">autoritzar</text:p>
          </table:table-cell>
        </table:table-row>
        <table:table-row>
          <table:table-cell table:style-name="Taula56.A1" office:value-type="string">
            <text:p text:style-name="P75">let</text:p>
          </table:table-cell>
          <table:table-cell table:style-name="Taula56.A1" office:value-type="string">
            <text:p text:style-name="P67">let</text:p>
          </table:table-cell>
          <table:table-cell table:style-name="Taula56.A1" office:value-type="string">
            <text:p text:style-name="P67">let</text:p>
          </table:table-cell>
          <table:table-cell table:style-name="Taula56.A1" office:value-type="string">
            <text:p text:style-name="P67">autoritzar</text:p>
          </table:table-cell>
        </table:table-row>
      </table:table>
      <table:table table:name="Taula57" table:style-name="Taula57">
        <table:table-column table:style-name="Taula57.A"/>
        <table:table-column table:style-name="Taula57.B" table:number-columns-repeated="2"/>
        <table:table-column table:style-name="Taula57.D"/>
        <table:table-row>
          <table:table-cell table:style-name="Taula57.A1" office:value-type="string">
            <text:p text:style-name="P35">lose</text:p>
          </table:table-cell>
          <table:table-cell table:style-name="Taula57.A1" office:value-type="string">
            <text:p text:style-name="P64">lost</text:p>
          </table:table-cell>
          <table:table-cell table:style-name="Taula57.A1" office:value-type="string">
            <text:p text:style-name="P64">lost</text:p>
          </table:table-cell>
          <table:table-cell table:style-name="Taula57.A1" office:value-type="string">
            <text:p text:style-name="P64">perdre</text:p>
          </table:table-cell>
        </table:table-row>
        <table:table-row>
          <table:table-cell table:style-name="Taula57.A10" office:value-type="string">
            <text:p text:style-name="P76">lose</text:p>
          </table:table-cell>
          <table:table-cell table:style-name="Taula57.B10" office:value-type="string">
            <text:p text:style-name="P68">lost</text:p>
          </table:table-cell>
          <table:table-cell table:style-name="Taula57.C10" office:value-type="string">
            <text:p text:style-name="P68">lost</text:p>
          </table:table-cell>
          <table:table-cell table:style-name="Taula57.D10" office:value-type="string">
            <text:p text:style-name="P68">perdre</text:p>
          </table:table-cell>
        </table:table-row>
        <table:table-row>
          <table:table-cell table:style-name="Taula57.A10" office:value-type="string">
            <text:p text:style-name="P81">make</text:p>
          </table:table-cell>
          <table:table-cell table:style-name="Taula57.B10" office:value-type="string">
            <text:p text:style-name="P64">made</text:p>
          </table:table-cell>
          <table:table-cell table:style-name="Taula57.C10" office:value-type="string">
            <text:p text:style-name="P64">made</text:p>
          </table:table-cell>
          <table:table-cell table:style-name="Taula57.D10" office:value-type="string">
            <text:p text:style-name="P64">fer</text:p>
          </table:table-cell>
        </table:table-row>
        <table:table-row>
          <table:table-cell table:style-name="Taula57.A10" office:value-type="string">
            <text:p text:style-name="P76">make</text:p>
          </table:table-cell>
          <table:table-cell table:style-name="Taula57.B10" office:value-type="string">
            <text:p text:style-name="P68">made</text:p>
          </table:table-cell>
          <table:table-cell table:style-name="Taula57.C10" office:value-type="string">
            <text:p text:style-name="P68">made</text:p>
          </table:table-cell>
          <table:table-cell table:style-name="Taula57.D10" office:value-type="string">
            <text:p text:style-name="P68">fer</text:p>
          </table:table-cell>
        </table:table-row>
        <table:table-row>
          <table:table-cell table:style-name="Taula57.A10" office:value-type="string">
            <text:p text:style-name="P81">mean</text:p>
          </table:table-cell>
          <table:table-cell table:style-name="Taula57.B10" office:value-type="string">
            <text:p text:style-name="P64">meant</text:p>
          </table:table-cell>
          <table:table-cell table:style-name="Taula57.C10" office:value-type="string">
            <text:p text:style-name="P64">meant</text:p>
          </table:table-cell>
          <table:table-cell table:style-name="Taula57.D10" office:value-type="string">
            <text:p text:style-name="P64">significar</text:p>
          </table:table-cell>
        </table:table-row>
        <table:table-row>
          <table:table-cell table:style-name="Taula57.A10" office:value-type="string">
            <text:p text:style-name="P76">mean</text:p>
          </table:table-cell>
          <table:table-cell table:style-name="Taula57.B10" office:value-type="string">
            <text:p text:style-name="P68">meant</text:p>
          </table:table-cell>
          <table:table-cell table:style-name="Taula57.C10" office:value-type="string">
            <text:p text:style-name="P68">meant</text:p>
          </table:table-cell>
          <table:table-cell table:style-name="Taula57.D10" office:value-type="string">
            <text:p text:style-name="P68">significar</text:p>
          </table:table-cell>
        </table:table-row>
        <table:table-row>
          <table:table-cell table:style-name="Taula57.A10" office:value-type="string">
            <text:p text:style-name="P34"><text:span text:style-name="T11">mee</text:span>t</text:p>
          </table:table-cell>
          <table:table-cell table:style-name="Taula57.B10" office:value-type="string">
            <text:p text:style-name="P64">met</text:p>
          </table:table-cell>
          <table:table-cell table:style-name="Taula57.C10" office:value-type="string">
            <text:p text:style-name="P64">met</text:p>
          </table:table-cell>
          <table:table-cell table:style-name="Taula57.D10" office:value-type="string">
            <text:p text:style-name="P64">reunir</text:p>
          </table:table-cell>
        </table:table-row>
        <table:table-row>
          <table:table-cell table:style-name="Taula57.A10" office:value-type="string">
            <text:p text:style-name="P76">meet</text:p>
          </table:table-cell>
          <table:table-cell table:style-name="Taula57.B10" office:value-type="string">
            <text:p text:style-name="P68">met</text:p>
          </table:table-cell>
          <table:table-cell table:style-name="Taula57.C10" office:value-type="string">
            <text:p text:style-name="P68">met</text:p>
          </table:table-cell>
          <table:table-cell table:style-name="Taula57.D10" office:value-type="string">
            <text:p text:style-name="P68">reunir</text:p>
          </table:table-cell>
        </table:table-row>
        <table:table-row>
          <table:table-cell table:style-name="Taula57.A10" office:value-type="string">
            <text:p text:style-name="P81">pay</text:p>
          </table:table-cell>
          <table:table-cell table:style-name="Taula57.B10" office:value-type="string">
            <text:p text:style-name="P64">paid</text:p>
          </table:table-cell>
          <table:table-cell table:style-name="Taula57.C10" office:value-type="string">
            <text:p text:style-name="P64">paid</text:p>
          </table:table-cell>
          <table:table-cell table:style-name="Taula57.D10" office:value-type="string">
            <text:p text:style-name="P64">pagar</text:p>
          </table:table-cell>
        </table:table-row>
        <table:table-row>
          <table:table-cell table:style-name="Taula57.A10" office:value-type="string">
            <text:p text:style-name="P76">pay</text:p>
          </table:table-cell>
          <table:table-cell table:style-name="Taula57.B10" office:value-type="string">
            <text:p text:style-name="P68">paid</text:p>
          </table:table-cell>
          <table:table-cell table:style-name="Taula57.C10" office:value-type="string">
            <text:p text:style-name="P68">paid</text:p>
          </table:table-cell>
          <table:table-cell table:style-name="Taula57.D10" office:value-type="string">
            <text:p text:style-name="P68">pagar</text:p>
          </table:table-cell>
        </table:table-row>
      </table:table>
      <table:table table:name="Taula59" table:style-name="Taula59">
        <table:table-column table:style-name="Taula59.A"/>
        <table:table-column table:style-name="Taula59.B" table:number-columns-repeated="2"/>
        <table:table-column table:style-name="Taula59.D"/>
        <table:table-row>
          <table:table-cell table:style-name="Taula59.A1" office:value-type="string">
            <text:p text:style-name="P82">read</text:p>
          </table:table-cell>
          <table:table-cell table:style-name="Taula59.A1" office:value-type="string">
            <text:p text:style-name="P65">read</text:p>
          </table:table-cell>
          <table:table-cell table:style-name="Taula59.A1" office:value-type="string">
            <text:p text:style-name="P65">read</text:p>
          </table:table-cell>
          <table:table-cell table:style-name="Taula59.A1" office:value-type="string">
            <text:p text:style-name="P65">llegir</text:p>
          </table:table-cell>
        </table:table-row>
        <table:table-row>
          <table:table-cell table:style-name="Taula59.A1" office:value-type="string">
            <text:p text:style-name="P77">read</text:p>
          </table:table-cell>
          <table:table-cell table:style-name="Taula59.A1" office:value-type="string">
            <text:p text:style-name="P68"><text:span text:style-name="T13">read</text:span></text:p>
          </table:table-cell>
          <table:table-cell table:style-name="Taula59.A1" office:value-type="string">
            <text:p text:style-name="P69">read</text:p>
          </table:table-cell>
          <table:table-cell table:style-name="Taula59.A1" office:value-type="string">
            <text:p text:style-name="P69">Llegir</text:p>
          </table:table-cell>
        </table:table-row>
        <table:table-row>
          <table:table-cell table:style-name="Taula59.A1" office:value-type="string">
            <text:p text:style-name="P82">ring</text:p>
          </table:table-cell>
          <table:table-cell table:style-name="Taula59.A1" office:value-type="string">
            <text:p text:style-name="P65">rang</text:p>
          </table:table-cell>
          <table:table-cell table:style-name="Taula59.A1" office:value-type="string">
            <text:p text:style-name="P65">rung</text:p>
          </table:table-cell>
          <table:table-cell table:style-name="Taula59.A1" office:value-type="string">
            <text:p text:style-name="P65">tocar</text:p>
          </table:table-cell>
        </table:table-row>
        <table:table-row>
          <table:table-cell table:style-name="Taula59.A1" office:value-type="string">
            <text:p text:style-name="P77">ring</text:p>
          </table:table-cell>
          <table:table-cell table:style-name="Taula59.A1" office:value-type="string">
            <text:p text:style-name="P69">rang</text:p>
          </table:table-cell>
          <table:table-cell table:style-name="Taula59.A1" office:value-type="string">
            <text:p text:style-name="P69">rung</text:p>
          </table:table-cell>
          <table:table-cell table:style-name="Taula59.A1" office:value-type="string">
            <text:p text:style-name="P69">tocar</text:p>
          </table:table-cell>
        </table:table-row>
        <table:table-row>
          <table:table-cell table:style-name="Taula59.A1" office:value-type="string">
            <text:p text:style-name="P82">run</text:p>
          </table:table-cell>
          <table:table-cell table:style-name="Taula59.A1" office:value-type="string">
            <text:p text:style-name="P65">ran</text:p>
          </table:table-cell>
          <table:table-cell table:style-name="Taula59.A1" office:value-type="string">
            <text:p text:style-name="P65">run</text:p>
          </table:table-cell>
          <table:table-cell table:style-name="Taula59.A1" office:value-type="string">
            <text:p text:style-name="P65">córrer</text:p>
          </table:table-cell>
        </table:table-row>
        <table:table-row>
          <table:table-cell table:style-name="Taula59.A1" office:value-type="string">
            <text:p text:style-name="P77">run</text:p>
          </table:table-cell>
          <table:table-cell table:style-name="Taula59.A1" office:value-type="string">
            <text:p text:style-name="P69">ran</text:p>
          </table:table-cell>
          <table:table-cell table:style-name="Taula59.A1" office:value-type="string">
            <text:p text:style-name="P69">run</text:p>
          </table:table-cell>
          <table:table-cell table:style-name="Taula59.A1" office:value-type="string">
            <text:p text:style-name="P69">córrer</text:p>
          </table:table-cell>
        </table:table-row>
        <table:table-row>
          <table:table-cell table:style-name="Taula59.A1" office:value-type="string">
            <text:p text:style-name="P82">say</text:p>
          </table:table-cell>
          <table:table-cell table:style-name="Taula59.A1" office:value-type="string">
            <text:p text:style-name="P65">said</text:p>
          </table:table-cell>
          <table:table-cell table:style-name="Taula59.A1" office:value-type="string">
            <text:p text:style-name="P65">said</text:p>
          </table:table-cell>
          <table:table-cell table:style-name="Taula59.A1" office:value-type="string">
            <text:p text:style-name="P65">dir</text:p>
          </table:table-cell>
        </table:table-row>
        <table:table-row>
          <table:table-cell table:style-name="Taula59.A1" office:value-type="string">
            <text:p text:style-name="P77">say</text:p>
          </table:table-cell>
          <table:table-cell table:style-name="Taula59.A1" office:value-type="string">
            <text:p text:style-name="P69">said</text:p>
          </table:table-cell>
          <table:table-cell table:style-name="Taula59.A1" office:value-type="string">
            <text:p text:style-name="P69">said</text:p>
          </table:table-cell>
          <table:table-cell table:style-name="Taula59.A1" office:value-type="string">
            <text:p text:style-name="P69">dir</text:p>
          </table:table-cell>
        </table:table-row>
        <table:table-row>
          <table:table-cell table:style-name="Taula59.A9" office:value-type="string">
            <text:p text:style-name="P82">see</text:p>
          </table:table-cell>
          <table:table-cell table:style-name="Taula59.A9" office:value-type="string">
            <text:p text:style-name="P65">saw</text:p>
          </table:table-cell>
          <table:table-cell table:style-name="Taula59.A9" office:value-type="string">
            <text:p text:style-name="P65">seen</text:p>
          </table:table-cell>
          <table:table-cell table:style-name="Taula59.A9" office:value-type="string">
            <text:p text:style-name="P65">veure</text:p>
          </table:table-cell>
        </table:table-row>
        <table:table-row>
          <table:table-cell table:style-name="Taula59.A1" office:value-type="string">
            <text:p text:style-name="P77">see</text:p>
          </table:table-cell>
          <table:table-cell table:style-name="Taula59.A1" office:value-type="string">
            <text:p text:style-name="P69">saw</text:p>
          </table:table-cell>
          <table:table-cell table:style-name="Taula59.A1" office:value-type="string">
            <text:p text:style-name="P69">seen</text:p>
          </table:table-cell>
          <table:table-cell table:style-name="Taula59.A1" office:value-type="string">
            <text:p text:style-name="P69">veure</text:p>
          </table:table-cell>
        </table:table-row>
        <table:table-row>
          <table:table-cell table:style-name="Taula59.A1" office:value-type="string">
            <text:p text:style-name="P82">sell</text:p>
          </table:table-cell>
          <table:table-cell table:style-name="Taula59.A1" office:value-type="string">
            <text:p text:style-name="P65">sold</text:p>
          </table:table-cell>
          <table:table-cell table:style-name="Taula59.A1" office:value-type="string">
            <text:p text:style-name="P65">sold</text:p>
          </table:table-cell>
          <table:table-cell table:style-name="Taula59.A1" office:value-type="string">
            <text:p text:style-name="P65">vendre</text:p>
          </table:table-cell>
        </table:table-row>
        <table:table-row>
          <table:table-cell table:style-name="Taula59.A1" office:value-type="string">
            <text:p text:style-name="P77">sell</text:p>
          </table:table-cell>
          <table:table-cell table:style-name="Taula59.A1" office:value-type="string">
            <text:p text:style-name="P69">sold</text:p>
          </table:table-cell>
          <table:table-cell table:style-name="Taula59.A1" office:value-type="string">
            <text:p text:style-name="P69">sold</text:p>
          </table:table-cell>
          <table:table-cell table:style-name="Taula59.A1" office:value-type="string">
            <text:p text:style-name="P69">Vendre</text:p>
          </table:table-cell>
        </table:table-row>
      </table:table>
      <text:h text:style-name="P60" text:outline-level="1">Angl<text:span text:style-name="T5">é</text:span>s <text:span text:style-name="T5">2</text:span> ESO</text:h>
      <text:p text:style-name="P93">Irregular verbs <text:span text:style-name="T8">#4</text:span></text:p>
      <text:p text:style-name="P92"><text:a xlink:type="simple" xlink:href="https://llagosti.wordpress.com/" text:style-name="Internet_20_link" text:visited-style-name="Visited_20_Internet_20_Link">https://llagosti.wordpress.com/</text:a></text:p>
      <text:p text:style-name="P56"/>
      <table:table table:name="Taula50" table:style-name="Taula50">
        <table:table-column table:style-name="Taula50.A"/>
        <table:table-column table:style-name="Taula50.B" table:number-columns-repeated="2"/>
        <table:table-column table:style-name="Taula50.D"/>
        <table:table-header-rows>
          <table:table-row>
            <table:table-cell table:style-name="Taula50.A1" office:value-type="string">
              <text:p text:style-name="P90">Infinitive</text:p>
            </table:table-cell>
            <table:table-cell table:style-name="Taula50.C1" office:value-type="string">
              <text:p text:style-name="P90">Past simple</text:p>
            </table:table-cell>
            <table:table-cell table:style-name="Taula50.C1" office:value-type="string">
              <text:p text:style-name="P90">Part participle</text:p>
            </table:table-cell>
            <table:table-cell table:style-name="Taula50.D1" office:value-type="string">
              <text:p text:style-name="P90">Translation</text:p>
            </table:table-cell>
          </table:table-row>
        </table:table-header-rows>
      </table:table>
      <text:p text:style-name="P54"/>
      <table:table table:name="Taula49" table:style-name="Taula49">
        <table:table-column table:style-name="Taula49.A"/>
        <table:table-column table:style-name="Taula49.B" table:number-columns-repeated="2"/>
        <table:table-column table:style-name="Taula49.D"/>
        <table:table-row>
          <table:table-cell table:style-name="Taula49.A1" office:value-type="string">
            <text:p text:style-name="P82">send</text:p>
          </table:table-cell>
          <table:table-cell table:style-name="Taula49.A1" office:value-type="string">
            <text:p text:style-name="P65">sent</text:p>
          </table:table-cell>
          <table:table-cell table:style-name="Taula49.A1" office:value-type="string">
            <text:p text:style-name="P65">sent</text:p>
          </table:table-cell>
          <table:table-cell table:style-name="Taula49.A1" office:value-type="string">
            <text:p text:style-name="P65">enviar</text:p>
          </table:table-cell>
        </table:table-row>
        <table:table-row>
          <table:table-cell table:style-name="Taula49.A1" office:value-type="string">
            <text:p text:style-name="P77">send</text:p>
          </table:table-cell>
          <table:table-cell table:style-name="Taula49.A1" office:value-type="string">
            <text:p text:style-name="P69">sent</text:p>
          </table:table-cell>
          <table:table-cell table:style-name="Taula49.A1" office:value-type="string">
            <text:p text:style-name="P69">sent</text:p>
          </table:table-cell>
          <table:table-cell table:style-name="Taula49.A1" office:value-type="string">
            <text:p text:style-name="P69">enviar</text:p>
          </table:table-cell>
        </table:table-row>
      </table:table>
      <table:table table:name="Taula48" table:style-name="Taula48">
        <table:table-column table:style-name="Taula48.A"/>
        <table:table-column table:style-name="Taula48.B" table:number-columns-repeated="2"/>
        <table:table-column table:style-name="Taula48.D"/>
        <table:table-row>
          <table:table-cell table:style-name="Taula48.A1" office:value-type="string">
            <text:p text:style-name="P82">shine</text:p>
          </table:table-cell>
          <table:table-cell table:style-name="Taula48.A1" office:value-type="string">
            <text:p text:style-name="P65">shone</text:p>
          </table:table-cell>
          <table:table-cell table:style-name="Taula48.A1" office:value-type="string">
            <text:p text:style-name="P65">shone</text:p>
          </table:table-cell>
          <table:table-cell table:style-name="Taula48.A1" office:value-type="string">
            <text:p text:style-name="P65">brillar</text:p>
          </table:table-cell>
        </table:table-row>
        <table:table-row>
          <table:table-cell table:style-name="Taula48.A1" office:value-type="string">
            <text:p text:style-name="P77">shine</text:p>
          </table:table-cell>
          <table:table-cell table:style-name="Taula48.A1" office:value-type="string">
            <text:p text:style-name="P69">shone</text:p>
          </table:table-cell>
          <table:table-cell table:style-name="Taula48.A1" office:value-type="string">
            <text:p text:style-name="P69">shone</text:p>
          </table:table-cell>
          <table:table-cell table:style-name="Taula48.A1" office:value-type="string">
            <text:p text:style-name="P69">brillar</text:p>
          </table:table-cell>
        </table:table-row>
        <table:table-row>
          <table:table-cell table:style-name="Taula48.A1" office:value-type="string">
            <text:p text:style-name="P82">shoot</text:p>
          </table:table-cell>
          <table:table-cell table:style-name="Taula48.A1" office:value-type="string">
            <text:p text:style-name="P65">shot</text:p>
          </table:table-cell>
          <table:table-cell table:style-name="Taula48.A1" office:value-type="string">
            <text:p text:style-name="P65">shot</text:p>
          </table:table-cell>
          <table:table-cell table:style-name="Taula48.A1" office:value-type="string">
            <text:p text:style-name="P65">disparar</text:p>
          </table:table-cell>
        </table:table-row>
        <table:table-row>
          <table:table-cell table:style-name="Taula48.A1" office:value-type="string">
            <text:p text:style-name="P77">shoot</text:p>
          </table:table-cell>
          <table:table-cell table:style-name="Taula48.A1" office:value-type="string">
            <text:p text:style-name="P69">shot</text:p>
          </table:table-cell>
          <table:table-cell table:style-name="Taula48.A1" office:value-type="string">
            <text:p text:style-name="P69">shot</text:p>
          </table:table-cell>
          <table:table-cell table:style-name="Taula48.A1" office:value-type="string">
            <text:p text:style-name="P69">disparar</text:p>
          </table:table-cell>
        </table:table-row>
        <table:table-row>
          <table:table-cell table:style-name="Taula48.A1" office:value-type="string">
            <text:p text:style-name="P82">show</text:p>
          </table:table-cell>
          <table:table-cell table:style-name="Taula48.A1" office:value-type="string">
            <text:p text:style-name="P65">showed</text:p>
          </table:table-cell>
          <table:table-cell table:style-name="Taula48.A1" office:value-type="string">
            <text:p text:style-name="P65">shown</text:p>
          </table:table-cell>
          <table:table-cell table:style-name="Taula48.A1" office:value-type="string">
            <text:p text:style-name="P65">mostrar</text:p>
          </table:table-cell>
        </table:table-row>
        <table:table-row>
          <table:table-cell table:style-name="Taula48.A1" office:value-type="string">
            <text:p text:style-name="P78">show</text:p>
          </table:table-cell>
          <table:table-cell table:style-name="Taula48.A1" office:value-type="string">
            <text:p text:style-name="P70">showed</text:p>
          </table:table-cell>
          <table:table-cell table:style-name="Taula48.A1" office:value-type="string">
            <text:p text:style-name="P70">shown</text:p>
          </table:table-cell>
          <table:table-cell table:style-name="Taula48.A1" office:value-type="string">
            <text:p text:style-name="P70">mostrar</text:p>
          </table:table-cell>
        </table:table-row>
        <table:table-row>
          <table:table-cell table:style-name="Taula48.A1" office:value-type="string">
            <text:p text:style-name="P82">shut</text:p>
          </table:table-cell>
          <table:table-cell table:style-name="Taula48.A1" office:value-type="string">
            <text:p text:style-name="P65">shut</text:p>
          </table:table-cell>
          <table:table-cell table:style-name="Taula48.A1" office:value-type="string">
            <text:p text:style-name="P65">shut</text:p>
          </table:table-cell>
          <table:table-cell table:style-name="Taula48.A1" office:value-type="string">
            <text:p text:style-name="P65">tancar</text:p>
          </table:table-cell>
        </table:table-row>
        <table:table-row>
          <table:table-cell table:style-name="Taula48.A1" office:value-type="string">
            <text:p text:style-name="P78">shut</text:p>
          </table:table-cell>
          <table:table-cell table:style-name="Taula48.A1" office:value-type="string">
            <text:p text:style-name="P70">shut</text:p>
          </table:table-cell>
          <table:table-cell table:style-name="Taula48.A1" office:value-type="string">
            <text:p text:style-name="P70">shut</text:p>
          </table:table-cell>
          <table:table-cell table:style-name="Taula48.A1" office:value-type="string">
            <text:p text:style-name="P70">tancar</text:p>
          </table:table-cell>
        </table:table-row>
        <table:table-row>
          <table:table-cell table:style-name="Taula48.A1" office:value-type="string">
            <text:p text:style-name="P82">sing</text:p>
          </table:table-cell>
          <table:table-cell table:style-name="Taula48.A1" office:value-type="string">
            <text:p text:style-name="P65">sang</text:p>
          </table:table-cell>
          <table:table-cell table:style-name="Taula48.A1" office:value-type="string">
            <text:p text:style-name="P65">sung</text:p>
          </table:table-cell>
          <table:table-cell table:style-name="Taula48.A1" office:value-type="string">
            <text:p text:style-name="P65">cantar</text:p>
          </table:table-cell>
        </table:table-row>
        <table:table-row>
          <table:table-cell table:style-name="Taula48.A1" office:value-type="string">
            <text:p text:style-name="P78">sing</text:p>
          </table:table-cell>
          <table:table-cell table:style-name="Taula48.A1" office:value-type="string">
            <text:p text:style-name="P70">sang</text:p>
          </table:table-cell>
          <table:table-cell table:style-name="Taula48.A1" office:value-type="string">
            <text:p text:style-name="P70">sung</text:p>
          </table:table-cell>
          <table:table-cell table:style-name="Taula48.A1" office:value-type="string">
            <text:p text:style-name="P70">cantar</text:p>
          </table:table-cell>
        </table:table-row>
      </table:table>
      <table:table table:name="Taula61" table:style-name="Taula61">
        <table:table-column table:style-name="Taula61.A"/>
        <table:table-column table:style-name="Taula61.B" table:number-columns-repeated="2"/>
        <table:table-column table:style-name="Taula61.D"/>
        <table:table-row>
          <table:table-cell table:style-name="Taula61.A1" office:value-type="string">
            <text:p text:style-name="P82">sit</text:p>
          </table:table-cell>
          <table:table-cell table:style-name="Taula61.A1" office:value-type="string">
            <text:p text:style-name="P65">sat</text:p>
          </table:table-cell>
          <table:table-cell table:style-name="Taula61.A1" office:value-type="string">
            <text:p text:style-name="P65">sat</text:p>
          </table:table-cell>
          <table:table-cell table:style-name="Taula61.A1" office:value-type="string">
            <text:p text:style-name="P65">seure</text:p>
          </table:table-cell>
        </table:table-row>
        <table:table-row>
          <table:table-cell table:style-name="Taula61.A1" office:value-type="string">
            <text:p text:style-name="P77">sit</text:p>
          </table:table-cell>
          <table:table-cell table:style-name="Taula61.A1" office:value-type="string">
            <text:p text:style-name="P69">sat</text:p>
          </table:table-cell>
          <table:table-cell table:style-name="Taula61.A1" office:value-type="string">
            <text:p text:style-name="P69">sat</text:p>
          </table:table-cell>
          <table:table-cell table:style-name="Taula61.A1" office:value-type="string">
            <text:p text:style-name="P69">seure</text:p>
          </table:table-cell>
        </table:table-row>
        <table:table-row>
          <table:table-cell table:style-name="Taula61.A1" office:value-type="string">
            <text:p text:style-name="P82">sleep</text:p>
          </table:table-cell>
          <table:table-cell table:style-name="Taula61.A1" office:value-type="string">
            <text:p text:style-name="P65">slept</text:p>
          </table:table-cell>
          <table:table-cell table:style-name="Taula61.A1" office:value-type="string">
            <text:p text:style-name="P65">slept</text:p>
          </table:table-cell>
          <table:table-cell table:style-name="Taula61.A1" office:value-type="string">
            <text:p text:style-name="P65">dormir</text:p>
          </table:table-cell>
        </table:table-row>
        <table:table-row>
          <table:table-cell table:style-name="Taula61.A1" office:value-type="string">
            <text:p text:style-name="P77">sleep</text:p>
          </table:table-cell>
          <table:table-cell table:style-name="Taula61.A1" office:value-type="string">
            <text:p text:style-name="P69">slept</text:p>
          </table:table-cell>
          <table:table-cell table:style-name="Taula61.A1" office:value-type="string">
            <text:p text:style-name="P69">slept</text:p>
          </table:table-cell>
          <table:table-cell table:style-name="Taula61.A1" office:value-type="string">
            <text:p text:style-name="P69">dormir</text:p>
          </table:table-cell>
        </table:table-row>
        <table:table-row>
          <table:table-cell table:style-name="Taula61.A1" office:value-type="string">
            <text:p text:style-name="P82">speak</text:p>
          </table:table-cell>
          <table:table-cell table:style-name="Taula61.A1" office:value-type="string">
            <text:p text:style-name="P65">spoke</text:p>
          </table:table-cell>
          <table:table-cell table:style-name="Taula61.A1" office:value-type="string">
            <text:p text:style-name="P65">spoken</text:p>
          </table:table-cell>
          <table:table-cell table:style-name="Taula61.A1" office:value-type="string">
            <text:p text:style-name="P65">parlar</text:p>
          </table:table-cell>
        </table:table-row>
        <table:table-row>
          <table:table-cell table:style-name="Taula61.A1" office:value-type="string">
            <text:p text:style-name="P77">speak</text:p>
          </table:table-cell>
          <table:table-cell table:style-name="Taula61.A1" office:value-type="string">
            <text:p text:style-name="P69">spoke</text:p>
          </table:table-cell>
          <table:table-cell table:style-name="Taula61.A1" office:value-type="string">
            <text:p text:style-name="P69">spoken</text:p>
          </table:table-cell>
          <table:table-cell table:style-name="Taula61.A1" office:value-type="string">
            <text:p text:style-name="P69">parlar</text:p>
          </table:table-cell>
        </table:table-row>
        <table:table-row>
          <table:table-cell table:style-name="Taula61.A1" office:value-type="string">
            <text:p text:style-name="P82">spell</text:p>
          </table:table-cell>
          <table:table-cell table:style-name="Taula61.A1" office:value-type="string">
            <text:p text:style-name="P65">spelt</text:p>
          </table:table-cell>
          <table:table-cell table:style-name="Taula61.A1" office:value-type="string">
            <text:p text:style-name="P65">spelt</text:p>
          </table:table-cell>
          <table:table-cell table:style-name="Taula61.A1" office:value-type="string">
            <text:p text:style-name="P65">lletrejar</text:p>
          </table:table-cell>
        </table:table-row>
        <table:table-row>
          <table:table-cell table:style-name="Taula61.A1" office:value-type="string">
            <text:p text:style-name="P77">spell</text:p>
          </table:table-cell>
          <table:table-cell table:style-name="Taula61.A1" office:value-type="string">
            <text:p text:style-name="P69">spelt</text:p>
          </table:table-cell>
          <table:table-cell table:style-name="Taula61.A1" office:value-type="string">
            <text:p text:style-name="P69">spelt</text:p>
          </table:table-cell>
          <table:table-cell table:style-name="Taula61.A1" office:value-type="string">
            <text:p text:style-name="P69">lletrejar</text:p>
          </table:table-cell>
        </table:table-row>
        <table:table-row>
          <table:table-cell table:style-name="Taula61.A1" office:value-type="string">
            <text:p text:style-name="P82">spend</text:p>
          </table:table-cell>
          <table:table-cell table:style-name="Taula61.A1" office:value-type="string">
            <text:p text:style-name="P65">spent</text:p>
          </table:table-cell>
          <table:table-cell table:style-name="Taula61.A1" office:value-type="string">
            <text:p text:style-name="P65">spent</text:p>
          </table:table-cell>
          <table:table-cell table:style-name="Taula61.A1" office:value-type="string">
            <text:p text:style-name="P65">gastar</text:p>
          </table:table-cell>
        </table:table-row>
        <table:table-row>
          <table:table-cell table:style-name="Taula61.A1" office:value-type="string">
            <text:p text:style-name="P77">spend</text:p>
          </table:table-cell>
          <table:table-cell table:style-name="Taula61.A1" office:value-type="string">
            <text:p text:style-name="P69">spent</text:p>
          </table:table-cell>
          <table:table-cell table:style-name="Taula61.A1" office:value-type="string">
            <text:p text:style-name="P69">spent</text:p>
          </table:table-cell>
          <table:table-cell table:style-name="Taula61.A1" office:value-type="string">
            <text:p text:style-name="P69">gastar</text:p>
          </table:table-cell>
        </table:table-row>
        <table:table-row>
          <table:table-cell table:style-name="Taula61.A1" office:value-type="string">
            <text:p text:style-name="P82">stand</text:p>
          </table:table-cell>
          <table:table-cell table:style-name="Taula61.A1" office:value-type="string">
            <text:p text:style-name="P65">stood</text:p>
          </table:table-cell>
          <table:table-cell table:style-name="Taula61.A1" office:value-type="string">
            <text:p text:style-name="P65">stood</text:p>
          </table:table-cell>
          <table:table-cell table:style-name="Taula61.A1" office:value-type="string">
            <text:p text:style-name="P65">estar de peu</text:p>
          </table:table-cell>
        </table:table-row>
        <table:table-row>
          <table:table-cell table:style-name="Taula61.A1" office:value-type="string">
            <text:p text:style-name="P77">stand</text:p>
          </table:table-cell>
          <table:table-cell table:style-name="Taula61.A1" office:value-type="string">
            <text:p text:style-name="P69">stood</text:p>
          </table:table-cell>
          <table:table-cell table:style-name="Taula61.A1" office:value-type="string">
            <text:p text:style-name="P69">stood</text:p>
          </table:table-cell>
          <table:table-cell table:style-name="Taula61.A1" office:value-type="string">
            <text:p text:style-name="P69">estar de peu</text:p>
          </table:table-cell>
        </table:table-row>
        <table:table-row>
          <table:table-cell table:style-name="Taula61.A1" office:value-type="string">
            <text:p text:style-name="P82">steal</text:p>
          </table:table-cell>
          <table:table-cell table:style-name="Taula61.A1" office:value-type="string">
            <text:p text:style-name="P65">stole</text:p>
          </table:table-cell>
          <table:table-cell table:style-name="Taula61.A1" office:value-type="string">
            <text:p text:style-name="P65">stolen</text:p>
          </table:table-cell>
          <table:table-cell table:style-name="Taula61.A1" office:value-type="string">
            <text:p text:style-name="P65">robar</text:p>
          </table:table-cell>
        </table:table-row>
        <table:table-row>
          <table:table-cell table:style-name="Taula61.A1" office:value-type="string">
            <text:p text:style-name="P77">steal</text:p>
          </table:table-cell>
          <table:table-cell table:style-name="Taula61.A1" office:value-type="string">
            <text:p text:style-name="P69">stole</text:p>
          </table:table-cell>
          <table:table-cell table:style-name="Taula61.A1" office:value-type="string">
            <text:p text:style-name="P69">stolen</text:p>
          </table:table-cell>
          <table:table-cell table:style-name="Taula61.A1" office:value-type="string">
            <text:p text:style-name="P69">robar</text:p>
          </table:table-cell>
        </table:table-row>
        <table:table-row>
          <table:table-cell table:style-name="Taula61.A1" office:value-type="string">
            <text:p text:style-name="P82">swin</text:p>
          </table:table-cell>
          <table:table-cell table:style-name="Taula61.A1" office:value-type="string">
            <text:p text:style-name="P65">swan</text:p>
          </table:table-cell>
          <table:table-cell table:style-name="Taula61.A1" office:value-type="string">
            <text:p text:style-name="P65">swun</text:p>
          </table:table-cell>
          <table:table-cell table:style-name="Taula61.A1" office:value-type="string">
            <text:p text:style-name="P65">nadar</text:p>
          </table:table-cell>
        </table:table-row>
        <table:table-row>
          <table:table-cell table:style-name="Taula61.A1" office:value-type="string">
            <text:p text:style-name="P77">swin</text:p>
          </table:table-cell>
          <table:table-cell table:style-name="Taula61.A1" office:value-type="string">
            <text:p text:style-name="P69">swan</text:p>
          </table:table-cell>
          <table:table-cell table:style-name="Taula61.A1" office:value-type="string">
            <text:p text:style-name="P69">swun</text:p>
          </table:table-cell>
          <table:table-cell table:style-name="Taula61.A1" office:value-type="string">
            <text:p text:style-name="P69">nadar</text:p>
          </table:table-cell>
        </table:table-row>
        <table:table-row>
          <table:table-cell table:style-name="Taula61.A1" office:value-type="string">
            <text:p text:style-name="P82">take</text:p>
          </table:table-cell>
          <table:table-cell table:style-name="Taula61.A1" office:value-type="string">
            <text:p text:style-name="P65">toke</text:p>
          </table:table-cell>
          <table:table-cell table:style-name="Taula61.A1" office:value-type="string">
            <text:p text:style-name="P65">taken</text:p>
          </table:table-cell>
          <table:table-cell table:style-name="Taula61.A1" office:value-type="string">
            <text:p text:style-name="P65">prendre</text:p>
          </table:table-cell>
        </table:table-row>
        <table:table-row>
          <table:table-cell table:style-name="Taula61.A1" office:value-type="string">
            <text:p text:style-name="P77">take</text:p>
          </table:table-cell>
          <table:table-cell table:style-name="Taula61.A1" office:value-type="string">
            <text:p text:style-name="P69">toke</text:p>
          </table:table-cell>
          <table:table-cell table:style-name="Taula61.A1" office:value-type="string">
            <text:p text:style-name="P69">taken</text:p>
          </table:table-cell>
          <table:table-cell table:style-name="Taula61.A1" office:value-type="string">
            <text:p text:style-name="P69">prendre</text:p>
          </table:table-cell>
        </table:table-row>
        <table:table-row>
          <table:table-cell table:style-name="Taula61.A1" office:value-type="string">
            <text:p text:style-name="P82">teach</text:p>
          </table:table-cell>
          <table:table-cell table:style-name="Taula61.A1" office:value-type="string">
            <text:p text:style-name="P65">taught</text:p>
          </table:table-cell>
          <table:table-cell table:style-name="Taula61.A1" office:value-type="string">
            <text:p text:style-name="P65">taught</text:p>
          </table:table-cell>
          <table:table-cell table:style-name="Taula61.A1" office:value-type="string">
            <text:p text:style-name="P65">ensenyar</text:p>
          </table:table-cell>
        </table:table-row>
        <table:table-row>
          <table:table-cell table:style-name="Taula61.A1" office:value-type="string">
            <text:p text:style-name="P77">teach</text:p>
          </table:table-cell>
          <table:table-cell table:style-name="Taula61.A1" office:value-type="string">
            <text:p text:style-name="P69">taught</text:p>
          </table:table-cell>
          <table:table-cell table:style-name="Taula61.A1" office:value-type="string">
            <text:p text:style-name="P69">taught</text:p>
          </table:table-cell>
          <table:table-cell table:style-name="Taula61.A1" office:value-type="string">
            <text:p text:style-name="P69">ensenyar</text:p>
          </table:table-cell>
        </table:table-row>
        <table:table-row>
          <table:table-cell table:style-name="Taula61.A1" office:value-type="string">
            <text:p text:style-name="P82">tell</text:p>
          </table:table-cell>
          <table:table-cell table:style-name="Taula61.A1" office:value-type="string">
            <text:p text:style-name="P65">told</text:p>
          </table:table-cell>
          <table:table-cell table:style-name="Taula61.A1" office:value-type="string">
            <text:p text:style-name="P65">told</text:p>
          </table:table-cell>
          <table:table-cell table:style-name="Taula61.A1" office:value-type="string">
            <text:p text:style-name="P65">dir</text:p>
          </table:table-cell>
        </table:table-row>
        <table:table-row>
          <table:table-cell table:style-name="Taula61.A1" office:value-type="string">
            <text:p text:style-name="P78">tell</text:p>
          </table:table-cell>
          <table:table-cell table:style-name="Taula61.A1" office:value-type="string">
            <text:p text:style-name="P70">told</text:p>
          </table:table-cell>
          <table:table-cell table:style-name="Taula61.A1" office:value-type="string">
            <text:p text:style-name="P70">told</text:p>
          </table:table-cell>
          <table:table-cell table:style-name="Taula61.A1" office:value-type="string">
            <text:p text:style-name="P70">dir</text:p>
          </table:table-cell>
        </table:table-row>
      </table:table>
      <table:table table:name="Taula60" table:style-name="Taula60">
        <table:table-column table:style-name="Taula60.A"/>
        <table:table-column table:style-name="Taula60.B" table:number-columns-repeated="2"/>
        <table:table-column table:style-name="Taula60.D"/>
        <table:table-row>
          <table:table-cell table:style-name="Taula60.A1" office:value-type="string">
            <text:p text:style-name="P82">think</text:p>
          </table:table-cell>
          <table:table-cell table:style-name="Taula60.A1" office:value-type="string">
            <text:p text:style-name="P65">thought</text:p>
          </table:table-cell>
          <table:table-cell table:style-name="Taula60.A1" office:value-type="string">
            <text:p text:style-name="P65">thought</text:p>
          </table:table-cell>
          <table:table-cell table:style-name="Taula60.A1" office:value-type="string">
            <text:p text:style-name="P65">pensar</text:p>
          </table:table-cell>
        </table:table-row>
        <table:table-row>
          <table:table-cell table:style-name="Taula60.A1" office:value-type="string">
            <text:p text:style-name="P78">think</text:p>
          </table:table-cell>
          <table:table-cell table:style-name="Taula60.A1" office:value-type="string">
            <text:p text:style-name="P70">thought</text:p>
          </table:table-cell>
          <table:table-cell table:style-name="Taula60.A1" office:value-type="string">
            <text:p text:style-name="P70">thought</text:p>
          </table:table-cell>
          <table:table-cell table:style-name="Taula60.A1" office:value-type="string">
            <text:p text:style-name="P70">pensar</text:p>
          </table:table-cell>
        </table:table-row>
      </table:table>
      <text:h text:style-name="P60" text:outline-level="1">Angl<text:span text:style-name="T5">é</text:span>s <text:span text:style-name="T5">2</text:span> ESO</text:h>
      <text:p text:style-name="P93">Irregular verbs <text:span text:style-name="T8">#5</text:span></text:p>
      <text:p text:style-name="P92"><text:a xlink:type="simple" xlink:href="https://llagosti.wordpress.com/" text:style-name="Internet_20_link" text:visited-style-name="Visited_20_Internet_20_Link">https://llagosti.wordpress.com/</text:a></text:p>
      <text:p text:style-name="P56"/>
      <table:table table:name="Taula63" table:style-name="Taula63">
        <table:table-column table:style-name="Taula63.A"/>
        <table:table-column table:style-name="Taula63.B" table:number-columns-repeated="2"/>
        <table:table-column table:style-name="Taula63.D"/>
        <table:table-header-rows>
          <table:table-row>
            <table:table-cell table:style-name="Taula63.A1" office:value-type="string">
              <text:p text:style-name="P90">Infinitive</text:p>
            </table:table-cell>
            <table:table-cell table:style-name="Taula63.C1" office:value-type="string">
              <text:p text:style-name="P90">Past simple</text:p>
            </table:table-cell>
            <table:table-cell table:style-name="Taula63.C1" office:value-type="string">
              <text:p text:style-name="P90">Part participle</text:p>
            </table:table-cell>
            <table:table-cell table:style-name="Taula63.D1" office:value-type="string">
              <text:p text:style-name="P90">Translation</text:p>
            </table:table-cell>
          </table:table-row>
        </table:table-header-rows>
      </table:table>
      <text:p text:style-name="P53"/>
      <table:table table:name="Taula62" table:style-name="Taula62">
        <table:table-column table:style-name="Taula62.A"/>
        <table:table-column table:style-name="Taula62.B" table:number-columns-repeated="2"/>
        <table:table-column table:style-name="Taula62.D"/>
        <table:table-row>
          <table:table-cell table:style-name="Taula62.A1" office:value-type="string">
            <text:p text:style-name="P82">throw</text:p>
          </table:table-cell>
          <table:table-cell table:style-name="Taula62.A1" office:value-type="string">
            <text:p text:style-name="P65">threw</text:p>
          </table:table-cell>
          <table:table-cell table:style-name="Taula62.A1" office:value-type="string">
            <text:p text:style-name="P65">thouhgt</text:p>
          </table:table-cell>
          <table:table-cell table:style-name="Taula62.A1" office:value-type="string">
            <text:p text:style-name="P65">tirar</text:p>
          </table:table-cell>
        </table:table-row>
        <table:table-row>
          <table:table-cell table:style-name="Taula62.A1" office:value-type="string">
            <text:p text:style-name="P77">throw</text:p>
          </table:table-cell>
          <table:table-cell table:style-name="Taula62.A1" office:value-type="string">
            <text:p text:style-name="P69">threw</text:p>
          </table:table-cell>
          <table:table-cell table:style-name="Taula62.A1" office:value-type="string">
            <text:p text:style-name="P69">thouhgt</text:p>
          </table:table-cell>
          <table:table-cell table:style-name="Taula62.A1" office:value-type="string">
            <text:p text:style-name="P69">tirar</text:p>
          </table:table-cell>
        </table:table-row>
        <table:table-row>
          <table:table-cell table:style-name="Taula62.A1" office:value-type="string">
            <text:p text:style-name="P82">understand</text:p>
          </table:table-cell>
          <table:table-cell table:style-name="Taula62.A1" office:value-type="string">
            <text:p text:style-name="P65">understood</text:p>
          </table:table-cell>
          <table:table-cell table:style-name="Taula62.A1" office:value-type="string">
            <text:p text:style-name="P65">understood</text:p>
          </table:table-cell>
          <table:table-cell table:style-name="Taula62.A1" office:value-type="string">
            <text:p text:style-name="P65">entendre</text:p>
          </table:table-cell>
        </table:table-row>
        <table:table-row>
          <table:table-cell table:style-name="Taula62.A1" office:value-type="string">
            <text:p text:style-name="P77">understand</text:p>
          </table:table-cell>
          <table:table-cell table:style-name="Taula62.A1" office:value-type="string">
            <text:p text:style-name="P69">understood</text:p>
          </table:table-cell>
          <table:table-cell table:style-name="Taula62.A1" office:value-type="string">
            <text:p text:style-name="P69">understood</text:p>
          </table:table-cell>
          <table:table-cell table:style-name="Taula62.A1" office:value-type="string">
            <text:p text:style-name="P69">entendre</text:p>
          </table:table-cell>
        </table:table-row>
        <table:table-row>
          <table:table-cell table:style-name="Taula62.A1" office:value-type="string">
            <text:p text:style-name="P82">wake</text:p>
          </table:table-cell>
          <table:table-cell table:style-name="Taula62.A1" office:value-type="string">
            <text:p text:style-name="P65">woke</text:p>
          </table:table-cell>
          <table:table-cell table:style-name="Taula62.A1" office:value-type="string">
            <text:p text:style-name="P65">woken</text:p>
          </table:table-cell>
          <table:table-cell table:style-name="Taula62.A1" office:value-type="string">
            <text:p text:style-name="P65">despertar-se</text:p>
          </table:table-cell>
        </table:table-row>
        <table:table-row>
          <table:table-cell table:style-name="Taula62.A1" office:value-type="string">
            <text:p text:style-name="P77">wake</text:p>
          </table:table-cell>
          <table:table-cell table:style-name="Taula62.A1" office:value-type="string">
            <text:p text:style-name="P69">woke</text:p>
          </table:table-cell>
          <table:table-cell table:style-name="Taula62.A1" office:value-type="string">
            <text:p text:style-name="P69">woken</text:p>
          </table:table-cell>
          <table:table-cell table:style-name="Taula62.A1" office:value-type="string">
            <text:p text:style-name="P69">despertar-se</text:p>
          </table:table-cell>
        </table:table-row>
        <table:table-row>
          <table:table-cell table:style-name="Taula62.A1" office:value-type="string">
            <text:p text:style-name="P82">wear</text:p>
          </table:table-cell>
          <table:table-cell table:style-name="Taula62.A1" office:value-type="string">
            <text:p text:style-name="P65">wore</text:p>
          </table:table-cell>
          <table:table-cell table:style-name="Taula62.A1" office:value-type="string">
            <text:p text:style-name="P65">worn</text:p>
          </table:table-cell>
          <table:table-cell table:style-name="Taula62.A1" office:value-type="string">
            <text:p text:style-name="P65">vestir</text:p>
          </table:table-cell>
        </table:table-row>
        <table:table-row>
          <table:table-cell table:style-name="Taula62.A1" office:value-type="string">
            <text:p text:style-name="P77">wear</text:p>
          </table:table-cell>
          <table:table-cell table:style-name="Taula62.A1" office:value-type="string">
            <text:p text:style-name="P69">wore</text:p>
          </table:table-cell>
          <table:table-cell table:style-name="Taula62.A1" office:value-type="string">
            <text:p text:style-name="P69">worn</text:p>
          </table:table-cell>
          <table:table-cell table:style-name="Taula62.A1" office:value-type="string">
            <text:p text:style-name="P69">vestir</text:p>
          </table:table-cell>
        </table:table-row>
        <table:table-row>
          <table:table-cell table:style-name="Taula62.A1" office:value-type="string">
            <text:p text:style-name="P65">win</text:p>
          </table:table-cell>
          <table:table-cell table:style-name="Taula62.A1" office:value-type="string">
            <text:p text:style-name="P65">won</text:p>
          </table:table-cell>
          <table:table-cell table:style-name="Taula62.A1" office:value-type="string">
            <text:p text:style-name="P65">won</text:p>
          </table:table-cell>
          <table:table-cell table:style-name="Taula62.A1" office:value-type="string">
            <text:p text:style-name="P65">guanyar</text:p>
          </table:table-cell>
        </table:table-row>
        <table:table-row>
          <table:table-cell table:style-name="Taula62.A1" office:value-type="string">
            <text:p text:style-name="P70">win</text:p>
          </table:table-cell>
          <table:table-cell table:style-name="Taula62.A1" office:value-type="string">
            <text:p text:style-name="P70">won</text:p>
          </table:table-cell>
          <table:table-cell table:style-name="Taula62.A1" office:value-type="string">
            <text:p text:style-name="P70">won</text:p>
          </table:table-cell>
          <table:table-cell table:style-name="Taula62.A1" office:value-type="string">
            <text:p text:style-name="P70">guanyar</text:p>
          </table:table-cell>
        </table:table-row>
        <table:table-row>
          <table:table-cell table:style-name="Taula62.A1" office:value-type="string">
            <text:p text:style-name="P65">write</text:p>
          </table:table-cell>
          <table:table-cell table:style-name="Taula62.A1" office:value-type="string">
            <text:p text:style-name="P65">wrote</text:p>
          </table:table-cell>
          <table:table-cell table:style-name="Taula62.A1" office:value-type="string">
            <text:p text:style-name="P65">written</text:p>
          </table:table-cell>
          <table:table-cell table:style-name="Taula62.A1" office:value-type="string">
            <text:p text:style-name="P65">escriure</text:p>
          </table:table-cell>
        </table:table-row>
        <table:table-row>
          <table:table-cell table:style-name="Taula62.A1" office:value-type="string">
            <text:p text:style-name="P69">write</text:p>
          </table:table-cell>
          <table:table-cell table:style-name="Taula62.A1" office:value-type="string">
            <text:p text:style-name="P69">wrote</text:p>
          </table:table-cell>
          <table:table-cell table:style-name="Taula62.A1" office:value-type="string">
            <text:p text:style-name="P69">written</text:p>
          </table:table-cell>
          <table:table-cell table:style-name="Taula62.A1" office:value-type="string">
            <text:p text:style-name="P69">escriure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itol_5f_1" style:display-name="Titol_1" style:family="paragraph" style:parent-style-name="Title" style:default-outline-level="1" style:list-style-name="">
      <style:paragraph-properties>
        <style:tab-stops>
          <style:tab-stop style:position="18.064cm"/>
        </style:tab-stops>
      </style:paragraph-properties>
      <style:text-properties style:font-name="Sketchetik" fo:font-family="Sketchetik" style:font-pitch="variable" fo:font-size="36pt" fo:font-weight="normal" style:font-size-asian="36pt" style:font-weight-asian="normal" style:font-size-complex="36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an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les 2 ESO</dc:title>
    <dc:date>2017-01-19T19:42:44.724742753</dc:date>
    <meta:editing-duration>PT1H27M29S</meta:editing-duration>
    <meta:editing-cycles>23</meta:editing-cycles>
    <meta:generator>LibreOffice/5.1.4.2$Linux_X86_64 LibreOffice_project/10m0$Build-2</meta:generator>
    <meta:print-date>2016-12-26T12:17:05.662957532</meta:print-date>
    <dc:description>https://llagosti.wordpress.com/</dc:description>
    <dc:subject>Anglés 2n ESO</dc:subject>
    <meta:document-statistic meta:table-count="64" meta:image-count="0" meta:object-count="0" meta:page-count="5" meta:paragraph-count="660" meta:word-count="720" meta:character-count="3866" meta:non-whitespace-character-count="3806"/>
  </office:meta>
</office:document-meta>
</file>